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94d601" officeooo:paragraph-rsid="0094d601"/>
    </style:style>
    <style:style style:name="P2" style:family="paragraph" style:parent-style-name="Text_20_body">
      <style:text-properties officeooo:rsid="0096c09e" officeooo:paragraph-rsid="0096c09e"/>
    </style:style>
    <style:style style:name="P3" style:family="paragraph" style:parent-style-name="Text_20_body">
      <style:text-properties officeooo:rsid="0098301b" officeooo:paragraph-rsid="0098301b"/>
    </style:style>
    <style:style style:name="P4" style:family="paragraph" style:parent-style-name="Text_20_body">
      <style:text-properties officeooo:paragraph-rsid="009bc38e"/>
    </style:style>
    <style:style style:name="P5" style:family="paragraph" style:parent-style-name="Text_20_body">
      <style:text-properties officeooo:paragraph-rsid="009f5dd7"/>
    </style:style>
    <style:style style:name="P6" style:family="paragraph" style:parent-style-name="Text_20_body">
      <style:text-properties officeooo:paragraph-rsid="00a0c220"/>
    </style:style>
    <style:style style:name="P7" style:family="paragraph" style:parent-style-name="Text_20_body">
      <style:text-properties officeooo:paragraph-rsid="00a9442f"/>
    </style:style>
    <style:style style:name="P8" style:family="paragraph" style:parent-style-name="Text_20_body">
      <style:text-properties officeooo:paragraph-rsid="00aa8ada"/>
    </style:style>
    <style:style style:name="P9" style:family="paragraph" style:parent-style-name="Text_20_body">
      <style:text-properties officeooo:paragraph-rsid="00ad7223"/>
    </style:style>
    <style:style style:name="P10" style:family="paragraph" style:parent-style-name="Text_20_body">
      <style:text-properties officeooo:rsid="009cbdd0" officeooo:paragraph-rsid="009cbdd0"/>
    </style:style>
    <style:style style:name="P11" style:family="paragraph" style:parent-style-name="Text_20_body">
      <style:text-properties officeooo:rsid="009e2eb3" officeooo:paragraph-rsid="009e2eb3"/>
    </style:style>
    <style:style style:name="P12" style:family="paragraph" style:parent-style-name="Text_20_body">
      <style:text-properties officeooo:rsid="009f5dd7" officeooo:paragraph-rsid="009f5dd7"/>
    </style:style>
    <style:style style:name="P13" style:family="paragraph" style:parent-style-name="Text_20_body">
      <style:paragraph-properties fo:text-align="center" style:justify-single-word="false"/>
      <style:text-properties officeooo:rsid="009f5dd7" officeooo:paragraph-rsid="009f5dd7"/>
    </style:style>
    <style:style style:name="P14" style:family="paragraph" style:parent-style-name="Text_20_body">
      <style:text-properties officeooo:rsid="009f5dd7" officeooo:paragraph-rsid="00a1eb02"/>
    </style:style>
    <style:style style:name="P15" style:family="paragraph" style:parent-style-name="Text_20_body">
      <style:text-properties officeooo:rsid="00a0c220" officeooo:paragraph-rsid="00a0c220"/>
    </style:style>
    <style:style style:name="P16" style:family="paragraph" style:parent-style-name="Text_20_body">
      <style:text-properties officeooo:rsid="00a1eb02" officeooo:paragraph-rsid="00a1eb02"/>
    </style:style>
    <style:style style:name="P17" style:family="paragraph" style:parent-style-name="Text_20_body">
      <style:text-properties officeooo:rsid="00a3b876" officeooo:paragraph-rsid="00a3b876"/>
    </style:style>
    <style:style style:name="P18" style:family="paragraph" style:parent-style-name="Text_20_body">
      <style:text-properties officeooo:rsid="00a589ef" officeooo:paragraph-rsid="00a589ef"/>
    </style:style>
    <style:style style:name="P19" style:family="paragraph" style:parent-style-name="Text_20_body">
      <style:text-properties officeooo:rsid="00a69171" officeooo:paragraph-rsid="00a69171"/>
    </style:style>
    <style:style style:name="P20" style:family="paragraph" style:parent-style-name="Text_20_body">
      <style:text-properties officeooo:rsid="00a78b89" officeooo:paragraph-rsid="00a78b89"/>
    </style:style>
    <style:style style:name="P21" style:family="paragraph" style:parent-style-name="Text_20_body">
      <style:text-properties officeooo:rsid="00a9442f" officeooo:paragraph-rsid="00a9442f"/>
    </style:style>
    <style:style style:name="P22" style:family="paragraph" style:parent-style-name="Text_20_body">
      <style:text-properties officeooo:rsid="00ab2f02" officeooo:paragraph-rsid="00aa8ada"/>
    </style:style>
    <style:style style:name="P23" style:family="paragraph" style:parent-style-name="Text_20_body">
      <style:text-properties officeooo:rsid="00aeabfe" officeooo:paragraph-rsid="00aeabfe"/>
    </style:style>
    <style:style style:name="P24" style:family="paragraph" style:parent-style-name="Text_20_body">
      <style:text-properties officeooo:paragraph-rsid="00b20c03"/>
    </style:style>
    <style:style style:name="P25" style:family="paragraph" style:parent-style-name="Text_20_body">
      <style:text-properties officeooo:paragraph-rsid="00b525e7"/>
    </style:style>
    <style:style style:name="P26" style:family="paragraph" style:parent-style-name="Text_20_body">
      <style:text-properties officeooo:paragraph-rsid="00b6ac0f"/>
    </style:style>
    <style:style style:name="P27" style:family="paragraph" style:parent-style-name="Text_20_body">
      <style:text-properties officeooo:paragraph-rsid="00b8efc4"/>
    </style:style>
    <style:style style:name="P28" style:family="paragraph" style:parent-style-name="Text_20_body">
      <style:text-properties officeooo:rsid="00aeb49f" officeooo:paragraph-rsid="00aeb49f"/>
    </style:style>
    <style:style style:name="P29" style:family="paragraph" style:parent-style-name="Text_20_body">
      <style:text-properties officeooo:rsid="00afde94" officeooo:paragraph-rsid="00afde94"/>
    </style:style>
    <style:style style:name="P30" style:family="paragraph" style:parent-style-name="Text_20_body">
      <style:text-properties officeooo:rsid="00b1a403" officeooo:paragraph-rsid="00b1a403"/>
    </style:style>
    <style:style style:name="P31" style:family="paragraph" style:parent-style-name="Text_20_body">
      <style:text-properties officeooo:rsid="00b33adc" officeooo:paragraph-rsid="00b33adc"/>
    </style:style>
    <style:style style:name="P32" style:family="paragraph" style:parent-style-name="Text_20_body">
      <style:text-properties officeooo:rsid="00b4a414" officeooo:paragraph-rsid="00b4a414"/>
    </style:style>
    <style:style style:name="P33" style:family="paragraph" style:parent-style-name="Text_20_body">
      <style:text-properties officeooo:rsid="00b525e7" officeooo:paragraph-rsid="00b525e7"/>
    </style:style>
    <style:style style:name="P34" style:family="paragraph" style:parent-style-name="Text_20_body">
      <style:text-properties officeooo:rsid="00b6ac0f" officeooo:paragraph-rsid="00b525e7"/>
    </style:style>
    <style:style style:name="P35" style:family="paragraph" style:parent-style-name="Text_20_body">
      <style:text-properties officeooo:rsid="00b6ac0f" officeooo:paragraph-rsid="00b6ac0f"/>
    </style:style>
    <style:style style:name="P36" style:family="paragraph" style:parent-style-name="Text_20_body">
      <style:text-properties officeooo:rsid="00b6f3af" officeooo:paragraph-rsid="00b6f3af"/>
    </style:style>
    <style:style style:name="P37" style:family="paragraph" style:parent-style-name="Text_20_body">
      <style:text-properties officeooo:rsid="00bbb5f1" officeooo:paragraph-rsid="00bbb5f1"/>
    </style:style>
    <style:style style:name="P38" style:family="paragraph" style:parent-style-name="Text_20_body">
      <style:text-properties officeooo:paragraph-rsid="00bd7b4a"/>
    </style:style>
    <style:style style:name="P39" style:family="paragraph" style:parent-style-name="Text_20_body">
      <style:text-properties officeooo:paragraph-rsid="00bf1076"/>
    </style:style>
    <style:style style:name="P40" style:family="paragraph" style:parent-style-name="Text_20_body">
      <style:text-properties officeooo:paragraph-rsid="00c01c51"/>
    </style:style>
    <style:style style:name="P41" style:family="paragraph" style:parent-style-name="Text_20_body">
      <style:text-properties fo:font-style="normal" officeooo:paragraph-rsid="00c33714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fo:font-style="normal" officeooo:paragraph-rsid="00c9a127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tyle="normal" officeooo:paragraph-rsid="00cbc8c8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font-style="normal" officeooo:paragraph-rsid="00cbdca3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fo:font-style="normal" officeooo:paragraph-rsid="00e80a97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fo:font-style="normal" officeooo:paragraph-rsid="01085db1" style:font-style-asian="normal" style:font-style-complex="normal"/>
    </style:style>
    <style:style style:name="P47" style:family="paragraph" style:parent-style-name="Text_20_body">
      <style:paragraph-properties fo:text-align="justify" style:justify-single-word="false"/>
      <style:text-properties fo:font-style="normal" officeooo:paragraph-rsid="010c54c2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fo:font-style="normal" officeooo:paragraph-rsid="0119ae22" style:font-style-asian="normal" style:font-style-complex="normal"/>
    </style:style>
    <style:style style:name="P49" style:family="paragraph" style:parent-style-name="Text_20_body">
      <style:text-properties fo:font-style="normal" officeooo:rsid="00bf1076" officeooo:paragraph-rsid="00bf1076" style:font-style-asian="normal" style:font-style-complex="normal"/>
    </style:style>
    <style:style style:name="P50" style:family="paragraph" style:parent-style-name="Text_20_body">
      <style:text-properties fo:font-style="normal" officeooo:rsid="00c01c51" officeooo:paragraph-rsid="00c01c51" style:font-style-asian="normal" style:font-style-complex="normal"/>
    </style:style>
    <style:style style:name="P51" style:family="paragraph" style:parent-style-name="Text_20_body">
      <style:text-properties fo:font-style="normal" officeooo:rsid="00c33714" officeooo:paragraph-rsid="00c33714" style:font-style-asian="normal" style:font-style-complex="normal"/>
    </style:style>
    <style:style style:name="P52" style:family="paragraph" style:parent-style-name="Text_20_body">
      <style:text-properties fo:font-style="normal" officeooo:rsid="00c33714" officeooo:paragraph-rsid="00c75993" style:font-style-asian="normal" style:font-style-complex="normal"/>
    </style:style>
    <style:style style:name="P53" style:family="paragraph" style:parent-style-name="Text_20_body">
      <style:text-properties fo:font-style="normal" officeooo:rsid="00c4b432" officeooo:paragraph-rsid="00c4b432" style:font-style-asian="normal" style:font-style-complex="normal"/>
    </style:style>
    <style:style style:name="P54" style:family="paragraph" style:parent-style-name="Text_20_body">
      <style:text-properties fo:font-style="normal" officeooo:rsid="00c75993" officeooo:paragraph-rsid="00c75993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style="normal" officeooo:rsid="00c9a127" officeooo:paragraph-rsid="00c9a127" style:font-style-asian="normal" style:font-style-complex="normal"/>
    </style:style>
    <style:style style:name="P56" style:family="paragraph" style:parent-style-name="Text_20_body">
      <style:paragraph-properties fo:text-align="center" style:justify-single-word="false"/>
      <style:text-properties fo:font-style="normal" officeooo:rsid="00c9a127" officeooo:paragraph-rsid="00c9a127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0cb9c63" officeooo:paragraph-rsid="00cb9c63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fo:font-style="normal" officeooo:rsid="00cbc8c8" officeooo:paragraph-rsid="00cbc8c8" style:font-style-asian="normal" style:font-style-complex="normal"/>
    </style:style>
    <style:style style:name="P59" style:family="paragraph" style:parent-style-name="Text_20_body">
      <style:paragraph-properties fo:text-align="justify" style:justify-single-word="false"/>
      <style:text-properties fo:font-style="normal" officeooo:rsid="00cbdca3" officeooo:paragraph-rsid="00cbdca3" style:font-style-asian="normal" style:font-style-complex="normal"/>
    </style:style>
    <style:style style:name="P60" style:family="paragraph" style:parent-style-name="Text_20_body">
      <style:paragraph-properties fo:text-align="justify" style:justify-single-word="false"/>
      <style:text-properties fo:font-style="normal" officeooo:rsid="00cc4ace" officeooo:paragraph-rsid="00cc4ace" style:font-style-asian="normal" style:font-style-complex="normal"/>
    </style:style>
    <style:style style:name="P61" style:family="paragraph" style:parent-style-name="Text_20_body">
      <style:paragraph-properties fo:text-align="justify" style:justify-single-word="false"/>
      <style:text-properties fo:font-style="normal" officeooo:rsid="00cd5520" officeooo:paragraph-rsid="00cd5520" style:font-style-asian="normal" style:font-style-complex="normal"/>
    </style:style>
    <style:style style:name="P62" style:family="paragraph" style:parent-style-name="Text_20_body">
      <style:paragraph-properties fo:text-align="justify" style:justify-single-word="false"/>
      <style:text-properties fo:font-style="normal" officeooo:rsid="00ce24be" officeooo:paragraph-rsid="00ce24be" style:font-style-asian="normal" style:font-style-complex="normal"/>
    </style:style>
    <style:style style:name="P63" style:family="paragraph" style:parent-style-name="Text_20_body">
      <style:paragraph-properties fo:text-align="justify" style:justify-single-word="false"/>
      <style:text-properties fo:font-style="normal" officeooo:rsid="00e439f4" officeooo:paragraph-rsid="00e439f4" style:font-style-asian="normal" style:font-style-complex="normal"/>
    </style:style>
    <style:style style:name="P64" style:family="paragraph" style:parent-style-name="Text_20_body">
      <style:paragraph-properties fo:text-align="justify" style:justify-single-word="false"/>
      <style:text-properties fo:font-style="normal" officeooo:rsid="00e5d8e2" officeooo:paragraph-rsid="00e5d8e2" style:font-style-asian="normal" style:font-style-complex="normal"/>
    </style:style>
    <style:style style:name="P65" style:family="paragraph" style:parent-style-name="Text_20_body">
      <style:paragraph-properties fo:text-align="justify" style:justify-single-word="false"/>
      <style:text-properties fo:font-style="normal" officeooo:rsid="00e736d4" officeooo:paragraph-rsid="00e736d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0e736d4" officeooo:paragraph-rsid="01013e22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fo:font-style="normal" officeooo:rsid="00eba5a4" officeooo:paragraph-rsid="00eba5a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style="normal" officeooo:rsid="00ec8282" officeooo:paragraph-rsid="00ec8282" style:font-style-asian="normal" style:font-style-complex="normal"/>
    </style:style>
    <style:style style:name="P69" style:family="paragraph" style:parent-style-name="Text_20_body">
      <style:paragraph-properties fo:text-align="justify" style:justify-single-word="false"/>
      <style:text-properties fo:font-style="normal" officeooo:rsid="00fe6273" officeooo:paragraph-rsid="00fe6273" style:font-style-asian="normal" style:font-style-complex="normal"/>
    </style:style>
    <style:style style:name="P70" style:family="paragraph" style:parent-style-name="Text_20_body">
      <style:paragraph-properties fo:text-align="justify" style:justify-single-word="false"/>
      <style:text-properties fo:font-style="normal" officeooo:rsid="00ff5e42" officeooo:paragraph-rsid="00ff5e42" style:font-style-asian="normal" style:font-style-complex="normal"/>
    </style:style>
    <style:style style:name="P71" style:family="paragraph" style:parent-style-name="Text_20_body">
      <style:paragraph-properties fo:text-align="justify" style:justify-single-word="false"/>
      <style:text-properties fo:font-style="normal" officeooo:rsid="0102bca2" officeooo:paragraph-rsid="0102bca2" style:font-style-asian="normal" style:font-style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officeooo:rsid="010386d9" officeooo:paragraph-rsid="010386d9" style:font-style-asian="normal" style:font-style-complex="normal"/>
    </style:style>
    <style:style style:name="P73" style:family="paragraph" style:parent-style-name="Text_20_body">
      <style:paragraph-properties fo:text-align="justify" style:justify-single-word="false"/>
      <style:text-properties fo:font-style="normal" officeooo:rsid="010dd10d" officeooo:paragraph-rsid="010dd10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font-style="normal" officeooo:rsid="0110e6f3" officeooo:paragraph-rsid="0110e6f3" style:font-style-asian="normal" style:font-style-complex="normal"/>
    </style:style>
    <style:style style:name="P75" style:family="paragraph" style:parent-style-name="Text_20_body">
      <style:paragraph-properties fo:text-align="justify" style:justify-single-word="false"/>
      <style:text-properties fo:font-style="normal" officeooo:rsid="0114901c" officeooo:paragraph-rsid="0114901c" style:font-style-asian="normal" style:font-style-complex="normal"/>
    </style:style>
    <style:style style:name="P76" style:family="paragraph" style:parent-style-name="Text_20_body">
      <style:paragraph-properties fo:text-align="justify" style:justify-single-word="false"/>
      <style:text-properties fo:font-style="normal" officeooo:rsid="011661ee" officeooo:paragraph-rsid="011661ee" style:font-style-asian="normal" style:font-style-complex="normal"/>
    </style:style>
    <style:style style:name="P77" style:family="paragraph" style:parent-style-name="Text_20_body">
      <style:paragraph-properties fo:text-align="center" style:justify-single-word="false"/>
      <style:text-properties fo:font-style="normal" fo:font-weight="bold" officeooo:paragraph-rsid="00cdfab9" style:font-style-asian="normal" style:font-weight-asian="bold" style:font-style-complex="normal" style:font-weight-complex="bold"/>
    </style:style>
    <style:style style:name="P78" style:family="paragraph" style:parent-style-name="Text_20_body">
      <style:paragraph-properties fo:text-align="center" style:justify-single-word="false"/>
      <style:text-properties fo:font-style="normal" fo:font-weight="bold" officeooo:paragraph-rsid="0125ba56" style:font-style-asian="normal" style:font-weight-asian="bold" style:font-style-complex="normal" style:font-weight-complex="bold"/>
    </style:style>
    <style:style style:name="P79" style:family="paragraph" style:parent-style-name="Text_20_body">
      <style:paragraph-properties fo:text-align="justify" style:justify-single-word="false"/>
      <style:text-properties fo:font-style="normal" fo:font-weight="bold" officeooo:rsid="00c9a127" officeooo:paragraph-rsid="00c9a127" style:font-style-asian="normal" style:font-weight-asian="bold" style:font-style-complex="normal" style:font-weight-complex="bold"/>
    </style:style>
    <style:style style:name="P80" style:family="paragraph" style:parent-style-name="Text_20_body">
      <style:paragraph-properties fo:text-align="center" style:justify-single-word="false"/>
      <style:text-properties fo:font-style="normal" fo:font-weight="bold" officeooo:rsid="00cdfab9" officeooo:paragraph-rsid="00cdfab9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style="normal" fo:font-weight="bold" officeooo:paragraph-rsid="0125ba56" style:font-style-asian="normal" style:font-weight-asian="bold" style:font-style-complex="normal" style:font-weight-complex="bold"/>
    </style:style>
    <style:style style:name="P82" style:family="paragraph" style:parent-style-name="Text_20_body">
      <style:paragraph-properties fo:text-align="justify" style:justify-single-word="false"/>
      <style:text-properties fo:font-style="normal" fo:font-weight="bold" officeooo:paragraph-rsid="01279afc" style:font-style-asian="normal" style:font-weight-asian="bold" style:font-style-complex="normal" style:font-weight-complex="bold"/>
    </style:style>
    <style:style style:name="P83" style:family="paragraph" style:parent-style-name="Text_20_body">
      <style:paragraph-properties fo:text-align="justify" style:justify-single-word="false"/>
      <style:text-properties fo:font-style="normal" fo:font-weight="bold" officeooo:paragraph-rsid="012c6697" style:font-style-asian="normal" style:font-weight-asian="bold" style:font-style-complex="normal" style:font-weight-complex="bold"/>
    </style:style>
    <style:style style:name="P84" style:family="paragraph" style:parent-style-name="Text_20_body">
      <style:paragraph-properties fo:text-align="justify" style:justify-single-word="false"/>
      <style:text-properties fo:font-style="normal" fo:font-weight="normal" officeooo:paragraph-rsid="00cbc8c8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center" style:justify-single-word="false"/>
      <style:text-properties fo:font-style="normal" fo:font-weight="normal" officeooo:paragraph-rsid="00cbc8c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center" style:justify-single-word="false"/>
      <style:text-properties fo:font-style="normal" fo:font-weight="normal" officeooo:paragraph-rsid="00cd5520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center" style:justify-single-word="false"/>
      <style:text-properties fo:font-style="normal" fo:font-weight="normal" officeooo:paragraph-rsid="00cdfab9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text-align="center" style:justify-single-word="false"/>
      <style:text-properties fo:font-style="normal" fo:font-weight="normal" officeooo:rsid="00cbc8c8" officeooo:paragraph-rsid="00cbc8c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font-style="normal" fo:font-weight="normal" officeooo:rsid="00cbc8c8" officeooo:paragraph-rsid="00cbc8c8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font-style="normal" fo:font-weight="normal" officeooo:rsid="00cd5520" officeooo:paragraph-rsid="00cd5520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center" style:justify-single-word="false"/>
      <style:text-properties fo:font-style="normal" fo:font-weight="normal" officeooo:rsid="00cd5520" officeooo:paragraph-rsid="00cd5520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text-align="center" style:justify-single-word="false"/>
      <style:text-properties fo:font-style="normal" fo:font-weight="normal" officeooo:rsid="00cdfab9" officeooo:paragraph-rsid="00cdfab9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font-style="normal" fo:font-weight="normal" officeooo:rsid="011b984e" officeooo:paragraph-rsid="011b984e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font-style="normal" fo:font-weight="normal" officeooo:rsid="011c8fca" officeooo:paragraph-rsid="011c8fca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font-style="normal" fo:font-weight="normal" officeooo:rsid="0120526e" officeooo:paragraph-rsid="0120526e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font-style="normal" fo:font-weight="normal" officeooo:rsid="0121f86b" officeooo:paragraph-rsid="0121f86b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font-style="normal" fo:font-weight="normal" officeooo:rsid="01225f29" officeooo:paragraph-rsid="01225f29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font-style="normal" fo:font-weight="normal" officeooo:rsid="012266f7" officeooo:paragraph-rsid="012266f7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font-style="normal" fo:font-weight="normal" officeooo:rsid="0125ba56" officeooo:paragraph-rsid="0125ba56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fo:font-style="normal" fo:font-weight="normal" officeooo:rsid="0125ba56" officeooo:paragraph-rsid="0125ba56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font-style="normal" fo:font-weight="normal" officeooo:rsid="01279afc" officeooo:paragraph-rsid="01279afc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font-style="normal" fo:font-weight="normal" officeooo:rsid="012b74a7" officeooo:paragraph-rsid="012b74a7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font-style="normal" fo:font-weight="normal" officeooo:rsid="012c6697" officeooo:paragraph-rsid="012c669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fo:font-style="normal" fo:font-weight="normal" officeooo:rsid="012d2acc" officeooo:paragraph-rsid="012d2acc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font-style="normal" fo:font-weight="normal" officeooo:rsid="012ed33a" officeooo:paragraph-rsid="012ed33a" style:font-style-asian="normal" style:font-weight-asian="normal" style:font-style-complex="normal" style:font-weight-complex="normal"/>
    </style:style>
    <style:style style:name="P106" style:family="paragraph" style:parent-style-name="Text_20_body">
      <style:text-properties officeooo:paragraph-rsid="00c75993"/>
    </style:style>
    <style:style style:name="P107" style:family="paragraph" style:parent-style-name="Text_20_body">
      <style:paragraph-properties fo:text-align="center" style:justify-single-word="false"/>
      <style:text-properties officeooo:paragraph-rsid="00c75993"/>
    </style:style>
    <style:style style:name="P108" style:family="paragraph" style:parent-style-name="Text_20_body">
      <style:paragraph-properties fo:text-align="center" style:justify-single-word="false"/>
      <style:text-properties officeooo:paragraph-rsid="00c01c51"/>
    </style:style>
    <style:style style:name="P109" style:family="paragraph" style:parent-style-name="Text_20_body">
      <style:paragraph-properties fo:text-align="center" style:justify-single-word="false"/>
      <style:text-properties officeooo:paragraph-rsid="018457dd"/>
    </style:style>
    <style:style style:name="P110" style:family="paragraph" style:parent-style-name="Text_20_body">
      <style:paragraph-properties fo:text-align="center" style:justify-single-word="false"/>
      <style:text-properties fo:font-style="italic" officeooo:paragraph-rsid="00c8bf3d" style:font-style-asian="italic" style:font-style-complex="italic"/>
    </style:style>
    <style:style style:name="P111" style:family="paragraph" style:parent-style-name="Text_20_body">
      <style:paragraph-properties fo:text-align="center" style:justify-single-word="false"/>
      <style:text-properties fo:font-style="italic" officeooo:paragraph-rsid="00c75993" style:font-style-asian="italic" style:font-style-complex="italic"/>
    </style:style>
    <style:style style:name="P112" style:family="paragraph" style:parent-style-name="Text_20_body">
      <style:paragraph-properties fo:text-align="center" style:justify-single-word="false"/>
      <style:text-properties fo:font-style="italic" officeooo:paragraph-rsid="00cbc8c8" style:font-style-asian="italic" style:font-style-complex="italic"/>
    </style:style>
    <style:style style:name="P113" style:family="paragraph" style:parent-style-name="Text_20_body">
      <style:paragraph-properties fo:text-align="center" style:justify-single-word="false"/>
      <style:text-properties fo:font-style="italic" officeooo:paragraph-rsid="00cbdca3" style:font-style-asian="italic" style:font-style-complex="italic"/>
    </style:style>
    <style:style style:name="P114" style:family="paragraph" style:parent-style-name="Text_20_body">
      <style:paragraph-properties fo:text-align="center" style:justify-single-word="false"/>
      <style:text-properties fo:font-style="italic" officeooo:paragraph-rsid="00e2e188" style:font-style-asian="italic" style:font-style-complex="italic"/>
    </style:style>
    <style:style style:name="P115" style:family="paragraph" style:parent-style-name="Text_20_body">
      <style:paragraph-properties fo:text-align="center" style:justify-single-word="false"/>
      <style:text-properties fo:font-style="italic" officeooo:paragraph-rsid="00e2eaa0" style:font-style-asian="italic" style:font-style-complex="italic"/>
    </style:style>
    <style:style style:name="P116" style:family="paragraph" style:parent-style-name="Text_20_body">
      <style:paragraph-properties fo:text-align="center" style:justify-single-word="false"/>
      <style:text-properties fo:font-style="italic" officeooo:paragraph-rsid="00e439f4" style:font-style-asian="italic" style:font-style-complex="italic"/>
    </style:style>
    <style:style style:name="P117" style:family="paragraph" style:parent-style-name="Text_20_body">
      <style:paragraph-properties fo:text-align="center" style:justify-single-word="false"/>
      <style:text-properties fo:font-style="italic" officeooo:paragraph-rsid="00e736d4" style:font-style-asian="italic" style:font-style-complex="italic"/>
    </style:style>
    <style:style style:name="P118" style:family="paragraph" style:parent-style-name="Text_20_body">
      <style:paragraph-properties fo:text-align="center" style:justify-single-word="false"/>
      <style:text-properties fo:font-style="italic" officeooo:paragraph-rsid="00e80a97" style:font-style-asian="italic" style:font-style-complex="italic"/>
    </style:style>
    <style:style style:name="P119" style:family="paragraph" style:parent-style-name="Text_20_body">
      <style:paragraph-properties fo:text-align="center" style:justify-single-word="false"/>
      <style:text-properties fo:font-style="italic" officeooo:paragraph-rsid="00eba5a4" style:font-style-asian="italic" style:font-style-complex="italic"/>
    </style:style>
    <style:style style:name="P120" style:family="paragraph" style:parent-style-name="Text_20_body">
      <style:paragraph-properties fo:text-align="center" style:justify-single-word="false"/>
      <style:text-properties fo:font-style="italic" officeooo:paragraph-rsid="00fe6273" style:font-style-asian="italic" style:font-style-complex="italic"/>
    </style:style>
    <style:style style:name="P121" style:family="paragraph" style:parent-style-name="Text_20_body">
      <style:paragraph-properties fo:text-align="center" style:justify-single-word="false"/>
      <style:text-properties fo:font-style="italic" officeooo:paragraph-rsid="0102bca2" style:font-style-asian="italic" style:font-style-complex="italic"/>
    </style:style>
    <style:style style:name="P122" style:family="paragraph" style:parent-style-name="Text_20_body">
      <style:paragraph-properties fo:text-align="center" style:justify-single-word="false"/>
      <style:text-properties fo:font-style="italic" officeooo:paragraph-rsid="01085db1" style:font-style-asian="italic" style:font-style-complex="italic"/>
    </style:style>
    <style:style style:name="P123" style:family="paragraph" style:parent-style-name="Text_20_body">
      <style:paragraph-properties fo:text-align="center" style:justify-single-word="false"/>
      <style:text-properties fo:font-style="italic" officeooo:paragraph-rsid="0114d74e" style:font-style-asian="italic" style:font-style-complex="italic"/>
    </style:style>
    <style:style style:name="P124" style:family="paragraph" style:parent-style-name="Text_20_body">
      <style:paragraph-properties fo:text-align="justify" style:justify-single-word="false"/>
      <style:text-properties fo:font-style="italic" officeooo:paragraph-rsid="00cc4ace" style:font-style-asian="italic" style:font-style-complex="italic"/>
    </style:style>
    <style:style style:name="P125" style:family="paragraph" style:parent-style-name="Text_20_body">
      <style:paragraph-properties fo:text-align="justify" style:justify-single-word="false"/>
      <style:text-properties fo:font-style="italic" officeooo:paragraph-rsid="00fe6273" style:font-style-asian="italic" style:font-style-complex="italic"/>
    </style:style>
    <style:style style:name="P126" style:family="paragraph" style:parent-style-name="Text_20_body">
      <style:paragraph-properties fo:text-align="justify" style:justify-single-word="false"/>
      <style:text-properties fo:font-style="italic" officeooo:paragraph-rsid="01013e22" style:font-style-asian="italic" style:font-style-complex="italic"/>
    </style:style>
    <style:style style:name="P127" style:family="paragraph" style:parent-style-name="Text_20_body">
      <style:paragraph-properties fo:text-align="justify" style:justify-single-word="false"/>
      <style:text-properties fo:font-style="italic" officeooo:paragraph-rsid="0116c45b" style:font-style-asian="italic" style:font-style-complex="italic"/>
    </style:style>
    <style:style style:name="P128" style:family="paragraph" style:parent-style-name="Text_20_body">
      <style:paragraph-properties fo:text-align="justify" style:justify-single-word="false"/>
      <style:text-properties fo:font-style="italic" officeooo:paragraph-rsid="01175d85" style:font-style-asian="italic" style:font-style-complex="italic"/>
    </style:style>
    <style:style style:name="P129" style:family="paragraph" style:parent-style-name="Text_20_body">
      <style:paragraph-properties fo:text-align="center" style:justify-single-word="false"/>
      <style:text-properties fo:font-style="italic" officeooo:rsid="00c33714" officeooo:paragraph-rsid="00c33714" style:font-style-asian="italic" style:font-style-complex="italic"/>
    </style:style>
    <style:style style:name="P130" style:family="paragraph" style:parent-style-name="Text_20_body">
      <style:paragraph-properties fo:text-align="center" style:justify-single-word="false"/>
      <style:text-properties fo:font-style="italic" officeooo:rsid="00c33714" officeooo:paragraph-rsid="00c75993" style:font-style-asian="italic" style:font-style-complex="italic"/>
    </style:style>
    <style:style style:name="P131" style:family="paragraph" style:parent-style-name="Text_20_body">
      <style:paragraph-properties fo:text-align="center" style:justify-single-word="false"/>
      <style:text-properties fo:font-style="italic" officeooo:rsid="00c75993" officeooo:paragraph-rsid="00c75993" style:font-style-asian="italic" style:font-style-complex="italic"/>
    </style:style>
    <style:style style:name="P132" style:family="paragraph" style:parent-style-name="Text_20_body">
      <style:paragraph-properties fo:text-align="center" style:justify-single-word="false"/>
      <style:text-properties fo:font-style="italic" officeooo:rsid="00cbc8c8" officeooo:paragraph-rsid="00cbc8c8" style:font-style-asian="italic" style:font-style-complex="italic"/>
    </style:style>
    <style:style style:name="P133" style:family="paragraph" style:parent-style-name="Text_20_body">
      <style:paragraph-properties fo:text-align="center" style:justify-single-word="false"/>
      <style:text-properties fo:font-style="italic" officeooo:rsid="00cbdca3" officeooo:paragraph-rsid="00cbdca3" style:font-style-asian="italic" style:font-style-complex="italic"/>
    </style:style>
    <style:style style:name="P134" style:family="paragraph" style:parent-style-name="Text_20_body">
      <style:paragraph-properties fo:text-align="center" style:justify-single-word="false"/>
      <style:text-properties fo:font-style="italic" officeooo:rsid="00e736d4" officeooo:paragraph-rsid="00e736d4" style:font-style-asian="italic" style:font-style-complex="italic"/>
    </style:style>
    <style:style style:name="P135" style:family="paragraph" style:parent-style-name="Text_20_body">
      <style:paragraph-properties fo:text-align="center" style:justify-single-word="false"/>
      <style:text-properties fo:font-style="italic" officeooo:rsid="00eba5a4" officeooo:paragraph-rsid="00eba5a4" style:font-style-asian="italic" style:font-style-complex="italic"/>
    </style:style>
    <style:style style:name="P136" style:family="paragraph" style:parent-style-name="Text_20_body">
      <style:paragraph-properties fo:text-align="center" style:justify-single-word="false"/>
      <style:text-properties fo:font-style="italic" officeooo:rsid="00fe6273" officeooo:paragraph-rsid="00fe6273" style:font-style-asian="italic" style:font-style-complex="italic"/>
    </style:style>
    <style:style style:name="P137" style:family="paragraph" style:parent-style-name="Text_20_body">
      <style:paragraph-properties fo:text-align="center" style:justify-single-word="false"/>
      <style:text-properties fo:font-style="italic" officeooo:rsid="01013e22" officeooo:paragraph-rsid="01013e22" style:font-style-asian="italic" style:font-style-complex="italic"/>
    </style:style>
    <style:style style:name="P138" style:family="paragraph" style:parent-style-name="Text_20_body">
      <style:paragraph-properties fo:text-align="center" style:justify-single-word="false"/>
      <style:text-properties fo:font-style="italic" officeooo:rsid="010dd10d" officeooo:paragraph-rsid="010dd10d" style:font-style-asian="italic" style:font-style-complex="italic"/>
    </style:style>
    <style:style style:name="P139" style:family="paragraph" style:parent-style-name="Text_20_body">
      <style:paragraph-properties fo:text-align="center" style:justify-single-word="false"/>
      <style:text-properties fo:font-style="italic" officeooo:rsid="0110e6f3" officeooo:paragraph-rsid="0110e6f3" style:font-style-asian="italic" style:font-style-complex="italic"/>
    </style:style>
    <style:style style:name="P140" style:family="paragraph" style:parent-style-name="Text_20_body">
      <style:paragraph-properties fo:text-align="center" style:justify-single-word="false"/>
      <style:text-properties fo:font-style="italic" fo:font-weight="bold" officeooo:paragraph-rsid="011661ee" style:font-style-asian="italic" style:font-weight-asian="bold" style:font-style-complex="italic" style:font-weight-complex="bold"/>
    </style:style>
    <style:style style:name="P141" style:family="paragraph" style:parent-style-name="Text_20_body">
      <style:paragraph-properties fo:text-align="center" style:justify-single-word="false"/>
      <style:text-properties fo:font-style="italic" fo:font-weight="bold" officeooo:paragraph-rsid="011b984e" style:font-style-asian="italic" style:font-weight-asian="bold" style:font-style-complex="italic" style:font-weight-complex="bold"/>
    </style:style>
    <style:style style:name="P142" style:family="paragraph" style:parent-style-name="Text_20_body">
      <style:paragraph-properties fo:text-align="center" style:justify-single-word="false"/>
      <style:text-properties fo:font-style="italic" fo:font-weight="bold" officeooo:paragraph-rsid="0121f86b" style:font-style-asian="italic" style:font-weight-asian="bold" style:font-style-complex="italic" style:font-weight-complex="bold"/>
    </style:style>
    <style:style style:name="P143" style:family="paragraph" style:parent-style-name="Text_20_body">
      <style:paragraph-properties fo:text-align="center" style:justify-single-word="false"/>
      <style:text-properties fo:font-style="italic" fo:font-weight="bold" officeooo:paragraph-rsid="01279afc" style:font-style-asian="italic" style:font-weight-asian="bold" style:font-style-complex="italic" style:font-weight-complex="bold"/>
    </style:style>
    <style:style style:name="P144" style:family="paragraph" style:parent-style-name="Text_20_body">
      <style:paragraph-properties fo:text-align="center" style:justify-single-word="false"/>
      <style:text-properties fo:font-style="italic" fo:font-weight="bold" officeooo:paragraph-rsid="01298302" style:font-style-asian="italic" style:font-weight-asian="bold" style:font-style-complex="italic" style:font-weight-complex="bold"/>
    </style:style>
    <style:style style:name="P145" style:family="paragraph" style:parent-style-name="Text_20_body">
      <style:paragraph-properties fo:text-align="justify" style:justify-single-word="false"/>
      <style:text-properties fo:font-style="italic" fo:font-weight="bold" officeooo:paragraph-rsid="011c8fca" style:font-style-asian="italic" style:font-weight-asian="bold" style:font-style-complex="italic" style:font-weight-complex="bold"/>
    </style:style>
    <style:style style:name="P146" style:family="paragraph" style:parent-style-name="Text_20_body">
      <style:paragraph-properties fo:text-align="justify" style:justify-single-word="false"/>
      <style:text-properties fo:font-style="italic" fo:font-weight="bold" officeooo:paragraph-rsid="011f3d85" style:font-style-asian="italic" style:font-weight-asian="bold" style:font-style-complex="italic" style:font-weight-complex="bold"/>
    </style:style>
    <style:style style:name="P147" style:family="paragraph" style:parent-style-name="Text_20_body">
      <style:paragraph-properties fo:text-align="center" style:justify-single-word="false"/>
      <style:text-properties fo:font-style="italic" fo:font-weight="normal" officeooo:rsid="011b984e" officeooo:paragraph-rsid="011b984e" style:font-style-asian="italic" style:font-weight-asian="normal" style:font-style-complex="italic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fo:font-style="italic" fo:font-weight="normal" officeooo:rsid="01240570" officeooo:paragraph-rsid="01240570" style:font-style-asian="italic" style:font-weight-asian="normal" style:font-style-complex="italic" style:font-weight-complex="normal"/>
    </style:style>
    <style:style style:name="P149" style:family="paragraph" style:parent-style-name="Text_20_body">
      <style:paragraph-properties fo:text-align="center" style:justify-single-word="false"/>
      <style:text-properties fo:font-style="italic" fo:font-weight="normal" officeooo:rsid="01279afc" officeooo:paragraph-rsid="01279afc" style:font-style-asian="italic" style:font-weight-asian="normal" style:font-style-complex="italic" style:font-weight-complex="normal"/>
    </style:style>
    <style:style style:name="P150" style:family="paragraph" style:parent-style-name="Text_20_body">
      <style:text-properties officeooo:rsid="00bd7b4a" officeooo:paragraph-rsid="00bd7b4a"/>
    </style:style>
    <style:style style:name="P151" style:family="paragraph" style:parent-style-name="Text_20_body">
      <style:text-properties officeooo:rsid="00bf1076" officeooo:paragraph-rsid="00bf1076"/>
    </style:style>
    <style:style style:name="P152" style:family="paragraph" style:parent-style-name="Text_20_body">
      <style:text-properties officeooo:rsid="00c56943" officeooo:paragraph-rsid="00c56943"/>
    </style:style>
    <style:style style:name="P153" style:family="paragraph" style:parent-style-name="Text_20_body">
      <style:text-properties officeooo:rsid="00c75993" officeooo:paragraph-rsid="00c75993"/>
    </style:style>
    <style:style style:name="P154" style:family="paragraph" style:parent-style-name="Text_20_body">
      <style:text-properties officeooo:paragraph-rsid="00d30774"/>
    </style:style>
    <style:style style:name="P155" style:family="paragraph" style:parent-style-name="Text_20_body">
      <style:text-properties officeooo:paragraph-rsid="00d8878f"/>
    </style:style>
    <style:style style:name="P156" style:family="paragraph" style:parent-style-name="Text_20_body">
      <style:text-properties officeooo:paragraph-rsid="00d8fdb1"/>
    </style:style>
    <style:style style:name="P157" style:family="paragraph" style:parent-style-name="Text_20_body">
      <style:text-properties officeooo:rsid="00d0c66c" officeooo:paragraph-rsid="00d0c66c"/>
    </style:style>
    <style:style style:name="P158" style:family="paragraph" style:parent-style-name="Text_20_body">
      <style:text-properties officeooo:rsid="00d46eae" officeooo:paragraph-rsid="00d46eae"/>
    </style:style>
    <style:style style:name="P159" style:family="paragraph" style:parent-style-name="Text_20_body">
      <style:text-properties officeooo:rsid="00d4f595" officeooo:paragraph-rsid="00d4f595"/>
    </style:style>
    <style:style style:name="P160" style:family="paragraph" style:parent-style-name="Text_20_body">
      <style:text-properties officeooo:rsid="00d55b3b" officeooo:paragraph-rsid="00d55b3b"/>
    </style:style>
    <style:style style:name="P161" style:family="paragraph" style:parent-style-name="Text_20_body">
      <style:text-properties officeooo:rsid="00d70657" officeooo:paragraph-rsid="00d70657"/>
    </style:style>
    <style:style style:name="P162" style:family="paragraph" style:parent-style-name="Text_20_body">
      <style:text-properties officeooo:rsid="00d8878f" officeooo:paragraph-rsid="00d8878f"/>
    </style:style>
    <style:style style:name="P163" style:family="paragraph" style:parent-style-name="Text_20_body">
      <style:text-properties officeooo:rsid="00da153e" officeooo:paragraph-rsid="00da153e"/>
    </style:style>
    <style:style style:name="P164" style:family="paragraph" style:parent-style-name="Text_20_body">
      <style:text-properties officeooo:paragraph-rsid="00ed878d"/>
    </style:style>
    <style:style style:name="P165" style:family="paragraph" style:parent-style-name="Text_20_body">
      <style:text-properties officeooo:paragraph-rsid="00eff8db"/>
    </style:style>
    <style:style style:name="P166" style:family="paragraph" style:parent-style-name="Text_20_body">
      <style:text-properties officeooo:paragraph-rsid="00fcf4b5"/>
    </style:style>
    <style:style style:name="P167" style:family="paragraph" style:parent-style-name="Text_20_body">
      <style:text-properties officeooo:paragraph-rsid="00fe6273"/>
    </style:style>
    <style:style style:name="P168" style:family="paragraph" style:parent-style-name="Text_20_body">
      <style:text-properties officeooo:rsid="00e26e8d" officeooo:paragraph-rsid="00e26e8d"/>
    </style:style>
    <style:style style:name="P169" style:family="paragraph" style:parent-style-name="Text_20_body">
      <style:paragraph-properties fo:text-align="center" style:justify-single-word="false"/>
      <style:text-properties officeooo:rsid="00e2e188" officeooo:paragraph-rsid="00e2e188"/>
    </style:style>
    <style:style style:name="P170" style:family="paragraph" style:parent-style-name="Text_20_body">
      <style:text-properties officeooo:rsid="00e2e188" officeooo:paragraph-rsid="00e2e188"/>
    </style:style>
    <style:style style:name="P171" style:family="paragraph" style:parent-style-name="Text_20_body">
      <style:text-properties officeooo:rsid="00e2eaa0" officeooo:paragraph-rsid="00e2eaa0"/>
    </style:style>
    <style:style style:name="P172" style:family="paragraph" style:parent-style-name="Text_20_body">
      <style:text-properties officeooo:rsid="00f37001" officeooo:paragraph-rsid="00eff8db"/>
    </style:style>
    <style:style style:name="P173" style:family="paragraph" style:parent-style-name="Text_20_body">
      <style:text-properties officeooo:rsid="00f55f10" officeooo:paragraph-rsid="00f55f10"/>
    </style:style>
    <style:style style:name="P174" style:family="paragraph" style:parent-style-name="Text_20_body">
      <style:text-properties officeooo:rsid="00fa474f" officeooo:paragraph-rsid="00fa474f"/>
    </style:style>
    <style:style style:name="P175" style:family="paragraph" style:parent-style-name="Text_20_body">
      <style:text-properties officeooo:rsid="00fc1294" officeooo:paragraph-rsid="00fc1294"/>
    </style:style>
    <style:style style:name="P176" style:family="paragraph" style:parent-style-name="Text_20_body">
      <style:text-properties officeooo:rsid="00fe6273" officeooo:paragraph-rsid="00fe6273"/>
    </style:style>
    <style:style style:name="P177" style:family="paragraph" style:parent-style-name="Text_20_body">
      <style:text-properties officeooo:paragraph-rsid="0135188a"/>
    </style:style>
    <style:style style:name="P178" style:family="paragraph" style:parent-style-name="Text_20_body">
      <style:text-properties officeooo:paragraph-rsid="01442f2f"/>
    </style:style>
    <style:style style:name="P179" style:family="paragraph" style:parent-style-name="Text_20_body">
      <style:text-properties officeooo:paragraph-rsid="01490d6e"/>
    </style:style>
    <style:style style:name="P180" style:family="paragraph" style:parent-style-name="Text_20_body">
      <style:text-properties officeooo:paragraph-rsid="01617223"/>
    </style:style>
    <style:style style:name="P181" style:family="paragraph" style:parent-style-name="Text_20_body">
      <style:text-properties officeooo:paragraph-rsid="0166711f"/>
    </style:style>
    <style:style style:name="P182" style:family="paragraph" style:parent-style-name="Text_20_body">
      <style:text-properties officeooo:rsid="0132ee34" officeooo:paragraph-rsid="0132ee34"/>
    </style:style>
    <style:style style:name="P183" style:family="paragraph" style:parent-style-name="Text_20_body">
      <style:text-properties officeooo:rsid="01341662" officeooo:paragraph-rsid="01341662"/>
    </style:style>
    <style:style style:name="P184" style:family="paragraph" style:parent-style-name="Text_20_body">
      <style:text-properties officeooo:rsid="0135188a" officeooo:paragraph-rsid="0135188a"/>
    </style:style>
    <style:style style:name="P185" style:family="paragraph" style:parent-style-name="Text_20_body">
      <style:text-properties officeooo:rsid="013708e7" officeooo:paragraph-rsid="013708e7"/>
    </style:style>
    <style:style style:name="P186" style:family="paragraph" style:parent-style-name="Text_20_body">
      <style:text-properties officeooo:rsid="01394241" officeooo:paragraph-rsid="01394241"/>
    </style:style>
    <style:style style:name="P187" style:family="paragraph" style:parent-style-name="Text_20_body">
      <style:text-properties officeooo:rsid="013a85e6" officeooo:paragraph-rsid="013a85e6"/>
    </style:style>
    <style:style style:name="P188" style:family="paragraph" style:parent-style-name="Text_20_body">
      <style:text-properties officeooo:rsid="01401f7f" officeooo:paragraph-rsid="01401f7f"/>
    </style:style>
    <style:style style:name="P189" style:family="paragraph" style:parent-style-name="Text_20_body">
      <style:text-properties officeooo:rsid="01414345" officeooo:paragraph-rsid="01414345"/>
    </style:style>
    <style:style style:name="P190" style:family="paragraph" style:parent-style-name="Text_20_body">
      <style:text-properties officeooo:rsid="0142bad2" officeooo:paragraph-rsid="0142bad2"/>
    </style:style>
    <style:style style:name="P191" style:family="paragraph" style:parent-style-name="Text_20_body">
      <style:text-properties officeooo:rsid="0145fb46" officeooo:paragraph-rsid="0145fb46"/>
    </style:style>
    <style:style style:name="P192" style:family="paragraph" style:parent-style-name="Text_20_body">
      <style:text-properties officeooo:rsid="01460f1d" officeooo:paragraph-rsid="01460f1d"/>
    </style:style>
    <style:style style:name="P193" style:family="paragraph" style:parent-style-name="Text_20_body">
      <style:text-properties officeooo:rsid="014685a9" officeooo:paragraph-rsid="014685a9"/>
    </style:style>
    <style:style style:name="P194" style:family="paragraph" style:parent-style-name="Text_20_body">
      <style:text-properties officeooo:rsid="014a36c5" officeooo:paragraph-rsid="01490d6e"/>
    </style:style>
    <style:style style:name="P195" style:family="paragraph" style:parent-style-name="Text_20_body">
      <style:text-properties officeooo:rsid="014c3f3d" officeooo:paragraph-rsid="014c3f3d"/>
    </style:style>
    <style:style style:name="P196" style:family="paragraph" style:parent-style-name="Text_20_body">
      <style:text-properties officeooo:rsid="014df75b" officeooo:paragraph-rsid="014df75b"/>
    </style:style>
    <style:style style:name="P197" style:family="paragraph" style:parent-style-name="Text_20_body">
      <style:text-properties officeooo:rsid="014fd6e6" officeooo:paragraph-rsid="014fd6e6"/>
    </style:style>
    <style:style style:name="P198" style:family="paragraph" style:parent-style-name="Text_20_body">
      <style:text-properties officeooo:rsid="015ebe60" officeooo:paragraph-rsid="015ebe60"/>
    </style:style>
    <style:style style:name="P199" style:family="paragraph" style:parent-style-name="Text_20_body">
      <style:text-properties officeooo:rsid="016016ef" officeooo:paragraph-rsid="016016ef"/>
    </style:style>
    <style:style style:name="P200" style:family="paragraph" style:parent-style-name="Text_20_body">
      <style:text-properties officeooo:rsid="01653edb" officeooo:paragraph-rsid="01653edb"/>
    </style:style>
    <style:style style:name="P201" style:family="paragraph" style:parent-style-name="Text_20_body">
      <style:text-properties officeooo:rsid="0169e694" officeooo:paragraph-rsid="0169e694"/>
    </style:style>
    <style:style style:name="P202" style:family="paragraph" style:parent-style-name="Text_20_body">
      <style:text-properties officeooo:rsid="015454b3" officeooo:paragraph-rsid="015454b3"/>
    </style:style>
    <style:style style:name="P203" style:family="paragraph" style:parent-style-name="Text_20_body">
      <style:text-properties officeooo:rsid="016b414f" officeooo:paragraph-rsid="016b414f"/>
    </style:style>
    <style:style style:name="P204" style:family="paragraph" style:parent-style-name="Text_20_body">
      <style:text-properties officeooo:paragraph-rsid="0174c416"/>
    </style:style>
    <style:style style:name="P205" style:family="paragraph" style:parent-style-name="Text_20_body">
      <style:text-properties officeooo:paragraph-rsid="01754f26"/>
    </style:style>
    <style:style style:name="P206" style:family="paragraph" style:parent-style-name="Text_20_body">
      <style:text-properties officeooo:paragraph-rsid="01767b0d"/>
    </style:style>
    <style:style style:name="P207" style:family="paragraph" style:parent-style-name="Text_20_body">
      <style:text-properties officeooo:paragraph-rsid="017bcb86"/>
    </style:style>
    <style:style style:name="P208" style:family="paragraph" style:parent-style-name="Text_20_body">
      <style:text-properties officeooo:paragraph-rsid="017c8cd6"/>
    </style:style>
    <style:style style:name="P209" style:family="paragraph" style:parent-style-name="Text_20_body">
      <style:text-properties officeooo:paragraph-rsid="0189be4e"/>
    </style:style>
    <style:style style:name="P210" style:family="paragraph" style:parent-style-name="Text_20_body">
      <style:text-properties officeooo:paragraph-rsid="018ea9bc"/>
    </style:style>
    <style:style style:name="P211" style:family="paragraph" style:parent-style-name="Text_20_body">
      <style:text-properties officeooo:paragraph-rsid="0190d7bf"/>
    </style:style>
    <style:style style:name="P212" style:family="paragraph" style:parent-style-name="Text_20_body">
      <style:text-properties officeooo:paragraph-rsid="0195dcd9"/>
    </style:style>
    <style:style style:name="P213" style:family="paragraph" style:parent-style-name="Text_20_body">
      <style:text-properties officeooo:paragraph-rsid="0196cd63"/>
    </style:style>
    <style:style style:name="P214" style:family="paragraph" style:parent-style-name="Text_20_body">
      <style:text-properties officeooo:paragraph-rsid="019c6bef"/>
    </style:style>
    <style:style style:name="P215" style:family="paragraph" style:parent-style-name="Text_20_body">
      <style:text-properties officeooo:paragraph-rsid="019e5918"/>
    </style:style>
    <style:style style:name="P216" style:family="paragraph" style:parent-style-name="Text_20_body">
      <style:text-properties officeooo:paragraph-rsid="019fd037"/>
    </style:style>
    <style:style style:name="P217" style:family="paragraph" style:parent-style-name="Text_20_body">
      <style:text-properties officeooo:paragraph-rsid="01a16aa1"/>
    </style:style>
    <style:style style:name="P218" style:family="paragraph" style:parent-style-name="Text_20_body">
      <style:text-properties officeooo:paragraph-rsid="01a3b86b"/>
    </style:style>
    <style:style style:name="P219" style:family="paragraph" style:parent-style-name="Text_20_body">
      <style:text-properties officeooo:paragraph-rsid="01ab6bec"/>
    </style:style>
    <style:style style:name="P220" style:family="paragraph" style:parent-style-name="Text_20_body">
      <style:text-properties officeooo:paragraph-rsid="01ad5058"/>
    </style:style>
    <style:style style:name="P221" style:family="paragraph" style:parent-style-name="Text_20_body">
      <style:text-properties officeooo:paragraph-rsid="01b98b15"/>
    </style:style>
    <style:style style:name="P222" style:family="paragraph" style:parent-style-name="Text_20_body">
      <style:text-properties officeooo:paragraph-rsid="01bf0f62"/>
    </style:style>
    <style:style style:name="P223" style:family="paragraph" style:parent-style-name="Text_20_body">
      <style:text-properties officeooo:paragraph-rsid="01c2f51e"/>
    </style:style>
    <style:style style:name="P224" style:family="paragraph" style:parent-style-name="Text_20_body">
      <style:text-properties officeooo:paragraph-rsid="01c82192"/>
    </style:style>
    <style:style style:name="P225" style:family="paragraph" style:parent-style-name="Text_20_body">
      <style:text-properties officeooo:paragraph-rsid="01c8e451"/>
    </style:style>
    <style:style style:name="P226" style:family="paragraph" style:parent-style-name="Text_20_body">
      <style:text-properties officeooo:paragraph-rsid="01cbc6fb"/>
    </style:style>
    <style:style style:name="P227" style:family="paragraph" style:parent-style-name="Text_20_body">
      <style:text-properties officeooo:paragraph-rsid="01cd5c89"/>
    </style:style>
    <style:style style:name="P228" style:family="paragraph" style:parent-style-name="Text_20_body">
      <style:text-properties officeooo:paragraph-rsid="01cf5040"/>
    </style:style>
    <style:style style:name="P229" style:family="paragraph" style:parent-style-name="Heading_20_1">
      <style:text-properties officeooo:rsid="009bc38e" officeooo:paragraph-rsid="009bc38e"/>
    </style:style>
    <style:style style:name="P230" style:family="paragraph" style:parent-style-name="Heading_20_1">
      <style:text-properties officeooo:rsid="00afc3ca" officeooo:paragraph-rsid="00afc3ca"/>
    </style:style>
    <style:style style:name="P231" style:family="paragraph" style:parent-style-name="Heading_20_1">
      <style:text-properties officeooo:rsid="00bd7b4a" officeooo:paragraph-rsid="00bd7b4a"/>
    </style:style>
    <style:style style:name="P232" style:family="paragraph" style:parent-style-name="Heading_20_1">
      <style:text-properties officeooo:rsid="00cf0f51"/>
    </style:style>
    <style:style style:name="P233" style:family="paragraph" style:parent-style-name="Heading_20_1">
      <style:text-properties officeooo:rsid="00e26e8d"/>
    </style:style>
    <style:style style:name="P234" style:family="paragraph" style:parent-style-name="Heading_20_1">
      <style:text-properties officeooo:rsid="00ecb332"/>
    </style:style>
    <style:style style:name="P235" style:family="paragraph" style:parent-style-name="Heading_20_1">
      <style:text-properties officeooo:rsid="0132ee34"/>
    </style:style>
    <style:style style:name="P236" style:family="paragraph" style:parent-style-name="Text_20_body" style:list-style-name="L1">
      <style:text-properties officeooo:paragraph-rsid="00f55f10"/>
    </style:style>
    <style:style style:name="P237" style:family="paragraph" style:parent-style-name="Text_20_body" style:list-style-name="L1">
      <style:text-properties officeooo:paragraph-rsid="00f7f3e1"/>
    </style:style>
    <style:style style:name="P238" style:family="paragraph" style:parent-style-name="Text_20_body" style:list-style-name="L1">
      <style:text-properties officeooo:paragraph-rsid="00f97266"/>
    </style:style>
    <style:style style:name="P239" style:family="paragraph" style:parent-style-name="Text_20_body" style:list-style-name="L1">
      <style:text-properties officeooo:rsid="00f7f3e1" officeooo:paragraph-rsid="00f7f3e1"/>
    </style:style>
    <style:style style:name="P240" style:family="paragraph" style:parent-style-name="Text_20_body" style:list-style-name="L1">
      <style:text-properties officeooo:rsid="00fa474f" officeooo:paragraph-rsid="00fa474f"/>
    </style:style>
    <style:style style:name="P241" style:family="paragraph" style:parent-style-name="Text_20_body" style:list-style-name="L2">
      <style:text-properties officeooo:rsid="0132ee34" officeooo:paragraph-rsid="0132ee34"/>
    </style:style>
    <style:style style:name="P242" style:family="paragraph" style:parent-style-name="Text_20_body" style:list-style-name="L3">
      <style:text-properties officeooo:paragraph-rsid="013a8faf"/>
    </style:style>
    <style:style style:name="P243" style:family="paragraph" style:parent-style-name="Text_20_body" style:list-style-name="L3">
      <style:text-properties officeooo:paragraph-rsid="013dc73e"/>
    </style:style>
    <style:style style:name="P244" style:family="paragraph" style:parent-style-name="Text_20_body" style:list-style-name="L3">
      <style:text-properties officeooo:rsid="013a85e6" officeooo:paragraph-rsid="013a85e6"/>
    </style:style>
    <style:style style:name="P245" style:family="paragraph" style:parent-style-name="Text_20_body" style:list-style-name="L4">
      <style:text-properties officeooo:paragraph-rsid="0151fd77"/>
    </style:style>
    <style:style style:name="P246" style:family="paragraph" style:parent-style-name="Text_20_body" style:list-style-name="L4">
      <style:text-properties officeooo:paragraph-rsid="015454b3"/>
    </style:style>
    <style:style style:name="P247" style:family="paragraph" style:parent-style-name="Text_20_body" style:list-style-name="L4">
      <style:text-properties officeooo:paragraph-rsid="015ebe60"/>
    </style:style>
    <style:style style:name="P248" style:family="paragraph" style:parent-style-name="Text_20_body" style:list-style-name="L4">
      <style:text-properties officeooo:rsid="01513964" officeooo:paragraph-rsid="01513964"/>
    </style:style>
    <style:style style:name="P249" style:family="paragraph" style:parent-style-name="Text_20_body">
      <style:text-properties officeooo:rsid="01733d2c" officeooo:paragraph-rsid="01733d2c"/>
    </style:style>
    <style:style style:name="P250" style:family="paragraph" style:parent-style-name="Text_20_body">
      <style:text-properties officeooo:rsid="017b801a" officeooo:paragraph-rsid="017b801a"/>
    </style:style>
    <style:style style:name="P251" style:family="paragraph" style:parent-style-name="Text_20_body">
      <style:text-properties officeooo:rsid="0170d037"/>
    </style:style>
    <style:style style:name="P252" style:family="paragraph" style:parent-style-name="Text_20_body" style:list-style-name="L5">
      <style:text-properties officeooo:paragraph-rsid="017e867a"/>
    </style:style>
    <style:style style:name="P253" style:family="paragraph" style:parent-style-name="Text_20_body" style:list-style-name="L5">
      <style:text-properties officeooo:rsid="017e867a" officeooo:paragraph-rsid="017e867a"/>
    </style:style>
    <style:style style:name="P254" style:family="paragraph" style:parent-style-name="Text_20_body">
      <style:text-properties officeooo:rsid="01818d3c" officeooo:paragraph-rsid="017e867a"/>
    </style:style>
    <style:style style:name="P255" style:family="paragraph" style:parent-style-name="Text_20_body">
      <style:text-properties officeooo:rsid="0183831c" officeooo:paragraph-rsid="0183831c"/>
    </style:style>
    <style:style style:name="P256" style:family="paragraph" style:parent-style-name="Text_20_body">
      <style:text-properties officeooo:rsid="018ceed6" officeooo:paragraph-rsid="018ceed6"/>
    </style:style>
    <style:style style:name="P257" style:family="paragraph" style:parent-style-name="Text_20_body">
      <style:text-properties officeooo:rsid="018f3012" officeooo:paragraph-rsid="018f3012"/>
    </style:style>
    <style:style style:name="P258" style:family="paragraph" style:parent-style-name="Text_20_body">
      <style:text-properties officeooo:rsid="018fc3b7" officeooo:paragraph-rsid="018fc3b7"/>
    </style:style>
    <style:style style:name="P259" style:family="paragraph" style:parent-style-name="Text_20_body">
      <style:text-properties officeooo:rsid="01939e1d" officeooo:paragraph-rsid="01939e1d"/>
    </style:style>
    <style:style style:name="P260" style:family="paragraph" style:parent-style-name="Text_20_body">
      <style:text-properties officeooo:rsid="01944cea" officeooo:paragraph-rsid="01944cea"/>
    </style:style>
    <style:style style:name="P261" style:family="paragraph" style:parent-style-name="Text_20_body">
      <style:text-properties officeooo:rsid="019e0132" officeooo:paragraph-rsid="019c6bef"/>
    </style:style>
    <style:style style:name="P262" style:family="paragraph" style:parent-style-name="Text_20_body">
      <style:text-properties officeooo:rsid="019fd037" officeooo:paragraph-rsid="019fd037"/>
    </style:style>
    <style:style style:name="P263" style:family="paragraph" style:parent-style-name="Text_20_body">
      <style:text-properties officeooo:rsid="01a16aa1" officeooo:paragraph-rsid="01a16aa1"/>
    </style:style>
    <style:style style:name="P264" style:family="paragraph" style:parent-style-name="Text_20_body">
      <style:text-properties officeooo:rsid="01a1ecfd" officeooo:paragraph-rsid="01a16aa1"/>
    </style:style>
    <style:style style:name="P265" style:family="paragraph" style:parent-style-name="Text_20_body">
      <style:text-properties officeooo:rsid="01a52dce" officeooo:paragraph-rsid="01a52dce"/>
    </style:style>
    <style:style style:name="P266" style:family="paragraph" style:parent-style-name="Text_20_body">
      <style:text-properties officeooo:rsid="01a642a8" officeooo:paragraph-rsid="01a642a8"/>
    </style:style>
    <style:style style:name="P267" style:family="paragraph" style:parent-style-name="Text_20_body">
      <style:text-properties officeooo:rsid="01a8e9a2" officeooo:paragraph-rsid="01a8e9a2"/>
    </style:style>
    <style:style style:name="P268" style:family="paragraph" style:parent-style-name="Text_20_body">
      <style:text-properties officeooo:rsid="01ad33ee" officeooo:paragraph-rsid="01ad33ee"/>
    </style:style>
    <style:style style:name="P269" style:family="paragraph" style:parent-style-name="Text_20_body">
      <style:text-properties officeooo:rsid="01ad5058" officeooo:paragraph-rsid="01ad5058"/>
    </style:style>
    <style:style style:name="P270" style:family="paragraph" style:parent-style-name="Text_20_body">
      <style:text-properties officeooo:rsid="01b088a5" officeooo:paragraph-rsid="01ad5058"/>
    </style:style>
    <style:style style:name="P271" style:family="paragraph" style:parent-style-name="Text_20_body">
      <style:text-properties officeooo:rsid="01b27891" officeooo:paragraph-rsid="01b27891"/>
    </style:style>
    <style:style style:name="P272" style:family="paragraph" style:parent-style-name="Text_20_body">
      <style:text-properties officeooo:rsid="01b33c61" officeooo:paragraph-rsid="01b33c61"/>
    </style:style>
    <style:style style:name="P273" style:family="paragraph" style:parent-style-name="Text_20_body">
      <style:text-properties officeooo:rsid="01b52864" officeooo:paragraph-rsid="01b52864"/>
    </style:style>
    <style:style style:name="P274" style:family="paragraph" style:parent-style-name="Text_20_body">
      <style:text-properties officeooo:rsid="01b71a2d" officeooo:paragraph-rsid="01b71a2d"/>
    </style:style>
    <style:style style:name="P275" style:family="paragraph" style:parent-style-name="Text_20_body">
      <style:text-properties officeooo:rsid="01b844ab" officeooo:paragraph-rsid="01b844ab"/>
    </style:style>
    <style:style style:name="P276" style:family="paragraph" style:parent-style-name="Text_20_body">
      <style:text-properties officeooo:rsid="01b8c12a" officeooo:paragraph-rsid="01b8c12a"/>
    </style:style>
    <style:style style:name="P277" style:family="paragraph" style:parent-style-name="Text_20_body">
      <style:text-properties officeooo:rsid="01bbf0aa" officeooo:paragraph-rsid="01b98b15"/>
    </style:style>
    <style:style style:name="P278" style:family="paragraph" style:parent-style-name="Text_20_body">
      <style:text-properties officeooo:rsid="01bc67db" officeooo:paragraph-rsid="01bc67db"/>
    </style:style>
    <style:style style:name="P279" style:family="paragraph" style:parent-style-name="Text_20_body">
      <style:text-properties officeooo:rsid="01bce17a" officeooo:paragraph-rsid="01bce17a"/>
    </style:style>
    <style:style style:name="P280" style:family="paragraph" style:parent-style-name="Text_20_body">
      <style:paragraph-properties fo:text-align="center" style:justify-single-word="false"/>
      <style:text-properties officeooo:rsid="01bce17a" officeooo:paragraph-rsid="01bce17a"/>
    </style:style>
    <style:style style:name="P281" style:family="paragraph" style:parent-style-name="Text_20_body">
      <style:text-properties officeooo:rsid="01bce17a" officeooo:paragraph-rsid="01d5f73b"/>
    </style:style>
    <style:style style:name="P282" style:family="paragraph" style:parent-style-name="Text_20_body">
      <style:text-properties officeooo:rsid="01bce17a" officeooo:paragraph-rsid="01d9ddee"/>
    </style:style>
    <style:style style:name="P283" style:family="paragraph" style:parent-style-name="Text_20_body">
      <style:text-properties officeooo:rsid="01bce17a" officeooo:paragraph-rsid="01db1c49"/>
    </style:style>
    <style:style style:name="P284" style:family="paragraph" style:parent-style-name="Text_20_body">
      <style:text-properties officeooo:rsid="01bce17a" officeooo:paragraph-rsid="01e006d8"/>
    </style:style>
    <style:style style:name="P285" style:family="paragraph" style:parent-style-name="Text_20_body">
      <style:text-properties officeooo:rsid="01bce17a" officeooo:paragraph-rsid="01e1f2ae"/>
    </style:style>
    <style:style style:name="P286" style:family="paragraph" style:parent-style-name="Text_20_body">
      <style:text-properties officeooo:rsid="01bce17a" officeooo:paragraph-rsid="01e531d8"/>
    </style:style>
    <style:style style:name="P287" style:family="paragraph" style:parent-style-name="Text_20_body">
      <style:text-properties officeooo:rsid="01bce17a" officeooo:paragraph-rsid="01e58f48"/>
    </style:style>
    <style:style style:name="P288" style:family="paragraph" style:parent-style-name="Text_20_body">
      <style:text-properties officeooo:rsid="01bce17a" officeooo:paragraph-rsid="01e767bb"/>
    </style:style>
    <style:style style:name="P289" style:family="paragraph" style:parent-style-name="Text_20_body">
      <style:text-properties officeooo:rsid="01bce17a" officeooo:paragraph-rsid="01e96f2d"/>
    </style:style>
    <style:style style:name="P290" style:family="paragraph" style:parent-style-name="Text_20_body">
      <style:text-properties officeooo:rsid="01bce17a" officeooo:paragraph-rsid="01e98bb4"/>
    </style:style>
    <style:style style:name="P291" style:family="paragraph" style:parent-style-name="Text_20_body">
      <style:text-properties officeooo:rsid="01bce17a" officeooo:paragraph-rsid="01e9c904"/>
    </style:style>
    <style:style style:name="P292" style:family="paragraph" style:parent-style-name="Text_20_body">
      <style:text-properties officeooo:rsid="01bce17a" officeooo:paragraph-rsid="01eb8680"/>
    </style:style>
    <style:style style:name="P293" style:family="paragraph" style:parent-style-name="Text_20_body">
      <style:text-properties officeooo:rsid="01bce17a" officeooo:paragraph-rsid="01ece9bd"/>
    </style:style>
    <style:style style:name="P294" style:family="paragraph" style:parent-style-name="Text_20_body">
      <style:text-properties officeooo:rsid="01bce17a" officeooo:paragraph-rsid="01f0625d"/>
    </style:style>
    <style:style style:name="P295" style:family="paragraph" style:parent-style-name="Text_20_body">
      <style:text-properties officeooo:rsid="01bce17a" officeooo:paragraph-rsid="01f1753e"/>
    </style:style>
    <style:style style:name="P296" style:family="paragraph" style:parent-style-name="Text_20_body">
      <style:text-properties officeooo:rsid="01bce17a" officeooo:paragraph-rsid="01f4565d"/>
    </style:style>
    <style:style style:name="P297" style:family="paragraph" style:parent-style-name="Text_20_body">
      <style:text-properties officeooo:rsid="01bce17a" officeooo:paragraph-rsid="01f5d65a"/>
    </style:style>
    <style:style style:name="P298" style:family="paragraph" style:parent-style-name="Text_20_body">
      <style:text-properties officeooo:rsid="01bce17a" officeooo:paragraph-rsid="01f94e96"/>
    </style:style>
    <style:style style:name="P299" style:family="paragraph" style:parent-style-name="Text_20_body">
      <style:text-properties officeooo:rsid="01bce17a" officeooo:paragraph-rsid="01f976aa"/>
    </style:style>
    <style:style style:name="P300" style:family="paragraph" style:parent-style-name="Text_20_body">
      <style:text-properties officeooo:rsid="01bf0f62" officeooo:paragraph-rsid="01bf0f62"/>
    </style:style>
    <style:style style:name="P301" style:family="paragraph" style:parent-style-name="Text_20_body">
      <style:text-properties officeooo:rsid="01c1f74b" officeooo:paragraph-rsid="01c1f74b"/>
    </style:style>
    <style:style style:name="P302" style:family="paragraph" style:parent-style-name="Text_20_body">
      <style:text-properties officeooo:rsid="01c2cebc" officeooo:paragraph-rsid="01c2cebc"/>
    </style:style>
    <style:style style:name="P303" style:family="paragraph" style:parent-style-name="Text_20_body">
      <style:text-properties officeooo:rsid="01c8e451" officeooo:paragraph-rsid="01c8e451"/>
    </style:style>
    <style:style style:name="P304" style:family="paragraph" style:parent-style-name="Text_20_body">
      <style:text-properties officeooo:rsid="01cbc6fb" officeooo:paragraph-rsid="01cbc6fb"/>
    </style:style>
    <style:style style:name="P305" style:family="paragraph" style:parent-style-name="Text_20_body">
      <style:text-properties officeooo:rsid="01cbecec" officeooo:paragraph-rsid="01cbecec"/>
    </style:style>
    <style:style style:name="P306" style:family="paragraph" style:parent-style-name="Text_20_body">
      <style:text-properties officeooo:rsid="01cd5c89" officeooo:paragraph-rsid="01cd5c89"/>
    </style:style>
    <style:style style:name="P307" style:family="paragraph" style:parent-style-name="Text_20_body">
      <style:text-properties officeooo:rsid="01ce50cc" officeooo:paragraph-rsid="01cd5c89"/>
    </style:style>
    <style:style style:name="P308" style:family="paragraph" style:parent-style-name="Heading_20_1" style:master-page-name="Standard">
      <style:paragraph-properties style:page-number="auto"/>
      <style:text-properties fo:font-size="12pt" officeooo:rsid="0094d601" officeooo:paragraph-rsid="0094d601"/>
    </style:style>
    <style:style style:name="P309" style:family="paragraph" style:parent-style-name="Heading_20_2">
      <style:text-properties officeooo:rsid="0096c09e" officeooo:paragraph-rsid="0096c09e"/>
    </style:style>
    <style:style style:name="P310" style:family="paragraph" style:parent-style-name="Heading_20_2">
      <style:text-properties officeooo:rsid="00bd7b4a"/>
    </style:style>
    <style:style style:name="P311" style:family="paragraph" style:parent-style-name="Heading_20_2">
      <style:text-properties officeooo:rsid="00c56943" officeooo:paragraph-rsid="00c56943"/>
    </style:style>
    <style:style style:name="P312" style:family="paragraph" style:parent-style-name="Heading_20_2">
      <style:text-properties officeooo:rsid="01394241"/>
    </style:style>
    <style:style style:name="P313" style:family="paragraph" style:parent-style-name="Heading_20_2">
      <style:text-properties officeooo:rsid="01401f7f"/>
    </style:style>
    <style:style style:name="P314" style:family="paragraph" style:parent-style-name="Heading_20_2">
      <style:text-properties officeooo:rsid="014b4c27"/>
    </style:style>
    <style:style style:name="P315" style:family="paragraph" style:parent-style-name="Heading_20_2">
      <style:text-properties officeooo:rsid="0170d037"/>
    </style:style>
    <style:style style:name="P316" style:family="paragraph" style:parent-style-name="Heading_20_2">
      <style:text-properties officeooo:rsid="01a9dac9"/>
    </style:style>
    <style:style style:name="P317" style:family="paragraph">
      <style:paragraph-properties fo:text-align="center"/>
    </style:style>
    <style:style style:name="T1" style:family="text">
      <style:text-properties officeooo:rsid="009bc38e"/>
    </style:style>
    <style:style style:name="T2" style:family="text">
      <style:text-properties officeooo:rsid="009f5dd7"/>
    </style:style>
    <style:style style:name="T3" style:family="text">
      <style:text-properties fo:font-weight="bold" officeooo:rsid="009f5dd7" style:font-weight-asian="bold" style:font-weight-complex="bold"/>
    </style:style>
    <style:style style:name="T4" style:family="text">
      <style:text-properties fo:font-weight="bold" officeooo:rsid="00a0c220" style:font-weight-asian="bold" style:font-weight-complex="bold"/>
    </style:style>
    <style:style style:name="T5" style:family="text">
      <style:text-properties fo:font-weight="bold" officeooo:rsid="00b6ac0f" style:font-weight-asian="bold" style:font-weight-complex="bold"/>
    </style:style>
    <style:style style:name="T6" style:family="text">
      <style:text-properties fo:font-weight="bold" officeooo:rsid="00c8bf3d" style:font-weight-asian="bold" style:font-weight-complex="bold"/>
    </style:style>
    <style:style style:name="T7" style:family="text">
      <style:text-properties fo:font-weight="bold" officeooo:rsid="00caa7c0" style:font-weight-asian="bold" style:font-weight-complex="bold"/>
    </style:style>
    <style:style style:name="T8" style:family="text">
      <style:text-properties fo:font-weight="bold" officeooo:rsid="00cbc8c8" style:font-weight-asian="bold" style:font-weight-complex="bold"/>
    </style:style>
    <style:style style:name="T9" style:family="text">
      <style:text-properties fo:font-weight="bold" officeooo:rsid="00cbdca3" style:font-weight-asian="bold" style:font-weight-complex="bold"/>
    </style:style>
    <style:style style:name="T10" style:family="text">
      <style:text-properties fo:font-weight="bold" officeooo:rsid="01013e22" style:font-weight-asian="bold" style:font-weight-complex="bold"/>
    </style:style>
    <style:style style:name="T11" style:family="text">
      <style:text-properties officeooo:rsid="00a0c220"/>
    </style:style>
    <style:style style:name="T12" style:family="text">
      <style:text-properties officeooo:rsid="00a9442f"/>
    </style:style>
    <style:style style:name="T13" style:family="text">
      <style:text-properties officeooo:rsid="00aa8ada"/>
    </style:style>
    <style:style style:name="T14" style:family="text">
      <style:text-properties officeooo:rsid="00aab9e5"/>
    </style:style>
    <style:style style:name="T15" style:family="text">
      <style:text-properties officeooo:rsid="00ab2f02"/>
    </style:style>
    <style:style style:name="T16" style:family="text">
      <style:text-properties officeooo:rsid="00ad7223"/>
    </style:style>
    <style:style style:name="T17" style:family="text">
      <style:text-properties officeooo:rsid="00aeabfe"/>
    </style:style>
    <style:style style:name="T18" style:family="text">
      <style:text-properties officeooo:rsid="00b20c03"/>
    </style:style>
    <style:style style:name="T19" style:family="text">
      <style:text-properties officeooo:rsid="00b33adc"/>
    </style:style>
    <style:style style:name="T20" style:family="text">
      <style:text-properties officeooo:rsid="00b525e7"/>
    </style:style>
    <style:style style:name="T21" style:family="text">
      <style:text-properties officeooo:rsid="00b6ac0f"/>
    </style:style>
    <style:style style:name="T22" style:family="text">
      <style:text-properties officeooo:rsid="00b8efc4"/>
    </style:style>
    <style:style style:name="T23" style:family="text">
      <style:text-properties officeooo:rsid="00baded2"/>
    </style:style>
    <style:style style:name="T24" style:family="text">
      <style:text-properties officeooo:rsid="00bd7b4a"/>
    </style:style>
    <style:style style:name="T25" style:family="text">
      <style:text-properties fo:font-style="italic" officeooo:rsid="00bd7b4a" style:font-style-asian="italic" style:font-style-complex="italic"/>
    </style:style>
    <style:style style:name="T26" style:family="text">
      <style:text-properties fo:font-style="italic" officeooo:rsid="00bf1076" style:font-style-asian="italic" style:font-style-complex="italic"/>
    </style:style>
    <style:style style:name="T27" style:family="text">
      <style:text-properties fo:font-style="italic" officeooo:rsid="00c01c51" style:font-style-asian="italic" style:font-style-complex="italic"/>
    </style:style>
    <style:style style:name="T28" style:family="text">
      <style:text-properties fo:font-style="italic" officeooo:rsid="00c33714" style:font-style-asian="italic" style:font-style-complex="italic"/>
    </style:style>
    <style:style style:name="T29" style:family="text">
      <style:text-properties fo:font-style="italic" officeooo:rsid="00c75993" style:font-style-asian="italic" style:font-style-complex="italic"/>
    </style:style>
    <style:style style:name="T30" style:family="text">
      <style:text-properties fo:font-style="italic" officeooo:rsid="00c9a127" style:font-style-asian="italic" style:font-style-complex="italic"/>
    </style:style>
    <style:style style:name="T31" style:family="text">
      <style:text-properties fo:font-style="italic" officeooo:rsid="00cbc8c8" style:font-style-asian="italic" style:font-style-complex="italic"/>
    </style:style>
    <style:style style:name="T32" style:family="text">
      <style:text-properties fo:font-style="italic" officeooo:rsid="00fcf4b5" style:font-style-asian="italic" style:font-style-complex="italic"/>
    </style:style>
    <style:style style:name="T33" style:family="text">
      <style:text-properties fo:font-style="italic" officeooo:rsid="00fe6273" style:font-style-asian="italic" style:font-style-complex="italic"/>
    </style:style>
    <style:style style:name="T34" style:family="text">
      <style:text-properties fo:font-style="italic" fo:font-weight="bold" officeooo:rsid="00cdfab9" style:font-style-asian="italic" style:font-weight-asian="bold" style:font-style-complex="italic" style:font-weight-complex="bold"/>
    </style:style>
    <style:style style:name="T35" style:family="text">
      <style:text-properties officeooo:rsid="00bf1076"/>
    </style:style>
    <style:style style:name="T36" style:family="text">
      <style:text-properties fo:font-style="normal" officeooo:rsid="00c01c51" style:font-style-asian="normal" style:font-style-complex="normal"/>
    </style:style>
    <style:style style:name="T37" style:family="text">
      <style:text-properties fo:font-style="normal" officeooo:rsid="00c75993" style:font-style-asian="normal" style:font-style-complex="normal"/>
    </style:style>
    <style:style style:name="T38" style:family="text">
      <style:text-properties fo:font-style="normal" officeooo:rsid="00cc4ace" style:font-style-asian="normal" style:font-style-complex="normal"/>
    </style:style>
    <style:style style:name="T39" style:family="text">
      <style:text-properties fo:font-style="normal" officeooo:rsid="00e736d4" style:font-style-asian="normal" style:font-style-complex="normal"/>
    </style:style>
    <style:style style:name="T40" style:family="text">
      <style:text-properties fo:font-style="normal" officeooo:rsid="00fe6273" style:font-style-asian="normal" style:font-style-complex="normal"/>
    </style:style>
    <style:style style:name="T41" style:family="text">
      <style:text-properties fo:font-style="normal" officeooo:rsid="01007561" style:font-style-asian="normal" style:font-style-complex="normal"/>
    </style:style>
    <style:style style:name="T42" style:family="text">
      <style:text-properties fo:font-style="normal" officeooo:rsid="01013e22" style:font-style-asian="normal" style:font-style-complex="normal"/>
    </style:style>
    <style:style style:name="T43" style:family="text">
      <style:text-properties fo:font-style="normal" officeooo:rsid="0102bca2" style:font-style-asian="normal" style:font-style-complex="normal"/>
    </style:style>
    <style:style style:name="T44" style:family="text">
      <style:text-properties fo:font-style="normal" officeooo:rsid="01085db1" style:font-style-asian="normal" style:font-style-complex="normal"/>
    </style:style>
    <style:style style:name="T45" style:family="text">
      <style:text-properties fo:font-style="normal" officeooo:rsid="0110e6f3" style:font-style-asian="normal" style:font-style-complex="normal"/>
    </style:style>
    <style:style style:name="T46" style:family="text">
      <style:text-properties fo:font-style="normal" officeooo:rsid="01071d92" style:font-style-asian="normal" style:font-style-complex="normal"/>
    </style:style>
    <style:style style:name="T47" style:family="text">
      <style:text-properties fo:font-style="normal" officeooo:rsid="0114d74e" style:font-style-asian="normal" style:font-style-complex="normal"/>
    </style:style>
    <style:style style:name="T48" style:family="text">
      <style:text-properties fo:font-style="normal" officeooo:rsid="0116c45b" style:font-style-asian="normal" style:font-style-complex="normal"/>
    </style:style>
    <style:style style:name="T49" style:family="text">
      <style:text-properties fo:font-style="normal" officeooo:rsid="01173c92" style:font-style-asian="normal" style:font-style-complex="normal"/>
    </style:style>
    <style:style style:name="T50" style:family="text">
      <style:text-properties fo:font-style="normal" officeooo:rsid="01175d85" style:font-style-asian="normal" style:font-style-complex="normal"/>
    </style:style>
    <style:style style:name="T51" style:family="text">
      <style:text-properties fo:font-style="normal" officeooo:rsid="0117b8a7" style:font-style-asian="normal" style:font-style-complex="normal"/>
    </style:style>
    <style:style style:name="T52" style:family="text">
      <style:text-properties fo:font-style="normal" fo:font-weight="bold" officeooo:rsid="00c01c51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cc4ace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officeooo:rsid="011c8fc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1d59e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1f3d85" style:font-style-asian="normal" style:font-weight-asian="normal" style:font-style-complex="normal" style:font-weight-complex="normal"/>
    </style:style>
    <style:style style:name="T57" style:family="text">
      <style:text-properties officeooo:rsid="00c20ac5"/>
    </style:style>
    <style:style style:name="T58" style:family="text">
      <style:text-properties officeooo:rsid="00c33714"/>
    </style:style>
    <style:style style:name="T59" style:family="text">
      <style:text-properties officeooo:rsid="00c75993"/>
    </style:style>
    <style:style style:name="T60" style:family="text">
      <style:text-properties officeooo:rsid="00c8bf3d"/>
    </style:style>
    <style:style style:name="T61" style:family="text">
      <style:text-properties officeooo:rsid="00c97343"/>
    </style:style>
    <style:style style:name="T62" style:family="text">
      <style:text-properties officeooo:rsid="00c9a127"/>
    </style:style>
    <style:style style:name="T63" style:family="text">
      <style:text-properties officeooo:rsid="00caa7c0"/>
    </style:style>
    <style:style style:name="T64" style:family="text">
      <style:text-properties officeooo:rsid="00cbc8c8"/>
    </style:style>
    <style:style style:name="T65" style:family="text">
      <style:text-properties officeooo:rsid="00cbdca3"/>
    </style:style>
    <style:style style:name="T66" style:family="text">
      <style:text-properties officeooo:rsid="00cd5520"/>
    </style:style>
    <style:style style:name="T67" style:family="text">
      <style:text-properties officeooo:rsid="00cdfab9"/>
    </style:style>
    <style:style style:name="T68" style:family="text">
      <style:text-properties officeooo:rsid="00d30774"/>
    </style:style>
    <style:style style:name="T69" style:family="text">
      <style:text-properties officeooo:rsid="00d46eae"/>
    </style:style>
    <style:style style:name="T70" style:family="text">
      <style:text-properties officeooo:rsid="00d8878f"/>
    </style:style>
    <style:style style:name="T71" style:family="text">
      <style:text-properties officeooo:rsid="00d8fdb1"/>
    </style:style>
    <style:style style:name="T72" style:family="text">
      <style:text-properties officeooo:rsid="00d9aef0"/>
    </style:style>
    <style:style style:name="T73" style:family="text">
      <style:text-properties officeooo:rsid="00df2904"/>
    </style:style>
    <style:style style:name="T74" style:family="text">
      <style:text-properties officeooo:rsid="00e2e188"/>
    </style:style>
    <style:style style:name="T75" style:family="text">
      <style:text-properties officeooo:rsid="00e2eaa0"/>
    </style:style>
    <style:style style:name="T76" style:family="text">
      <style:text-properties officeooo:rsid="00e439f4"/>
    </style:style>
    <style:style style:name="T77" style:family="text">
      <style:text-properties officeooo:rsid="00e736d4"/>
    </style:style>
    <style:style style:name="T78" style:family="text">
      <style:text-properties officeooo:rsid="00e80a97"/>
    </style:style>
    <style:style style:name="T79" style:family="text">
      <style:text-properties officeooo:rsid="00e9ab4e"/>
    </style:style>
    <style:style style:name="T80" style:family="text">
      <style:text-properties officeooo:rsid="00eba5a4"/>
    </style:style>
    <style:style style:name="T81" style:family="text">
      <style:text-properties officeooo:rsid="00ec300b"/>
    </style:style>
    <style:style style:name="T82" style:family="text">
      <style:text-properties officeooo:rsid="00ed878d"/>
    </style:style>
    <style:style style:name="T83" style:family="text">
      <style:text-properties officeooo:rsid="00ef15f3"/>
    </style:style>
    <style:style style:name="T84" style:family="text">
      <style:text-properties officeooo:rsid="00eff8db"/>
    </style:style>
    <style:style style:name="T85" style:family="text">
      <style:text-properties officeooo:rsid="00f05c8a"/>
    </style:style>
    <style:style style:name="T86" style:family="text">
      <style:text-properties officeooo:rsid="00f1b155"/>
    </style:style>
    <style:style style:name="T87" style:family="text">
      <style:text-properties officeooo:rsid="00f37001"/>
    </style:style>
    <style:style style:name="T88" style:family="text">
      <style:text-properties officeooo:rsid="00f55f10"/>
    </style:style>
    <style:style style:name="T89" style:family="text">
      <style:text-properties officeooo:rsid="00f56a58"/>
    </style:style>
    <style:style style:name="T90" style:family="text">
      <style:text-properties officeooo:rsid="00f73588"/>
    </style:style>
    <style:style style:name="T91" style:family="text">
      <style:text-properties officeooo:rsid="00f7f3e1"/>
    </style:style>
    <style:style style:name="T92" style:family="text">
      <style:text-properties officeooo:rsid="00f8ef3f"/>
    </style:style>
    <style:style style:name="T93" style:family="text">
      <style:text-properties officeooo:rsid="00f97266"/>
    </style:style>
    <style:style style:name="T94" style:family="text">
      <style:text-properties officeooo:rsid="00fa474f"/>
    </style:style>
    <style:style style:name="T95" style:family="text">
      <style:text-properties officeooo:rsid="00fcf4b5"/>
    </style:style>
    <style:style style:name="T96" style:family="text">
      <style:text-properties officeooo:rsid="00fe6273"/>
    </style:style>
    <style:style style:name="T97" style:family="text">
      <style:text-properties officeooo:rsid="01013e22"/>
    </style:style>
    <style:style style:name="T98" style:family="text">
      <style:text-properties officeooo:rsid="0102bca2"/>
    </style:style>
    <style:style style:name="T99" style:family="text">
      <style:text-properties officeooo:rsid="0105d32c"/>
    </style:style>
    <style:style style:name="T100" style:family="text">
      <style:text-properties officeooo:rsid="01071d92"/>
    </style:style>
    <style:style style:name="T101" style:family="text">
      <style:text-properties officeooo:rsid="01085db1"/>
    </style:style>
    <style:style style:name="T102" style:family="text">
      <style:text-properties officeooo:rsid="010b8d8c"/>
    </style:style>
    <style:style style:name="T103" style:family="text">
      <style:text-properties officeooo:rsid="010c54c2"/>
    </style:style>
    <style:style style:name="T104" style:family="text">
      <style:text-properties officeooo:rsid="010c8538"/>
    </style:style>
    <style:style style:name="T105" style:family="text">
      <style:text-properties officeooo:rsid="0110e6f3"/>
    </style:style>
    <style:style style:name="T106" style:family="text">
      <style:text-properties officeooo:rsid="0114d74e"/>
    </style:style>
    <style:style style:name="T107" style:family="text">
      <style:text-properties officeooo:rsid="0117b8a7"/>
    </style:style>
    <style:style style:name="T108" style:family="text">
      <style:text-properties officeooo:rsid="0119ae22"/>
    </style:style>
    <style:style style:name="T109" style:family="text">
      <style:text-properties fo:font-weight="normal" officeooo:rsid="0119ae22" style:font-weight-asian="normal" style:font-weight-complex="normal"/>
    </style:style>
    <style:style style:name="T110" style:family="text">
      <style:text-properties fo:font-weight="normal" officeooo:rsid="011f3d85" style:font-weight-asian="normal" style:font-weight-complex="normal"/>
    </style:style>
    <style:style style:name="T111" style:family="text">
      <style:text-properties fo:font-weight="normal" officeooo:rsid="0110e6f3" style:font-weight-asian="normal" style:font-weight-complex="normal"/>
    </style:style>
    <style:style style:name="T112" style:family="text">
      <style:text-properties fo:font-weight="normal" officeooo:rsid="0114d74e" style:font-weight-asian="normal" style:font-weight-complex="normal"/>
    </style:style>
    <style:style style:name="T113" style:family="text">
      <style:text-properties fo:font-weight="normal" officeooo:rsid="01071d92" style:font-weight-asian="normal" style:font-weight-complex="normal"/>
    </style:style>
    <style:style style:name="T114" style:family="text">
      <style:text-properties fo:font-weight="normal" officeooo:rsid="0102bca2" style:font-weight-asian="normal" style:font-weight-complex="normal"/>
    </style:style>
    <style:style style:name="T115" style:family="text">
      <style:text-properties fo:font-weight="normal" officeooo:rsid="00fe6273" style:font-weight-asian="normal" style:font-weight-complex="normal"/>
    </style:style>
    <style:style style:name="T116" style:family="text">
      <style:text-properties fo:font-weight="normal" officeooo:rsid="01013e22" style:font-weight-asian="normal" style:font-weight-complex="normal"/>
    </style:style>
    <style:style style:name="T117" style:family="text">
      <style:text-properties fo:font-weight="normal" officeooo:rsid="0121f86b" style:font-weight-asian="normal" style:font-weight-complex="normal"/>
    </style:style>
    <style:style style:name="T118" style:family="text">
      <style:text-properties fo:font-weight="normal" officeooo:rsid="0125ba56" style:font-weight-asian="normal" style:font-weight-complex="normal"/>
    </style:style>
    <style:style style:name="T119" style:family="text">
      <style:text-properties fo:font-weight="normal" officeooo:rsid="0125df2f" style:font-weight-asian="normal" style:font-weight-complex="normal"/>
    </style:style>
    <style:style style:name="T120" style:family="text">
      <style:text-properties fo:font-weight="normal" officeooo:rsid="01279afc" style:font-weight-asian="normal" style:font-weight-complex="normal"/>
    </style:style>
    <style:style style:name="T121" style:family="text">
      <style:text-properties fo:font-weight="normal" officeooo:rsid="0128cfab" style:font-weight-asian="normal" style:font-weight-complex="normal"/>
    </style:style>
    <style:style style:name="T122" style:family="text">
      <style:text-properties fo:font-weight="normal" officeooo:rsid="01298302" style:font-weight-asian="normal" style:font-weight-complex="normal"/>
    </style:style>
    <style:style style:name="T123" style:family="text">
      <style:text-properties fo:font-weight="normal" officeooo:rsid="012c6697" style:font-weight-asian="normal" style:font-weight-complex="normal"/>
    </style:style>
    <style:style style:name="T124" style:family="text">
      <style:text-properties fo:font-weight="normal" officeooo:rsid="012d2acc" style:font-weight-asian="normal" style:font-weight-complex="normal"/>
    </style:style>
    <style:style style:name="T125" style:family="text">
      <style:text-properties officeooo:rsid="0135188a"/>
    </style:style>
    <style:style style:name="T126" style:family="text">
      <style:text-properties officeooo:rsid="013708e7"/>
    </style:style>
    <style:style style:name="T127" style:family="text">
      <style:text-properties officeooo:rsid="013a8faf"/>
    </style:style>
    <style:style style:name="T128" style:family="text">
      <style:text-properties officeooo:rsid="013c7a5b"/>
    </style:style>
    <style:style style:name="T129" style:family="text">
      <style:text-properties officeooo:rsid="013ced71"/>
    </style:style>
    <style:style style:name="T130" style:family="text">
      <style:text-properties officeooo:rsid="013dc73e"/>
    </style:style>
    <style:style style:name="T131" style:family="text">
      <style:text-properties officeooo:rsid="013e3988"/>
    </style:style>
    <style:style style:name="T132" style:family="text">
      <style:text-properties officeooo:rsid="01442f2f"/>
    </style:style>
    <style:style style:name="T133" style:family="text">
      <style:text-properties officeooo:rsid="0145fb46"/>
    </style:style>
    <style:style style:name="T134" style:family="text">
      <style:text-properties officeooo:rsid="01490d6e"/>
    </style:style>
    <style:style style:name="T135" style:family="text">
      <style:text-properties officeooo:rsid="014a36c5"/>
    </style:style>
    <style:style style:name="T136" style:family="text">
      <style:text-properties officeooo:rsid="0151fd77"/>
    </style:style>
    <style:style style:name="T137" style:family="text">
      <style:text-properties officeooo:rsid="0153b56a"/>
    </style:style>
    <style:style style:name="T138" style:family="text">
      <style:text-properties officeooo:rsid="0153f744"/>
    </style:style>
    <style:style style:name="T139" style:family="text">
      <style:text-properties officeooo:rsid="015454b3"/>
    </style:style>
    <style:style style:name="T140" style:family="text">
      <style:text-properties officeooo:rsid="01562f97"/>
    </style:style>
    <style:style style:name="T141" style:family="text">
      <style:text-properties officeooo:rsid="0157a5a6"/>
    </style:style>
    <style:style style:name="T142" style:family="text">
      <style:text-properties officeooo:rsid="015924de"/>
    </style:style>
    <style:style style:name="T143" style:family="text">
      <style:text-properties officeooo:rsid="015ab5ca"/>
    </style:style>
    <style:style style:name="T144" style:family="text">
      <style:text-properties officeooo:rsid="015c32be"/>
    </style:style>
    <style:style style:name="T145" style:family="text">
      <style:text-properties officeooo:rsid="015ceff4"/>
    </style:style>
    <style:style style:name="T146" style:family="text">
      <style:text-properties officeooo:rsid="015ebe60"/>
    </style:style>
    <style:style style:name="T147" style:family="text">
      <style:text-properties officeooo:rsid="01617223"/>
    </style:style>
    <style:style style:name="T148" style:family="text">
      <style:text-properties officeooo:rsid="016218ca"/>
    </style:style>
    <style:style style:name="T149" style:family="text">
      <style:text-properties officeooo:rsid="01625920"/>
    </style:style>
    <style:style style:name="T150" style:family="text">
      <style:text-properties officeooo:rsid="0164535f"/>
    </style:style>
    <style:style style:name="T151" style:family="text">
      <style:text-properties officeooo:rsid="01653edb"/>
    </style:style>
    <style:style style:name="T152" style:family="text">
      <style:text-properties officeooo:rsid="0166711f"/>
    </style:style>
    <style:style style:name="T153" style:family="text">
      <style:text-properties officeooo:rsid="01682d02"/>
    </style:style>
    <style:style style:name="T154" style:family="text">
      <style:text-properties officeooo:rsid="01695617"/>
    </style:style>
    <style:style style:name="T155" style:family="text">
      <style:text-properties officeooo:rsid="0174c416"/>
    </style:style>
    <style:style style:name="T156" style:family="text">
      <style:text-properties officeooo:rsid="01754f26"/>
    </style:style>
    <style:style style:name="T157" style:family="text">
      <style:text-properties officeooo:rsid="017628c5"/>
    </style:style>
    <style:style style:name="T158" style:family="text">
      <style:text-properties officeooo:rsid="01763fcb"/>
    </style:style>
    <style:style style:name="T159" style:family="text">
      <style:text-properties officeooo:rsid="01767b0d"/>
    </style:style>
    <style:style style:name="T160" style:family="text">
      <style:text-properties officeooo:rsid="01796397"/>
    </style:style>
    <style:style style:name="T161" style:family="text">
      <style:text-properties officeooo:rsid="017bcb86"/>
    </style:style>
    <style:style style:name="T162" style:family="text">
      <style:text-properties officeooo:rsid="017bf9f0"/>
    </style:style>
    <style:style style:name="T163" style:family="text">
      <style:text-properties officeooo:rsid="017c8cd6"/>
    </style:style>
    <style:style style:name="T164" style:family="text">
      <style:text-properties officeooo:rsid="017e867a"/>
    </style:style>
    <style:style style:name="T165" style:family="text">
      <style:text-properties officeooo:rsid="0180115c"/>
    </style:style>
    <style:style style:name="T166" style:family="text">
      <style:text-properties officeooo:rsid="01808518"/>
    </style:style>
    <style:style style:name="T167" style:family="text">
      <style:text-properties officeooo:rsid="01818d3c"/>
    </style:style>
    <style:style style:name="T168" style:family="text">
      <style:text-properties officeooo:rsid="018457dd"/>
    </style:style>
    <style:style style:name="T169" style:family="text">
      <style:text-properties officeooo:rsid="01864575"/>
    </style:style>
    <style:style style:name="T170" style:family="text">
      <style:text-properties officeooo:rsid="0187c319"/>
    </style:style>
    <style:style style:name="T171" style:family="text">
      <style:text-properties officeooo:rsid="0189be4e"/>
    </style:style>
    <style:style style:name="T172" style:family="text">
      <style:text-properties officeooo:rsid="018b6760"/>
    </style:style>
    <style:style style:name="T173" style:family="text">
      <style:text-properties officeooo:rsid="018e28d8"/>
    </style:style>
    <style:style style:name="T174" style:family="text">
      <style:text-properties officeooo:rsid="018ea9bc"/>
    </style:style>
    <style:style style:name="T175" style:family="text">
      <style:text-properties officeooo:rsid="018f08a3"/>
    </style:style>
    <style:style style:name="T176" style:family="text">
      <style:text-properties officeooo:rsid="0190d7bf"/>
    </style:style>
    <style:style style:name="T177" style:family="text">
      <style:text-properties officeooo:rsid="0190e6f6"/>
    </style:style>
    <style:style style:name="T178" style:family="text">
      <style:text-properties officeooo:rsid="01930a5a"/>
    </style:style>
    <style:style style:name="T179" style:family="text">
      <style:text-properties officeooo:rsid="0195dcd9"/>
    </style:style>
    <style:style style:name="T180" style:family="text">
      <style:text-properties officeooo:rsid="0196cd63"/>
    </style:style>
    <style:style style:name="T181" style:family="text">
      <style:text-properties officeooo:rsid="01988fef"/>
    </style:style>
    <style:style style:name="T182" style:family="text">
      <style:text-properties officeooo:rsid="019a0ed8"/>
    </style:style>
    <style:style style:name="T183" style:family="text">
      <style:text-properties officeooo:rsid="019c6bef"/>
    </style:style>
    <style:style style:name="T184" style:family="text">
      <style:text-properties officeooo:rsid="019e0132"/>
    </style:style>
    <style:style style:name="T185" style:family="text">
      <style:text-properties officeooo:rsid="019e5918"/>
    </style:style>
    <style:style style:name="T186" style:family="text">
      <style:text-properties officeooo:rsid="019fd037"/>
    </style:style>
    <style:style style:name="T187" style:family="text">
      <style:text-properties officeooo:rsid="01a16aa1"/>
    </style:style>
    <style:style style:name="T188" style:family="text">
      <style:text-properties officeooo:rsid="01a1ecfd"/>
    </style:style>
    <style:style style:name="T189" style:family="text">
      <style:text-properties officeooo:rsid="01a3b86b"/>
    </style:style>
    <style:style style:name="T190" style:family="text">
      <style:text-properties officeooo:rsid="01a3d23a"/>
    </style:style>
    <style:style style:name="T191" style:family="text">
      <style:text-properties officeooo:rsid="01ab6bec"/>
    </style:style>
    <style:style style:name="T192" style:family="text">
      <style:text-properties officeooo:rsid="01acffe7"/>
    </style:style>
    <style:style style:name="T193" style:family="text">
      <style:text-properties officeooo:rsid="01ad5058"/>
    </style:style>
    <style:style style:name="T194" style:family="text">
      <style:text-properties officeooo:rsid="01ad5440"/>
    </style:style>
    <style:style style:name="T195" style:family="text">
      <style:text-properties officeooo:rsid="01af2b12"/>
    </style:style>
    <style:style style:name="T196" style:family="text">
      <style:text-properties officeooo:rsid="01b088a5"/>
    </style:style>
    <style:style style:name="T197" style:family="text">
      <style:text-properties officeooo:rsid="01b98b15"/>
    </style:style>
    <style:style style:name="T198" style:family="text">
      <style:text-properties officeooo:rsid="01b9d25c"/>
    </style:style>
    <style:style style:name="T199" style:family="text">
      <style:text-properties officeooo:rsid="01bbf0aa"/>
    </style:style>
    <style:style style:name="T200" style:family="text">
      <style:text-properties officeooo:rsid="01bf0f62"/>
    </style:style>
    <style:style style:name="T201" style:family="text">
      <style:text-properties officeooo:rsid="01c01271"/>
    </style:style>
    <style:style style:name="T202" style:family="text">
      <style:text-properties officeooo:rsid="01c06b8a"/>
    </style:style>
    <style:style style:name="T203" style:family="text">
      <style:text-properties officeooo:rsid="01c17466"/>
    </style:style>
    <style:style style:name="T204" style:family="text">
      <style:text-properties officeooo:rsid="01c2f51e"/>
    </style:style>
    <style:style style:name="T205" style:family="text">
      <style:text-properties officeooo:rsid="01c45177"/>
    </style:style>
    <style:style style:name="T206" style:family="text">
      <style:text-properties officeooo:rsid="01c64264"/>
    </style:style>
    <style:style style:name="T207" style:family="text">
      <style:text-properties officeooo:rsid="01c82192"/>
    </style:style>
    <style:style style:name="T208" style:family="text">
      <style:text-properties officeooo:rsid="01c8e451"/>
    </style:style>
    <style:style style:name="T209" style:family="text">
      <style:text-properties officeooo:rsid="01c9af8f"/>
    </style:style>
    <style:style style:name="T210" style:family="text">
      <style:text-properties officeooo:rsid="01cac4ac"/>
    </style:style>
    <style:style style:name="T211" style:family="text">
      <style:text-properties officeooo:rsid="01cbc6fb"/>
    </style:style>
    <style:style style:name="T212" style:family="text">
      <style:text-properties officeooo:rsid="01cbecec"/>
    </style:style>
    <style:style style:name="T213" style:family="text">
      <style:text-properties officeooo:rsid="01cd5c89"/>
    </style:style>
    <style:style style:name="T214" style:family="text">
      <style:text-properties officeooo:rsid="01ce50cc"/>
    </style:style>
    <style:style style:name="T215" style:family="text">
      <style:text-properties officeooo:rsid="01cf5040"/>
    </style:style>
    <style:style style:name="T216" style:family="text">
      <style:text-properties officeooo:rsid="01d009d5"/>
    </style:style>
    <style:style style:name="T217" style:family="text">
      <style:text-properties officeooo:rsid="01d4c2a2"/>
    </style:style>
    <style:style style:name="T218" style:family="text">
      <style:text-properties officeooo:rsid="01d5f73b"/>
    </style:style>
    <style:style style:name="T219" style:family="text">
      <style:text-properties officeooo:rsid="01d6c166"/>
    </style:style>
    <style:style style:name="T220" style:family="text">
      <style:text-properties officeooo:rsid="01d8fa82"/>
    </style:style>
    <style:style style:name="T221" style:family="text">
      <style:text-properties officeooo:rsid="01d9ddee"/>
    </style:style>
    <style:style style:name="T222" style:family="text">
      <style:text-properties officeooo:rsid="01db1c49"/>
    </style:style>
    <style:style style:name="T223" style:family="text">
      <style:text-properties officeooo:rsid="01db4e48"/>
    </style:style>
    <style:style style:name="T224" style:family="text">
      <style:text-properties officeooo:rsid="01dbac9d"/>
    </style:style>
    <style:style style:name="T225" style:family="text">
      <style:text-properties officeooo:rsid="01dd6e5b"/>
    </style:style>
    <style:style style:name="T226" style:family="text">
      <style:text-properties officeooo:rsid="01e006d8"/>
    </style:style>
    <style:style style:name="T227" style:family="text">
      <style:text-properties officeooo:rsid="01e1f2ae"/>
    </style:style>
    <style:style style:name="T228" style:family="text">
      <style:text-properties officeooo:rsid="01e33bc4"/>
    </style:style>
    <style:style style:name="T229" style:family="text">
      <style:text-properties officeooo:rsid="01e531d8"/>
    </style:style>
    <style:style style:name="T230" style:family="text">
      <style:text-properties officeooo:rsid="01e58f48"/>
    </style:style>
    <style:style style:name="T231" style:family="text">
      <style:text-properties officeooo:rsid="01e767bb"/>
    </style:style>
    <style:style style:name="T232" style:family="text">
      <style:text-properties officeooo:rsid="01e8c1fb"/>
    </style:style>
    <style:style style:name="T233" style:family="text">
      <style:text-properties officeooo:rsid="01e96f2d"/>
    </style:style>
    <style:style style:name="T234" style:family="text">
      <style:text-properties officeooo:rsid="01e98bb4"/>
    </style:style>
    <style:style style:name="T235" style:family="text">
      <style:text-properties officeooo:rsid="01e9c904"/>
    </style:style>
    <style:style style:name="T236" style:family="text">
      <style:text-properties officeooo:rsid="01ea3a54"/>
    </style:style>
    <style:style style:name="T237" style:family="text">
      <style:text-properties officeooo:rsid="01eb8680"/>
    </style:style>
    <style:style style:name="T238" style:family="text">
      <style:text-properties officeooo:rsid="01ece9bd"/>
    </style:style>
    <style:style style:name="T239" style:family="text">
      <style:text-properties officeooo:rsid="01f0625d"/>
    </style:style>
    <style:style style:name="T240" style:family="text">
      <style:text-properties officeooo:rsid="01f1753e"/>
    </style:style>
    <style:style style:name="T241" style:family="text">
      <style:text-properties officeooo:rsid="01f359c9"/>
    </style:style>
    <style:style style:name="T242" style:family="text">
      <style:text-properties officeooo:rsid="01f4565d"/>
    </style:style>
    <style:style style:name="T243" style:family="text">
      <style:text-properties officeooo:rsid="01f5d65a"/>
    </style:style>
    <style:style style:name="T244" style:family="text">
      <style:text-properties officeooo:rsid="01f94e96"/>
    </style:style>
    <style:style style:name="T245" style:family="text">
      <style:text-properties officeooo:rsid="01f976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8" text:outline-level="1">Пропустил немного, 1 лекцию</text:h>
      <text:p text:style-name="P1"/>
      <text:p text:style-name="P1">…...</text:p>
      <text:p text:style-name="P1"/>
      <text:p text:style-name="P1"/>
      <text:p text:style-name="P1">Продолжим </text:p>
      <text:p text:style-name="P1"/>
      <text:p text:style-name="P1"/>
      <text:p text:style-name="P1">Модель франка сордечно-сосудистой системы. <text:s/>Что-то прошли там уже. </text:p>
      <text:p text:style-name="P1">Когдажидкость течёт, она несжимаема и S*v = const</text:p>
      <text:p text:style-name="P1">Закон неразрывности струи.</text:p>
      <text:p text:style-name="P1">Схожесть между током электрическим и токомкрови. Delta P = X * Q </text:p>
      <text:p text:style-name="P1">Q = S v. Х — гиродинамическое сопротивление. <text:s/>DeltaP — что-то там ещё. Как дельта фи — У – напряжение. По аналогии </text:p>
      <text:p text:style-name="P1"/>
      <text:h text:style-name="P309" text:outline-level="2">Примеры моделей, получаемых из фунд законов природы</text:h>
      <text:p text:style-name="P2">Закон сохр энергии, законы Ньютона и тд.</text:p>
      <text:p text:style-name="P2">Пример: траектория всплытия подводной лодки. </text:p>
      <text:p text:style-name="P2">Любую задачу физическую можно представить как модель ситуации, которая рассматривается в задаче.</text:p>
      <text:p text:style-name="P2">Поместим её в начало координат. Она на глубине H. Получила приказ на всплытие. <text:s/>То есть нужно изменить плотность тела. Резервуары либо зполняем жидкомстью, либо освобождаем от неё.</text:p>
      <text:p text:style-name="P2">Выталкивающая сила определяемся весом вытесненной жидкости. Вес — масса на ускорение. Масса — объём на плотность жидкости. Ускорение g. То есть направление силы определяется величиной плотности подводной лодки. </text:p>
      <text:p text:style-name="P2">Ну и там всё решается как-то. </text:p>
      <text:p text:style-name="P3">В общем, движение по параболе.</text:p>
      <text:p text:style-name="P3"/>
      <text:p text:style-name="P3">Задача – колебаание колец сатурна.</text:p>
      <text:p text:style-name="P3"/>
      <text:p text:style-name="P3"/>
      <text:h text:style-name="P229" text:outline-level="1">Вариационные принципы маткматической модели</text:h>
      <text:p text:style-name="P4"><text:span text:style-name="T1">В прошлоё лекции исмпользовали фундаментальные законы. Сейчас применим вариационные принципы. Что это? Это весьма общее утверждение об рассматриваемом объекте и гласят, что из всех </text:span><text:soft-page-break/><text:span text:style-name="T1">возможных вариантов его поведения выьираются лишь те, которые довлетворяют определённому условию. </text:span></text:p>
      <text:p text:style-name="P10">Обычно, некоторая связанная с объектами величина достигает экстремального значения при его переходе из одного состояния в другое.</text:p>
      <text:p text:style-name="P11">Пример его — принцип Гамильтона. Общая схема какая?</text:p>
      <text:p text:style-name="P11">Пусть имеется механическая система, обозначим Q(t) — обобщ координаты, полнотьб определяющие положение механической системы в пространстве. </text:p>
      <text:p text:style-name="P11">Величина dQ/dt называем обобщённой скоростью системы в момент времени t.</text:p>
      <text:p text:style-name="P11">Набор вечличин (Q(t) , dQ/dt ) определяет состояние механической системы во все моменты времени. </text:p>
      <text:p text:style-name="P12">Для описания механической системы вводится функция Лагранжа. </text:p>
      <text:p text:style-name="P13">L(Q, dQ/dt);</text:p>
      <text:p text:style-name="P12">В простейших случаях имет ясный смысл, и <text:s/>= T — П. Кнетическая <text:s/>минус потенциальная. </text:p>
      <text:p text:style-name="P13">S(Q) = int _t1^t2 ( L(Q, dQ/dt) , dt); </text:p>
      <text:p text:style-name="P5"><text:span text:style-name="T2">называется </text:span><text:span text:style-name="T3">действие</text:span><text:span text:style-name="T2"> по Гамильтону. </text:span></text:p>
      <text:p text:style-name="P5"><text:span text:style-name="T3">Принцип Гамильтона </text:span><text:span text:style-name="T2">для механической системы: если система движется по заданных закону механики, то Q(t) — стационарная функция для S(Q). </text:span></text:p>
      <text:p text:style-name="P5"><text:span text:style-name="T3">Стционарность </text:span><text:span text:style-name="T2">можно пояснить математическими. </text:span></text:p>
      <text:p text:style-name="P12">d/d_eps * S[Q(t) + eps*fi(t)] | eps = 0;</text:p>
      <text:p text:style-name="P14">fi(t) — пробная функция, которая = 0 в t1 и t2 и удовлетворяющая тому условию, что Q(t) + eps*fi(t) <text:s/>– возможная координата системы. </text:p>
      <text:p text:style-name="P15">Выбирается действие, удовлетворяющее минимуму функционала действия. </text:p>
      <text:p text:style-name="P6"><text:span text:style-name="T11">Eps * fi(t) def </text:span><text:span text:style-name="T4">вариация </text:span><text:span text:style-name="T11">величины Q.</text:span></text:p>
      <text:p text:style-name="P15"/>
      <text:p text:style-name="P16">Ну и попробуем эту штуку для шарика. Есть в методичке это. Вот так вот. </text:p>
      <text:p text:style-name="P17">В простейшем случае L[...] <text:s/>= Еп — Ек</text:p>
      <text:p text:style-name="P17"/>
      <text:p text:style-name="P18">Принцип Гамильтона является единственно реальным принципом построения моделей для систем стоятоящих из большого числа разнообрзных элементов, сязанных мжду собой различными сособами. </text:p>
      <text:p text:style-name="P18"/>
      <text:p text:style-name="P19">Пружинные маятники. Материальная тока подвешена на нити. Еси отклоним на угол альфа, маятник будет качаться. Чтобы ближе была система к математическому маятнику, надо, чтобы длина нити была большая, а нить лёгкая, нерастяжимая и прочная, в сравнении с массой груза. </text:p>
      <text:p text:style-name="P20"><text:soft-page-break/>Короче, это тривиально. За координату возьмём угол альфа. a(t). </text:p>
      <text:p text:style-name="P20">Тогда da/at — обобщённая скорость. </text:p>
      <text:p text:style-name="P21">Кинетическая и потенциальная энергия какие?</text:p>
      <text:p text:style-name="P7"><text:span text:style-name="T12">Кинетическая <text:s/>= 1/2*mv^2 = m/2 * (L * da/dt)^2 </text:span><text:span text:style-name="T13">Вот так. Угловая скорость * на длину нитки. </text:span></text:p>
      <text:p text:style-name="P8"><text:span text:style-name="T13">Потенциальная = <text:s/>mgh</text:span><text:span text:style-name="T14">. h как выразить? <text:s/></text:span><text:span text:style-name="T15">Получим, как h = L*(1-cos[a])</text:span></text:p>
      <text:p text:style-name="P22"/>
      <text:p text:style-name="P9"><text:span text:style-name="T16">Дома можно попробовать решить задачу, окгда на конце маятника заряд +q, висит над заряженой плоскостью </text:span><text:span text:style-name="T17">бесконечной</text:span><text:span text:style-name="T16"> с поверхностным зарядом сигма. </text:span></text:p>
      <text:p text:style-name="P23">Там немного меняется сила, но не так уж сложно. </text:p>
      <text:p text:style-name="P23"/>
      <text:p text:style-name="P23"/>
      <text:h text:style-name="P230" text:outline-level="1">Автоволны в возбудимых средах</text:h>
      <text:p text:style-name="P28">Ведёт аспирант. Или кто-то типа того. Посмотрим, каков уровень его силы.</text:p>
      <text:p text:style-name="P29">Потапов Павел. </text:p>
      <text:p text:style-name="P30">Рассматриваем нелинейные явления в современности. Они наделя.ют системы особыми свойствами. Раньше думали, что жизнь нельзя описать мат моделями. Так вот, сейчас можно. Кооперативное поведение ляляля. Автоволны — пример их. </text:p>
      <text:p text:style-name="P24"><text:span text:style-name="T18">Автоволна — волна огня в лесу, фронт огня. Что-то такое. </text:span><text:span text:style-name="T19">Доминошки, падающие — автоколебательная система. </text:span></text:p>
      <text:p text:style-name="P31">Относительно малых воздействий она устойчива, не упадёт. Принича падения — стоящие фишки имеют потенциальную энергию большую, чем упавшая. И тд. </text:p>
      <text:p text:style-name="P31"/>
      <text:p text:style-name="P31">В сегнетоэлектриках ещё. Заряжен вверх он, E вверх направлен, к плюсу. Если сместим начало вниз,Ю то <text:s/>он поплывёт как в доминошках, все за собой вниз и тд. Т.е. Диполи переориентируются. Автоволна тут — самоорганизующаяся движущаяся доменная стенка. </text:p>
      <text:p text:style-name="P31">Рапространение фронта горения в бикфордовом шнуре. <text:s/>Много-много формул.</text:p>
      <text:p text:style-name="P31"/>
      <text:p text:style-name="P31">Автоволна — самоподдерживающаяся волна в возбудимой среде. Каждый элемент может в такой среде быть возбуждённым, в покое или в рефрактерноти (состояние восстановления к возбуждённости). </text:p>
      <text:p text:style-name="P32">Автоволны в сердечной мышце. Ла-ла-ла. Так быстро, что ничего непонятно.</text:p>
      <text:p text:style-name="P32">Клеточные автоматы. Ууу.. Это множество коненых автоматов, каждый из которых находится в своём состоянии.</text:p>
      <text:p text:style-name="P32"><text:soft-page-break/>Автоволна — сильно нелинейная волна, фотма, амплитуда и всё такое нз от начальных условий возбуждения, а только от среды. </text:p>
      <text:p text:style-name="P33">Обычная волна — процесс распространения колебаний в среде. Они затухают. А эти автоволны неееет.</text:p>
      <text:p text:style-name="P25"><text:span text:style-name="T20">Сегметоэлектрик — плёнка, у которой каждый объём содержит диполь, мы его направили – он держится. Чем-то похоже на постоянный мангит. </text:span><text:span text:style-name="T21">Ч</text:span></text:p>
      <text:p text:style-name="P34"/>
      <text:p text:style-name="P26"><text:span text:style-name="T5">Общее уравнение <text:s/></text:span><text:span text:style-name="T21">tau[teta] <text:s/>d Teta/dt = l^2 <text:s/>d^2 Teta / dX^2 — q(Teta, A)</text:span></text:p>
      <text:p text:style-name="P35">Teta описывает свойства системы, tau[teta] и l — характерные время и длина изменения параметра teta, q — нелинейный источник, A — контролирующий пареметра в физических система, характеризующий степень их возбуждения ( E, H, <text:s/>к примеру)</text:p>
      <text:p text:style-name="P35"/>
      <text:p text:style-name="P36">Конечные автоматы Виннера-Розенблюта. Время t1 — кушают слоны траву, t2 — время восстановления клеткой ресурсов. <text:s/>Клеточный автомат, много клеток. </text:p>
      <text:p text:style-name="P27"><text:span text:style-name="T22">Пейсмейкер — создатель волны. Возбудитель. Есть ещё реверберато</text:span><text:span text:style-name="T23">ры</text:span><text:span text:style-name="T22">.</text:span></text:p>
      <text:p text:style-name="P37">Автоволны, направленные друг на друга — взаимно уничтожаются. </text:p>
      <text:p text:style-name="P37"/>
      <text:h text:style-name="P231" text:outline-level="1">Примеры иерархии моделей</text:h>
      <text:p text:style-name="P150">Либо снизу вверх, либо сверху вниз моделирование развивается.</text:p>
      <text:p text:style-name="P150">На примере пружинного маятника строили модель, начиная с сил, <text:s/>пренебрегая сналала силами тяготерния и реакции опоры, и трением, а потом добавляя постепенно</text:p>
      <text:p text:style-name="P150"/>
      <text:h text:style-name="P310" text:outline-level="2">Различные аврианты действия, заданные внешней силой.</text:h>
      <text:p text:style-name="P150">Пусть на шарик действует известная внешняя сила. F(r,t). r- радиус-вектор</text:p>
      <text:p text:style-name="P38"><text:span text:style-name="T24">Тогда 2зн: </text:span><text:span text:style-name="T25">m d^2r/dt^2 = -kr + F(r,t)</text:span></text:p>
      <text:p text:style-name="P150">Рассмотрим различные варианты. </text:p>
      <text:p text:style-name="P150">Если постоянная эта сила, что тогда? Тогда </text:p>
      <text:p text:style-name="P150">F = const = F0. </text:p>
      <text:p text:style-name="P38"><text:span text:style-name="T24">Тогда </text:span><text:span text:style-name="T25">m d^2r/dt^2 = -kr + F0</text:span><text:span text:style-name="T24">;</text:span></text:p>
      <text:p text:style-name="P38"><text:span text:style-name="T24">Если сделаем замену </text:span><text:span text:style-name="T25">~r = r — F0/k</text:span><text:span text:style-name="T24">, то получим</text:span></text:p>
      <text:p text:style-name="P38"><text:span text:style-name="T25">m d^2~r/dt^2 = -k~r</text:span><text:span text:style-name="T24">;</text:span></text:p>
      <text:p text:style-name="P150">Тоже уравнение колебаний незатухающих, но со смещением положения точки равновесия. </text:p>
      <text:p text:style-name="P39"><text:span text:style-name="T26">r = F0/k</text:span><text:span text:style-name="T35"> - <text:s/>положение равновесия шарика. </text:span></text:p>
      <text:p text:style-name="P151"/>
      <text:p text:style-name="P151">Возьмём F = F(t) = например периоическую = F sin(w1 t)</text:p>
      <text:p text:style-name="P39"><text:soft-page-break/><text:span text:style-name="T35">Получим уравнение </text:span><text:span text:style-name="T25">m d^2r/dt^2 = -kr + </text:span><text:span text:style-name="T26">F0 sin(w1 t)</text:span><text:span text:style-name="T35">.</text:span></text:p>
      <text:p text:style-name="P151">Ононеоднородное. Для одногодного получим то же самое, то свободные незатухающие <text:s/>_r = A cos wt + B sin wt, w = sqrt(k/m)</text:p>
      <text:p text:style-name="P151">Частное ~r = <text:s/>C sin w1 t. </text:p>
      <text:p text:style-name="P151">Подставив в исходное, получим, что: <text:s/></text:p>
      <text:p text:style-name="P151">- m C w1^2 <text:s/>sin w1t = -k C sin w1t +F0 sin w1t =&gt;</text:p>
      <text:p text:style-name="P39"><text:span text:style-name="T35">-m C w1^2 = -k C + F0 =&gt; C = F0/(k-m w1^2) = [k =m w^2] = <text:tab/><text:line-break/></text:span><text:span text:style-name="T26">F0/m/(w^2- w1^2) = C</text:span></text:p>
      <text:p text:style-name="P39"><text:span text:style-name="T35"><text:s/>Тогда </text:span><text:span text:style-name="T26">r = <text:s/>A cos wt + B sin wt + F0/m/(w^2- w1^2) sin w1t.</text:span></text:p>
      <text:p text:style-name="P49">Когда частота w1 приближается к w появляется явление резонанса — неограниченный рост амплитуды. </text:p>
      <text:p text:style-name="P49"/>
      <text:p text:style-name="P49">Но мы не учитываем силу трения. <text:s/>Поэтому резонанс как явление не исчезает, но амплитуда конечна будет. </text:p>
      <text:p text:style-name="P49"/>
      <text:p text:style-name="P40"><text:span text:style-name="T36">Другой случай. </text:span><text:span text:style-name="T52">Движение точки крепления</text:span><text:span text:style-name="T36">.</text:span></text:p>
      <text:p text:style-name="P50">Точка крепления как-то изменяет положение. Движется по закону <text:tab/><text:line-break/>r0(t) = f(t). <text:s/>Тогда в системе координат, связанной с этой точкой действует щё и сила инерции: Fin = <text:s/>ma, a = d^2f/dt^2</text:p>
      <text:p text:style-name="P40"><text:span text:style-name="T36">Тогда </text:span><text:span text:style-name="T25">m d^2r/dt^2 = -kr + </text:span><text:span text:style-name="T27">-m d^2f/dt^2 </text:span><text:span text:style-name="T36">такое уравнение</text:span></text:p>
      <text:p text:style-name="P50">При соответствующем периодическом креплении точкаи овозникнет резонанс. </text:p>
      <text:p text:style-name="P50">Сила инерции системы может зависеть не только от времени t, но и от координаты r. </text:p>
      <text:p text:style-name="P40"><text:span text:style-name="T36">Если пружина надета на стержень, движущийся с угловой скоростью w(t), то примерная сила инерции равна </text:span><text:span text:style-name="T27">m v^2 / R = m a</text:span><text:span text:style-name="T36"> , v- линейная скорость. </text:span></text:p>
      <text:p text:style-name="P40"><text:span text:style-name="T36">А линейная скорость v = w R. Получим, что сила будет </text:span><text:span text:style-name="T27">m w^2 R</text:span></text:p>
      <text:p text:style-name="P50">R = R0 + r. R0 — длина в ненагруженном состоянии, а r — отклонение шарика от нейтрального положения. При этом r &gt; -R0</text:p>
      <text:p text:style-name="P50"/>
      <text:p text:style-name="P50">Получим уравнение движения шарика</text:p>
      <text:p text:style-name="P108"><text:span text:style-name="T25">m d^2r/dt^2 = -kr + </text:span><text:span text:style-name="T27">-m w^2 (t) <text:s/>(R0 + r) = -r (k — m w^2) + m w^2 R0</text:span></text:p>
      <text:p text:style-name="P41"><text:span text:style-name="T57">Если r &lt;&lt; R0, </text:span><text:span text:style-name="T58">то получим вариант периодически действующей силы. <text:s/>С возможным явлением резонанса. </text:span><text:span text:style-name="T28">F(t)</text:span><text:span text:style-name="T58"> периодич дейст сила = -</text:span><text:span text:style-name="T27">m w^2</text:span><text:span text:style-name="T28">(t)</text:span><text:span text:style-name="T27"> R0</text:span></text:p>
      <text:p text:style-name="P51">Но резонанс тут невозможен, так как дейтвующая сила направлена всегда в одну сторону и неспособна раскачать систему. </text:p>
      <text:p text:style-name="P129">W2 = sqrt(k/m)</text:p>
      <text:p text:style-name="P52">Получим </text:p>
      <text:p text:style-name="P130">r = A cos w2t + B sin w2t + 1/w2 R0 int[w(tau) + sin w2(t-tau), 0..t]</text:p>
      <text:p text:style-name="P51">dr/dt тоже содержит синус, косинус и интеграл.</text:p>
      <text:p text:style-name="P51"><text:soft-page-break/></text:p>
      <text:p text:style-name="P53">Усложнение модели ведёт к усложнению вычислений? </text:p>
      <text:p text:style-name="P53">Пусть шарик прикреплён к двум пружинам. Что тогда? Да ничего не изменится. Точка равновесия там, где силы упругости уравновешены. </text:p>
      <text:p text:style-name="P53"/>
      <text:h text:style-name="P311" text:outline-level="2">Учёт сил трения. </text:h>
      <text:p text:style-name="P152">Могут быть двоякие: с перемещением по твёрдой поверхности <text:s/>и сопротивления движения в воздушной среде. </text:p>
      <text:p text:style-name="P106"><text:span text:style-name="T29">F = k1 P</text:span><text:span text:style-name="T59"> — первая сила трения скольжения. P = mg вес шарика. </text:span></text:p>
      <text:p text:style-name="P153">Направлена всегда в сторону против движения шарика. </text:p>
      <text:p text:style-name="P153">То есть </text:p>
      <text:p text:style-name="P131">F = - k1 mg sign(dr/dt)</text:p>
      <text:p text:style-name="P153">Изучим движение шарика в этом случае.</text:p>
      <text:p text:style-name="P107"><text:span text:style-name="T25">m d^2r/dt^2 = -kr </text:span><text:span text:style-name="T29">- k1 mg sign(dr/dt)</text:span><text:span text:style-name="T37">.</text:span></text:p>
      <text:p text:style-name="P54">Покажем, что колебания будут затухающими. </text:p>
      <text:p text:style-name="P54">Обозначим v = dr/dt, тогда </text:p>
      <text:p text:style-name="P131">m dv/dt = -kr - k1 mg sign (v)</text:p>
      <text:p text:style-name="P107"><text:span text:style-name="T29">m dv/dt + kr = -k1 mg sign (v)</text:span><text:span text:style-name="T37">. Умножим на v</text:span></text:p>
      <text:p text:style-name="P111"><text:span text:style-name="T59">mv dv/dt + kr </text:span><text:span text:style-name="T60">dr/dt</text:span><text:span text:style-name="T59"> = -k1 mg v sign (v)</text:span></text:p>
      <text:p text:style-name="P110"><text:span text:style-name="T60">d(</text:span><text:span text:style-name="T6">mv^2 / 2 + kr^2 / 2</text:span><text:span text:style-name="T60">)/ dt = -k1 mg v sign </text:span><text:span text:style-name="T61">(</text:span><text:span text:style-name="T60">v</text:span><text:span text:style-name="T61">)</text:span></text:p>
      <text:p text:style-name="P55">В скобках полная механическая энергия системы. Кинетическая энергия шарика + потенциальная эрегрия сжатой пружины. </text:p>
      <text:p text:style-name="P56">dE/dt = -k1 mg v sign (v)</text:p>
      <text:p text:style-name="P55">Выходит, что производная энергия всегда <text:s/>меньше нуля, если v != 0. </text:p>
      <text:p text:style-name="P55">Тогда энегрия уменьшается всегда, выходит! </text:p>
      <text:p text:style-name="P42"><text:span text:style-name="T62">Таким образом, координата r — также убывающая функция времени. Почему? <text:s/>Прослушал – придумывай теперь сам. Связано с убыванием энергии и прохождением через центр. </text:span><text:span text:style-name="T65">В центре равновесия кинетическая энергия максимальна, но она уменьшается, следовательно, уменьшается скорость, следовательно, уменьшается расстояние. На которое шарик может отклониться, следовательно, падает амплитуда. </text:span></text:p>
      <text:p text:style-name="P55"/>
      <text:p text:style-name="P79">Сопротивление среды. </text:p>
      <text:p text:style-name="P42"><text:span text:style-name="T30">F = - n v</text:span><text:span text:style-name="T62">. Где n — коэффициент сопротивления среды. <text:s/></text:span><text:span text:style-name="T7">Закон Стокса</text:span><text:span text:style-name="T63">, если целиком. Сила сопротивления при движении шарика в среде попорциональна скорости и направлена в противоположном движению направлении. </text:span></text:p>
      <text:p text:style-name="P57">Пыль в воздухе – по закону Стокса тоже. </text:p>
      <text:p text:style-name="P112"><text:span text:style-name="T59">m dv/dt </text:span><text:span text:style-name="T64">= -</text:span><text:span text:style-name="T59">kr <text:s/>-</text:span><text:span text:style-name="T64">n dr/dt</text:span></text:p>
      <text:p text:style-name="P58"><text:soft-page-break/>Это уже можно решить с лёгкостью!</text:p>
      <text:p text:style-name="P58">Сделаем замену переменных. <text:s/>r(t) = ~r(t) exp(a t)</text:p>
      <text:p text:style-name="P58">Получим тогда...</text:p>
      <text:p text:style-name="P58"><text:s/>dr/dt = ~r(t) a exp(a t) + d~r(t)/dt <text:s/>exp(a t)</text:p>
      <text:p text:style-name="P58"><text:s/>d^2r/dt^2 = ~r(t) a^2 exp(a t) + d^2~r(t)/dt^2 <text:s/>exp(a t) + 2 d~r(t)/dt a exp(a t). = exp(a t) * (~r(t) a^2 <text:s/>+ d^2~r(t)/dt^2 + 2 d~r(t)/dt a )</text:p>
      <text:p text:style-name="P58"/>
      <text:p text:style-name="P58">Получим:</text:p>
      <text:p text:style-name="P132">m (~r(t) a^2+d^2~r(t)/dt^2+2 d~r(t)/dt a)= -k ~r(t) + n (~r(t) a + d~r(t)/dt )</text:p>
      <text:p text:style-name="P58">Дальше перегруппируем вынеся к первой производные.</text:p>
      <text:p text:style-name="P43"><text:span text:style-name="T64">Уберём первую производную, обозначит <text:s/></text:span><text:span text:style-name="T31">2a m + n = 0</text:span><text:span text:style-name="T64">; Итого </text:span><text:span text:style-name="T8">a = -n/2m</text:span></text:p>
      <text:p text:style-name="P58">Получим уравнение </text:p>
      <text:p text:style-name="P132">md^2 ~r/dt^2 + ~r (k — n^2/4m) = 0</text:p>
      <text:p text:style-name="P58">Через k1 обозначим то, что в скобках. </text:p>
      <text:p text:style-name="P88">md^2 ~r/dt^2 + ~r k1 = 0</text:p>
      <text:p text:style-name="P84"><text:span text:style-name="T64"><text:s/></text:span><text:span text:style-name="T8">Если k1 положительна</text:span><text:span text:style-name="T64">, то это случай небольшой силы трения. Она не превышает силы упругости. В этом случае получим стандартное решение: </text:span></text:p>
      <text:p text:style-name="P85"><text:span text:style-name="T64"><text:s/></text:span><text:span text:style-name="T31">~r = A sin sqtr(k1/m) t + B cos sqtr(k1/m) t</text:span><text:span text:style-name="T64">. </text:span></text:p>
      <text:p text:style-name="P89">И в целом для r(t) у нас вынесется экспонента. </text:p>
      <text:p text:style-name="P44"><text:span text:style-name="T9">Если k1 = 0</text:span><text:span text:style-name="T65">, тогда получим уравнение:</text:span></text:p>
      <text:p text:style-name="P133"><text:s/>~r = c t + c1</text:p>
      <text:p text:style-name="P113"><text:span text:style-name="T65">r(t) = exp(-nt/2m) (</text:span><text:span text:style-name="T65">c t + c1</text:span><text:span text:style-name="T65">)</text:span></text:p>
      <text:p text:style-name="P59">Если знаем всё, то получим:</text:p>
      <text:p text:style-name="P133"><text:s/>r(t) = exp(-nt/2m) ((v0 + n r0/2m) t + r0)</text:p>
      <text:p text:style-name="P59">Колебания отсутствуют благодаря высокой силе трения. Система лишь один раз может пройти положение равновесия, для чего необходимо и достаточно выполнение условий, r(t) = r0. <text:s/>Там v0 &lt; - n |r0|/2m</text:p>
      <text:p text:style-name="P60"/>
      <text:p text:style-name="P124"><text:span text:style-name="T53">В случае отрицательности</text:span><text:span text:style-name="T38">.</text:span></text:p>
      <text:p text:style-name="P61">Решаем. </text:p>
      <text:p text:style-name="P86"><text:span text:style-name="T66">m</text:span><text:span text:style-name="T64"> d^2~r/dt^2 + ~r k1 = 0</text:span><text:span text:style-name="T66">, k1 &lt; 0</text:span></text:p>
      <text:p text:style-name="P90">Посмотрим. <text:s/></text:p>
      <text:p text:style-name="P91">m p^2 <text:s/>= -k1 </text:p>
      <text:p text:style-name="P86"><text:span text:style-name="T66">p = ± sqrt(</text:span><text:span text:style-name="T67">-</text:span><text:span text:style-name="T66">k1/m) = ± j</text:span></text:p>
      <text:p text:style-name="P86"><text:span text:style-name="T67">~</text:span><text:span text:style-name="T66">r = c1 exp(j t) + c2 exp(-j t) = c1 sh (jt) + c2 ch(jt)</text:span></text:p>
      <text:p text:style-name="P87"><text:span text:style-name="T67">r = [</text:span><text:span text:style-name="T66">c1 sh (jt) + c2 ch(jt)</text:span><text:span text:style-name="T67">] exp(-nt/2m)</text:span></text:p>
      <text:p text:style-name="P92">r(0) = r0, v(0) = v0, тогда </text:p>
      <text:p text:style-name="P87"><text:soft-page-break/><text:span text:style-name="T67">r(0) = c2 ch(0) = </text:span><text:span text:style-name="T34">c2 = r0</text:span></text:p>
      <text:p text:style-name="P92">dr/dt (0) = j c1 — n/2m r0 = v0</text:p>
      <text:p text:style-name="P80">c1 =(v0 + n/2m)/j</text:p>
      <text:p text:style-name="P77"><text:span text:style-name="T67">r = [</text:span><text:span text:style-name="T66"> sh (jt) </text:span><text:span text:style-name="T67">(v0 + n/2m)/j</text:span><text:span text:style-name="T66"> + </text:span><text:span text:style-name="T67">r0</text:span><text:span text:style-name="T66"> ch(jt)</text:span><text:span text:style-name="T67">] exp(-nt/2m)</text:span></text:p>
      <text:p text:style-name="P92">t &gt; 0-&gt; <text:s/>левый множ &gt; 0, тогда только правый может дать ноль.</text:p>
      <text:p text:style-name="P92"/>
      <text:p text:style-name="P62"/>
      <text:h text:style-name="P232" text:outline-level="1">Универсльнотсть математических моделей. Применение аналогий при построении моделей. </text:h>
      <text:p text:style-name="P157">Одни и те же уравнения описывают совершенно разные физические представления. </text:p>
      <text:p text:style-name="P154"><text:span text:style-name="T68">Например, жидкость в u-образном сосуде. С двух сторон давления уравновешивают сверху. Есди вывдем из равновесия, то она будет стремиться назад уравновесить. Это тоже колебания будут, наверно. </text:span><text:span text:style-name="T69">Да? </text:span></text:p>
      <text:p text:style-name="P158">Опишем формулами. </text:p>
      <text:p text:style-name="P158"/>
      <text:p text:style-name="P159">Другой случай. Колебательный электрический контур.</text:p>
      <text:p text:style-name="P160">При взаимодействии биологических популяций. </text:p>
      <text:p text:style-name="P161"/>
      <text:p text:style-name="P161">Колебание шарика не по плоскости, а по какой-то кривой f(x)</text:p>
      <text:p text:style-name="P162">Посмотрим 2 закон ньютона. </text:p>
      <text:p text:style-name="P155"><text:span text:style-name="T70">Fy = -kl, F</text:span><text:span text:style-name="T71">t</text:span><text:span text:style-name="T70"> = mg / sqrt(1 + </text:span><text:span text:style-name="T71">1/(</text:span><text:span text:style-name="T70">f'</text:span><text:span text:style-name="T71">)^2</text:span><text:span text:style-name="T70">)</text:span></text:p>
      <text:p text:style-name="P156"><text:span text:style-name="T71">F = mg / </text:span><text:span text:style-name="T70">sqrt(1 + </text:span><text:span text:style-name="T71">1/(</text:span><text:span text:style-name="T70">f'</text:span><text:span text:style-name="T73">(x(l))</text:span><text:span text:style-name="T71">)^2</text:span><text:span text:style-name="T70">) —</text:span><text:span text:style-name="T71"> kl </text:span><text:span text:style-name="T72">= </text:span><text:span text:style-name="T73">m d^2l /dt^2</text:span></text:p>
      <text:p text:style-name="P163"/>
      <text:h text:style-name="P233" text:outline-level="1">2 типа нелинейных моделей систем типа шарик-пружина</text:h>
      <text:p text:style-name="P168">Силу трения мы рассчитывали как линейную пропорционально скорости. </text:p>
      <text:p text:style-name="P168">Но это только для небольших скоростей. Или коэффциент зависит от самой скорости. </text:p>
      <text:p text:style-name="P169">F(v) = -n v |v|^alpha</text:p>
      <text:p text:style-name="P169">alpha &gt; -1, n &gt; 0</text:p>
      <text:p text:style-name="P170">Тогда в уравнении будет</text:p>
      <text:p text:style-name="P114"><text:span text:style-name="T74">m d</text:span><text:span text:style-name="T75">r</text:span><text:span text:style-name="T74">^2 r/dt^2 = -kr — n v |v|^alpha</text:span></text:p>
      <text:p text:style-name="P170"/>
      <text:p text:style-name="P170">Оно нелинейное, общее решение уже нельзя записать, но можно общие характеристики установить. Например, что колебания затухают. </text:p>
      <text:p text:style-name="P170">Или можно в окрестностях решений сделать что-то. Частные случаи типа. </text:p>
      <text:p text:style-name="P171"><text:soft-page-break/>Ну вот попробуем как тогда с энергией, чтобы показать её угасание. <text:s/>Умножим на скорость всё.</text:p>
      <text:p text:style-name="P115"><text:span text:style-name="T75">m</text:span><text:span text:style-name="T74"> </text:span><text:span text:style-name="T75">v</text:span><text:span text:style-name="T74"> d</text:span><text:span text:style-name="T75">v</text:span><text:span text:style-name="T74">/dt = -kr </text:span><text:span text:style-name="T75">dr/dt</text:span><text:span text:style-name="T74"> — n v</text:span><text:span text:style-name="T75">^2</text:span><text:span text:style-name="T74"> |v|^alpha</text:span></text:p>
      <text:p text:style-name="P115"><text:span text:style-name="T75">d/dt(m</text:span><text:span text:style-name="T74"> </text:span><text:span text:style-name="T75">v^2/2</text:span><text:span text:style-name="T74"> </text:span><text:span text:style-name="T75">)</text:span><text:span text:style-name="T74"> </text:span><text:span text:style-name="T75">+ d/dt (</text:span><text:span text:style-name="T74">kr</text:span><text:span text:style-name="T75">^2/2)</text:span><text:span text:style-name="T74"> <text:s/></text:span><text:span text:style-name="T75">=</text:span><text:span text:style-name="T74"> </text:span><text:span text:style-name="T76">-</text:span><text:span text:style-name="T74">n v</text:span><text:span text:style-name="T75">^2</text:span><text:span text:style-name="T74"> |v|^alpha</text:span></text:p>
      <text:p text:style-name="P116"><text:span text:style-name="T75">d/dt(m</text:span><text:span text:style-name="T74"> </text:span><text:span text:style-name="T75">v^2/2</text:span><text:span text:style-name="T74"> </text:span><text:span text:style-name="T76">+ </text:span><text:span text:style-name="T74">kr</text:span><text:span text:style-name="T75">^2/2)</text:span><text:span text:style-name="T74"> <text:s/></text:span><text:span text:style-name="T75">=</text:span><text:span text:style-name="T74"> <text:s/></text:span><text:span text:style-name="T76">-</text:span><text:span text:style-name="T74">n v</text:span><text:span text:style-name="T75">^2</text:span><text:span text:style-name="T74"> |v|^alpha</text:span></text:p>
      <text:p text:style-name="P116"><text:span text:style-name="T76">d/dt ( E) = -</text:span><text:span text:style-name="T74">n v</text:span><text:span text:style-name="T75">^2</text:span><text:span text:style-name="T74"> |v|^alpha</text:span></text:p>
      <text:p text:style-name="P63">Слева производная энергии, она меньше нуля, поэтому будет угасать всё. </text:p>
      <text:p text:style-name="P63">Вид силы трения не влияет на затухание. Она всегда диссипативная. </text:p>
      <text:p text:style-name="P63">В окрестности предельных точек в методичке показано. </text:p>
      <text:p text:style-name="P63"/>
      <text:p text:style-name="P64">С законом гука та же ересь. Только при небольших растяжениях там -kr, иначе будет k(r) зависеть. </text:p>
      <text:p text:style-name="P64">В общем случае k = k(r) . </text:p>
      <text:p text:style-name="P65">Рассмотрим такое уравнение. </text:p>
      <text:p text:style-name="P117"><text:span text:style-name="T74">m d</text:span><text:span text:style-name="T75">r</text:span><text:span text:style-name="T74">^2 r/dt^2 = -k</text:span><text:span text:style-name="T77">(r) </text:span><text:span text:style-name="T74">r </text:span></text:p>
      <text:p text:style-name="P117"><text:span text:style-name="T77"><text:s/>k = k0/ (1+|r|) <text:s/></text:span><text:span text:style-name="T39">//например, так. </text:span></text:p>
      <text:p text:style-name="P65">Тогда получим вот что... <text:s/>Тоже умножив на скорость. </text:p>
      <text:p text:style-name="P134">m dr/dt <text:s/>d^2r/dt^2 = - dr/dt k(r) r</text:p>
      <text:p text:style-name="P118"><text:span text:style-name="T77">m dr/dt <text:s/>d^2r/dt^2 = - dr/dt <text:s/></text:span><text:span text:style-name="T78">d/dr [int(</text:span><text:span text:style-name="T77">k(r</text:span><text:span text:style-name="T78">'</text:span><text:span text:style-name="T77">) r</text:span><text:span text:style-name="T78">' dr', 0..r )] </text:span></text:p>
      <text:p text:style-name="P118"><text:span text:style-name="T77">m dr/dt <text:s/>d^2r/dt^2 = - </text:span><text:span text:style-name="T78">d/</text:span><text:span text:style-name="T77">dt </text:span><text:span text:style-name="T78"><text:s/>[int(</text:span><text:span text:style-name="T77">k(r</text:span><text:span text:style-name="T78">'</text:span><text:span text:style-name="T77">) r</text:span><text:span text:style-name="T78">' dr', 0..r )] </text:span></text:p>
      <text:p text:style-name="P118"><text:span text:style-name="T78">Eк + Eп</text:span><text:span text:style-name="T77"> = </text:span><text:span text:style-name="T78">½ m (dr/dt)^2</text:span><text:span text:style-name="T77"> </text:span><text:span text:style-name="T78">+</text:span><text:span text:style-name="T77"> </text:span><text:span text:style-name="T78">[int(</text:span><text:span text:style-name="T77">k(r</text:span><text:span text:style-name="T78">'</text:span><text:span text:style-name="T77">) r</text:span><text:span text:style-name="T78">' dr', 0..r )] <text:s/>= const &gt; 0</text:span></text:p>
      <text:p text:style-name="P45"><text:span text:style-name="T78">Короче, движение консервативное получается. </text:span><text:span text:style-name="T79">Движение будет колебательным, но и продолжающееся сколько-угодно долго без затухания.</text:span></text:p>
      <text:p text:style-name="P67">Наиболее общее уравнение можно записать так для пружинного маятника: </text:p>
      <text:p text:style-name="P119"><text:span text:style-name="T77">m dr/dt <text:s/>d^2r/dt^2 <text:s/></text:span><text:span text:style-name="T80">= - k(r</text:span><text:span text:style-name="T81">,t</text:span><text:span text:style-name="T80">) r + F(r,t, dr/dt),, k &gt; 0</text:span></text:p>
      <text:p text:style-name="P135"/>
      <text:p text:style-name="P68">Есть другой подход. Когда сначала строим сложную можель, а потом выкидываем несущественные характеристики. Как-то вот так. </text:p>
      <text:p text:style-name="P68"/>
      <text:p text:style-name="P68"/>
      <text:h text:style-name="P234" text:outline-level="1">Динамика скопления амёб.</text:h>
      <text:p text:style-name="P164"><text:span text:style-name="T82">Амёба — простейшее одноклеточное живое существо. Перемещается за счёт изменения своей формы. </text:span><text:span text:style-name="T83">Размер 10^-3 см. </text:span></text:p>
      <text:p text:style-name="P165"><text:span text:style-name="T84">Питаются бактериями по большей части. Если пищи достуточно, то размножаются делением. </text:span><text:span text:style-name="T85">На 2 части. </text:span></text:p>
      <text:p text:style-name="P165"><text:span text:style-name="T85"><text:s/></text:span><text:span text:style-name="T86">Амёбы могут собираться в огромные скопления (до сотен тысяч штук), которые могут двигаться как единое целое, хотя индивидуальность </text:span><text:soft-page-break/><text:span text:style-name="T86">каждой амёбы сохраняется. </text:span><text:span text:style-name="T87">Замечено, что это макроскопическое движение происходит в направлении к более высокой концентрации некоторого химического вещества, вырабатываемого самими амёбами. </text:span></text:p>
      <text:p text:style-name="P172"/>
      <text:p text:style-name="P173">Предположения для моделирования. </text:p>
      <text:list xml:id="list13350437892" text:style-name="L1">
        <text:list-item>
          <text:p text:style-name="P236"><text:span text:style-name="T88">Расстояние между амёбами мало по сравнению с размерами их скоплений. </text:span><text:span text:style-name="T89">И их можно рассматривать как сплошную среду и вводить концентрацию N(x,y,z,t) —</text:span><text:span text:style-name="T90"> число в единице объёма. </text:span></text:p>
        </text:list-item>
        <text:list-item>
          <text:p text:style-name="P239">Процесс одномерный, то есть концентраия амёб и другие величины — функции координаты x и t. </text:p>
        </text:list-item>
        <text:list-item>
          <text:p text:style-name="P237"><text:span text:style-name="T91">Амёбы не рождаются и не умирают в процессе макроскопического движения. </text:span><text:span text:style-name="T92">То есть характерное время движения (несколько часов) мало по отношению к их характерному времени жизни. </text:span></text:p>
        </text:list-item>
        <text:list-item>
          <text:p text:style-name="P238"><text:span text:style-name="T93">Индивидуальное движение амёб при отсутстывии сти</text:span><text:span text:style-name="T94">м</text:span><text:span text:style-name="T93">улировании внешних явлений бемпорядочно, хаотично.</text:span></text:p>
        </text:list-item>
        <text:list-item>
          <text:p text:style-name="P240">Если в среде есть притягивающее химическое вещество, то к собственному неупорядоченному движению амёб добавляется их нпаправленное движение в область с большей плотностью этого вещества. </text:p>
        </text:list-item>
      </text:list>
      <text:p text:style-name="P174"/>
      <text:p text:style-name="P175">Построим модель. </text:p>
      <text:p text:style-name="P175">Составим уравнение баланса амёб в элементе среды dx за время dt.</text:p>
      <text:p text:style-name="P175">Получим общее число амёб в dx изменяется лишь из-за разности потока амёб на левой и правой границе элемента.</text:p>
      <text:p text:style-name="P166"><text:span text:style-name="T32">W(x,t)</text:span><text:span text:style-name="T95"> поток амёб. Число амёб, пересекающих единичную поверхность за единичное время. </text:span></text:p>
      <text:p text:style-name="P176">Получим </text:p>
      <text:p text:style-name="P136">[_N(x, t + dt) — _N(x,t) ]dx = [_W(x,t) - _W(x+ dx, t)]dt</text:p>
      <text:p text:style-name="P167"><text:span text:style-name="T33">_N <text:s/></text:span><text:span text:style-name="T40">и</text:span><text:span text:style-name="T33"> _W</text:span><text:span text:style-name="T96"> — некоторые средние значения на малых промежутках dx и dt.</text:span></text:p>
      <text:p text:style-name="P69">Устремляя dx и dt к нулю, приходим к</text:p>
      <text:p text:style-name="P120"><text:span text:style-name="T96">dN/dt = -dW/dx <text:s/></text:span><text:span text:style-name="T40">(частные производные)</text:span></text:p>
      <text:p text:style-name="P120"><text:span text:style-name="T96">W = Wc + Wd</text:span><text:span text:style-name="T40">, где</text:span></text:p>
      <text:p text:style-name="P69">Wc формируется за счёт хаотического движения, поэтому по аналогии с законом фурье его можно записать через градиент концентрации. </text:p>
      <text:p text:style-name="P120"><text:span text:style-name="T96">Wc = -n dN/dx, <text:s text:c="2"/>n&gt;0</text:span><text:span text:style-name="T40"> зависит от среды</text:span></text:p>
      <text:p text:style-name="P70">Поток направлен в сторону убывания концентрации.</text:p>
      <text:p text:style-name="P125"><text:span text:style-name="T40">Wd — за счёт направленного. </text:span><text:span text:style-name="T41">Величина Wd тем больше, чем больше градиент плотности притягивающего вещества. </text:span></text:p>
      <text:p text:style-name="P137">Wd = etta N d roe/dx <text:s/>, </text:p>
      <text:p text:style-name="P126"><text:span text:style-name="T42">etta &gt; 0, roe </text:span><text:span text:style-name="T44">концентрация вещества.</text:span><text:span text:style-name="T42">.</text:span></text:p>
      <text:p text:style-name="P66"/>
      <text:p text:style-name="P71"><text:soft-page-break/>Подставив, получим вот что...</text:p>
      <text:p text:style-name="P121"><text:span text:style-name="T98">dN/dt = - d/dx (</text:span><text:span text:style-name="T96">-n dN/dx </text:span><text:span text:style-name="T98">+ </text:span><text:span text:style-name="T97">etta N d roe/dx </text:span><text:span text:style-name="T98">)</text:span></text:p>
      <text:p text:style-name="P71">Есть 2 неизвестные функции N и roe, следовательно, недостаточно одного уравнения этого. </text:p>
      <text:p text:style-name="P72">Необъодимо получить уравнение баланса для величины roe. </text:p>
      <text:p text:style-name="P46"><text:span text:style-name="T99">Скорость выделения химического вещества пропорциональна концентрации амёб, а скорость распада вещества пропрциональна его </text:span><text:span text:style-name="T100">к</text:span><text:span text:style-name="T99">онцентрации. </text:span><text:span text:style-name="T100">Таким образом, в единицу времени в единичном объёме появляет</text:span><text:span text:style-name="T102">с</text:span><text:span text:style-name="T100">я и </text:span><text:span text:style-name="T103">и</text:span><text:span text:style-name="T100">счезает количество вещества </text:span></text:p>
      <text:p text:style-name="P122"><text:span text:style-name="T100">f = a N — b roe</text:span><text:span text:style-name="T101">. a,b &gt; 0</text:span></text:p>
      <text:p text:style-name="P47"><text:span text:style-name="T103">Изменение плотности вещества в элементарном объёме происходит так же в следствие разности его потоков на левой и правой границе элементов. <text:s/></text:span><text:span text:style-name="T104">Оно диффундирует в среде из мест с большей концентрацией в места с меньшей концентрацией. </text:span></text:p>
      <text:p text:style-name="P73">Согласно закону Фика такое движение создаёт поток </text:p>
      <text:p text:style-name="P138">W[roe] = -D d_roe / dx</text:p>
      <text:p text:style-name="P73">D &gt; 0 – коэффициент диффузии. </text:p>
      <text:p text:style-name="P74">Тогда: </text:p>
      <text:p text:style-name="P139">d_roe / dt = - dW[roe]/dx + f</text:p>
      <text:p text:style-name="P75">Подставляя всё, получим: </text:p>
      <text:p text:style-name="P123"><text:span text:style-name="T105">d_roe / dt = </text:span><text:span text:style-name="T106">D d^2_roe/ dx^2</text:span><text:span text:style-name="T105"> + <text:s/></text:span><text:span text:style-name="T100">a N — b roe</text:span></text:p>
      <text:p text:style-name="P76">Эти 2 уравнения вместе составят модель:</text:p>
      <text:p text:style-name="P76"/>
      <text:p text:style-name="P140"><text:span text:style-name="T43">dN/dt = - d/dx (</text:span><text:span text:style-name="T40">-n dN/dx </text:span><text:span text:style-name="T43">+</text:span><text:span text:style-name="T42">etta N d roe/dx </text:span><text:span text:style-name="T43">)</text:span></text:p>
      <text:p text:style-name="P140"><text:span text:style-name="T45">d_roe / dt = </text:span><text:span text:style-name="T47">D d^2_roe/ dx^2</text:span><text:span text:style-name="T45"> + <text:s/></text:span><text:span text:style-name="T46">a N — b roe</text:span></text:p>
      <text:p text:style-name="P76">Уравнения эти вместе со входными даными (значениями коэффициентов) служат моделью динамики скопления вмёб при сделанных предположениях.</text:p>
      <text:p text:style-name="P127"><text:span text:style-name="T48">Чтобы конкретные функции получить, надо начальные </text:span><text:span text:style-name="T49">и граничные </text:span><text:span text:style-name="T48">условия задать. <text:s text:c="2"/></text:span><text:span text:style-name="T49">(начальные по времени, граничные по координате) </text:span></text:p>
      <text:p text:style-name="P128"><text:span text:style-name="T50">Наиболее просто они выглядят, когда пространство принимается неограниченным. Тогда достаточно задать в момент t = 0 начальную концентрацию амёб <text:s/></text:span><text:span text:style-name="T107">N(x,0) = N0(x)</text:span><text:span text:style-name="T51"> и плотность вещества </text:span><text:span text:style-name="T107">roe(x,0) = roe0(x)</text:span><text:span text:style-name="T51"> </text:span></text:p>
      <text:p text:style-name="P48"><text:span text:style-name="T108">Полуится нелинейной система. Из-за члена <text:s/></text:span><text:span text:style-name="T10">etta N d roe/dx </text:span><text:span text:style-name="T109">внутри неё.</text:span></text:p>
      <text:p text:style-name="P93">Если амёбы не выделяют притягивающего вещества ( если roe = 0 всегда), тогда уравнение 1 будет таким:</text:p>
      <text:p text:style-name="P147">dN/dt = n d^2N/dt^2. </text:p>
      <text:p text:style-name="P93">Уравнение теплопроводности же! </text:p>
      <text:p text:style-name="P93"><text:soft-page-break/>Когда амёбы по каким-то причинам перестают выелять вещество, коэффициент «a» в уравнении <text:s/>2 становится нулевым, и тогда <text:s/>оно принимает вид </text:p>
      <text:p text:style-name="P141"><text:span text:style-name="T111">d_roe / dt = </text:span><text:span text:style-name="T112">D d^2_roe/ dx^2</text:span><text:span text:style-name="T111"> </text:span><text:span text:style-name="T113">— b roe</text:span></text:p>
      <text:p text:style-name="P93">Так это же уравнение диффузии с распадом! И сводится заменой переменных также к уравнению теплопроводности. </text:p>
      <text:p text:style-name="P93">________________________________</text:p>
      <text:p text:style-name="P94">Рассмотрим окрестности начальных условий. </text:p>
      <text:p text:style-name="P145"><text:span text:style-name="T54">Рассмотрим малые отклонения от постоянного во времени и пространстве решения N = N0, </text:span><text:span text:style-name="T55">roe</text:span><text:span text:style-name="T54"> = </text:span><text:span text:style-name="T55">roe</text:span><text:span text:style-name="T54">0.</text:span></text:p>
      <text:p text:style-name="P146"><text:span text:style-name="T56">Такое решение существует, если выполняется </text:span><text:span text:style-name="T110">a N0 = b roe0 </text:span></text:p>
      <text:p text:style-name="P95">То есть распад и выделение вещества совпадают.</text:p>
      <text:p text:style-name="P96">Уравнения станут такими: </text:p>
      <text:p text:style-name="P142"><text:span text:style-name="T114">d</text:span><text:span text:style-name="T117">~</text:span><text:span text:style-name="T114">N/dt = - d/dx (</text:span><text:span text:style-name="T115">-n d</text:span><text:span text:style-name="T117">~</text:span><text:span text:style-name="T115">N/dx </text:span><text:span text:style-name="T114">+ </text:span><text:span text:style-name="T116">etta N</text:span><text:span text:style-name="T117">0</text:span><text:span text:style-name="T116"> d_</text:span><text:span text:style-name="T117">~</text:span><text:span text:style-name="T116">roe/dx </text:span><text:span text:style-name="T114">)</text:span></text:p>
      <text:p text:style-name="P142"><text:span text:style-name="T111">d_</text:span><text:span text:style-name="T117">~</text:span><text:span text:style-name="T111">roe / dt = </text:span><text:span text:style-name="T112">D d^2_</text:span><text:span text:style-name="T117">~</text:span><text:span text:style-name="T112">roe/ dx^2</text:span><text:span text:style-name="T111"> + <text:s/></text:span><text:span text:style-name="T113">a </text:span><text:span text:style-name="T117">~</text:span><text:span text:style-name="T113">N — b </text:span><text:span text:style-name="T117">~</text:span><text:span text:style-name="T113">roe</text:span></text:p>
      <text:p text:style-name="P97">~N, ~roe – малые возмущения, значительно меньшие N0 и roe0</text:p>
      <text:p text:style-name="P98">Общее решение — сумма частных решений в случае неограниченного пространства. </text:p>
      <text:p text:style-name="P148">~N = C[1] sin kx <text:s/>exp (gamma t)</text:p>
      <text:p text:style-name="P148">~roe = C[2] sin kx <text:s/>exp (gamma t)</text:p>
      <text:p text:style-name="P148">k &gt; 0 волновое число.</text:p>
      <text:p text:style-name="P99">Для частных решений должны выполняться соотношения:</text:p>
      <text:p text:style-name="P78"><text:span text:style-name="T118">С[1] (gamma + n K ^2) = C[2] </text:span><text:span text:style-name="T123">etta</text:span><text:span text:style-name="T118"> N0 k^2</text:span></text:p>
      <text:p text:style-name="P100">C[2] (gama + b + D k^2) = C[1] a</text:p>
      <text:p text:style-name="P81"><text:span text:style-name="T118">связывающие длину полны грамоники 2 pi/k с gamma </text:span><text:span text:style-name="T119">– инкремент, характеризующий затухание или возрастание возмущения со временем. </text:span></text:p>
      <text:p text:style-name="P101">Решая систему, получим кврдратное уравнение относительно gamma.</text:p>
      <text:p text:style-name="P143"><text:span text:style-name="T120">Gamma^ 2 + p gam</text:span><text:span text:style-name="T120">ma + c = 0</text:span></text:p>
      <text:p text:style-name="P149">p = roe + k^2 (n + D)</text:p>
      <text:p text:style-name="P143"><text:span text:style-name="T120">c = n k^2 (b+ D roe) —</text:span><text:span text:style-name="T120"> n a N0 k^2</text:span></text:p>
      <text:p text:style-name="P82"><text:span text:style-name="T120">Оба корня отрицательны &lt;=&gt; когда </text:span><text:span text:style-name="T121">c</text:span><text:span text:style-name="T120"> &gt; 0. </text:span><text:span text:style-name="T122">То есть при выполнении неравенства</text:span></text:p>
      <text:p text:style-name="P144"><text:span text:style-name="T120">n k^2 (b+ D roe) </text:span><text:span text:style-name="T122">&gt;</text:span><text:span text:style-name="T120"> </text:span><text:span text:style-name="T123">etta</text:span><text:span text:style-name="T120"> a N0 k^2</text:span></text:p>
      <text:p text:style-name="P102">Тогда для любых k ампилитуда возмущений <text:s/>с любой длвиной волны уменьшается с течением времени, и постоянное решение устойчиво.</text:p>
      <text:p text:style-name="P103">Данное нераенство заведомо выполнено при <text:s/>n b &gt; etta a N0 </text:p>
      <text:p text:style-name="P83"><text:span text:style-name="T124">П</text:span><text:span text:style-name="T123">ри достаточно малых концентрациях амёб и плотностях притягивающего вещества. </text:span></text:p>
      <text:p text:style-name="P104">В противном случае возможна неустойчивость постоянного решения.</text:p>
      <text:p text:style-name="P104"><text:soft-page-break/></text:p>
      <text:p text:style-name="P105">Экология дальше пойдёт. </text:p>
      <text:p text:style-name="P105"/>
      <text:h text:style-name="P235" text:outline-level="1">Экология</text:h>
      <text:p text:style-name="P182">Это междисциплинарная область знаний. Что входит в неё? Представления почти всех наук о взваимодейтвиях живых организмов (в том числе, человека, с окружающей средой)</text:p>
      <text:p text:style-name="P182">Современная экология вместе с этим всем ещё включает накку и методы контроля за состоянием окружающей среды. </text:p>
      <text:list xml:id="list5318131521" text:style-name="L2">
        <text:list-item>
          <text:p text:style-name="P241">Мониторинг. </text:p>
        </text:list-item>
        <text:list-item>
          <text:p text:style-name="P241">Охрана окружающей среды.</text:p>
        </text:list-item>
        <text:list-item>
          <text:p text:style-name="P241">Учение о биогеоценозах и антропологических воздействиях на экосистемы</text:p>
        </text:list-item>
        <text:list-item>
          <text:p text:style-name="P241">эколого-экономические и эколоо-социальные аспекты.</text:p>
        </text:list-item>
      </text:list>
      <text:p text:style-name="P182"/>
      <text:p text:style-name="P183">Фундамент математической экологии — математическая теория динамики популяций, нам знакомая. Несколько характерных уравнений, хорошо описывающих реальные данные, в которой фундаментальные представления о всех параметраз систем и их взаимодейтсвии формализованы в виде математических структур. </text:p>
      <text:p text:style-name="P184">Эти системы изучаются не расчленяя на части, только целиком.</text:p>
      <text:p text:style-name="P184">Любая система такая состоит из нелинейных частей, которые можно упорядочить в иерархическую структуру. </text:p>
      <text:p text:style-name="P177"><text:span text:style-name="T125">По мере объединения в более крупные единицы, </text:span><text:span text:style-name="T126">у этих новых объединённых единиц появляются уникальные свойства, которых нет у её составляющих в отдельности. </text:span></text:p>
      <text:p text:style-name="P185">Такие свойства «эмерджентные», не просто сумма свойств компонентов. И вследствие невозможно изучить динамику сложных экосистем, путём их иерархического расчленения на подсистемы, и изолированного изучения этих подсистем, так как теряются свойства, определяемые целостностью самой системы. </text:p>
      <text:p text:style-name="P185"/>
      <text:h text:style-name="P312" text:outline-level="2">Классы задач и матаппарат.</text:h>
      <text:p text:style-name="P186">Применяется имитационное моделирование. </text:p>
      <text:p text:style-name="P187">3 класса: </text:p>
      <text:list xml:id="list14860334151" text:style-name="L3">
        <text:list-item>
          <text:p text:style-name="P244">Описательные модели. Регрессионные и другие эмпирические зависимости, не претендующие на раскрытие механизма и понимания всего-всего. </text:p>
        </text:list-item>
        <text:list-item>
          <text:p text:style-name="P242"><text:span text:style-name="T127">Качественные. Для выяснения динамического механизма ищучаемого процесса, способные воспроизвести наблюдаемые динамические эффекты в поведении систем. Такие, например, как </text:span><text:soft-page-break/><text:span text:style-name="T127">колебательный характер изменения биомассы, или образование неоднородной в пространстве структуры. </text:span><text:span text:style-name="T128">Обычно, не слишком громоздки, поддаются вычислениям, хотя бы численным.</text:span><text:span text:style-name="T129">Ну там решается диффура, и дальше численно строятся графики, к примеру. </text:span><text:span text:style-name="T130">Решается аналитически, вроде. </text:span></text:p>
        </text:list-item>
        <text:list-item>
          <text:p text:style-name="P243"><text:span text:style-name="T130">Когда систему целиком, имитационные модели кокретных систем, цчитывают всю имеющуюся инфу об объекте. <text:s/></text:span><text:span text:style-name="T131">Цель построения — детальное прогнозирование поведения сложных системили решение оптимизационной задачи их эксплуатации ..</text:span></text:p>
        </text:list-item>
      </text:list>
      <text:p text:style-name="P188"/>
      <text:h text:style-name="P313" text:outline-level="2">Имитационные модели.</text:h>
      <text:p text:style-name="P189">Раньше модель — уравнение по сути. А тут что-то вроде алгоритма. Это громоздкая огромная штуковина. </text:p>
      <text:p text:style-name="P190">Сроятся только на компах, мозгом уже никак. </text:p>
      <text:p text:style-name="P190">Включают предстваление о компонентах систем как о, собственно, математических объектах, формул, уравнений, матриц, лоигческих процедур, так и в видах графиков, таблиц, БД, и тд. </text:p>
      <text:p text:style-name="P178"><text:span text:style-name="T132">Такие многомерные модели помогают объединить разнородную информацию о системе, проигрывать различные сцеарии развития и вырабатывать там оптимальные стратегии управления, </text:span><text:span text:style-name="T133">что невозможно делать на реальной системе, в силу её уникальности и ограниченности времмени. Моделируем систему целиком. </text:span></text:p>
      <text:p text:style-name="P191"/>
      <text:p text:style-name="P192">Чем лучше изучена сложная экологическая система, тем более полно может юыть обонована экологическая модель.</text:p>
      <text:p text:style-name="P193">При условии тесной связи, наблюдений, экспериментов и математического моделирования, матмодель может служить необходимым промежуточным звеном между опытными данными и основанной на них теорией. </text:p>
      <text:p text:style-name="P179"><text:span text:style-name="T134">Для решения практических задач можно использовать модели всех трёх типов. </text:span><text:span text:style-name="T135">При этом особенно важны вопросы идентифицируемости и управляемости таких моделей. </text:span></text:p>
      <text:p text:style-name="P194"/>
      <text:h text:style-name="P314" text:outline-level="2">Предположения при моделировании. </text:h>
      <text:p text:style-name="P195">Обычно хотим получить прогноз (хороший) кинетики компонентов системы. То есть то, как будет меняться всё. </text:p>
      <text:p text:style-name="P196">Продуценты, консументы, редуценты есть у каждой системы. </text:p>
      <text:p text:style-name="P197">Делаются развичлные исходные представления, и предположения, которые Ляпунов установил такими:</text:p>
      <text:list xml:id="list4632024421" text:style-name="L4">
        <text:list-item>
          <text:p text:style-name="P248">Биологические характеристики компонентов неизменны, также, как и взаимоотношения между ними. <text:s/>Система считается однородной в пространстве. Изучается изменение во времени. Изучаются численность биомассы и компоненты системы.</text:p>
        </text:list-item>
        <text:list-item>
          <text:p text:style-name="P245"><text:soft-page-break/><text:span text:style-name="T136">При сохранении гипотезы однородности в пространстве, вводитсяпредположение <text:s/>о закономерном изменении системы отношений между компонентами. </text:span><text:span text:style-name="T137">Это либо закономерной изменение внешних условий (сезоны), либо заданному характеру эволюции форм, образующих систему. <text:s/></text:span><text:span text:style-name="T138">И при этом всё ещё изучается кинетика численности компонент. <text:s text:c="2"/>(различаются формы существования в разном возрасте) <text:tab/><text:line-break/><text:line-break/>Аппарат — диффуры и дифф-разностные уравнения с (1) постоянными и (2) переменными коэффициентами. </text:span></text:p>
        </text:list-item>
        <text:list-item>
          <text:p text:style-name="P246"><text:span text:style-name="T139">Объекты считаются разнородными по свойстваи и подвержены явлению отбора. Предполагается, что эволюция форм определяется условиями существования системы. </text:span><text:span text:style-name="T140">Изучается с одной стороны тогда кинетика численности компонентов, с другой, дрейф характеристик популяций. </text:span><text:span text:style-name="T141">Там используют аппарат теории вероятностей. <text:s/></text:span><text:span text:style-name="T142">Сюда относят многие задачи популяционной генетики. </text:span><text:span text:style-name="T143">Законы менделя </text:span><text:span text:style-name="T144">используются.</text:span></text:p>
        </text:list-item>
        <text:list-item>
          <text:p text:style-name="P247"><text:span text:style-name="T144">Отказ от территориальной однородности и учёт усреднённой концентрации от координат. </text:span><text:span text:style-name="T145">У некоторых численность меняется с глубиной водоёма. </text:span><text:span text:style-name="T146">Будут уже не просто производные, а частные. Это уже сложнее. Если решаем аналитически.</text:span></text:p>
        </text:list-item>
      </text:list>
      <text:p text:style-name="P198"/>
      <text:p text:style-name="P198">Часто разбивают на блоки пространственные. Кластеры ,о которых я подумал. Там можно рассматривать взаимодействия только между теми, которые рядом, т. к. дальние могт не взаимодействовать. Задачи пространственной ориентации представляют особый интерес.</text:p>
      <text:p text:style-name="P198">Раньше думали, что неоднородность связана с ландшафтно-климатическими параметрами. В последние годы осознаётся факт, что сама пространственная структурированность экологических систем может быть обусловлена не только исходной неоднородностью, но и <text:s/>спецификой локальных взаимодействий, составляющих экосистему популяций между собой и костными компонентами среды. </text:p>
      <text:p text:style-name="P199">Возникающие и поддерживающиеся таким образом структуры называются экологиески диссипативные структуры.</text:p>
      <text:p text:style-name="P180"><text:span text:style-name="T147">Биологические популяции и сообщества являются энергетически проточными, то есть далёкими от равновесия системами. Колебательные режимы в таких системах давно известны как в лабораторных исследованиях, так и <text:s/>из полевых наблюдений, неплохо исследованы теоретически. </text:span><text:span text:style-name="T148">Подвержены влиянию периодических и нерегулярных геофизических воздействий (создействие солнца, вращение земли и тд), </text:span><text:span text:style-name="T149">их биологически составляющие обладают эндогенными биологическими ритмами </text:span><text:span text:style-name="T150">(рождёнными внутри </text:span><text:span text:style-name="T151">эндо — внутри, генезис - рождение</text:span><text:span text:style-name="T150">). </text:span></text:p>
      <text:p text:style-name="P200">Между колебательными режимамаи пролемы связи в локальных точечных системах и пространственными временными структурами в экологических системах. Как и в физических-химических системах, <text:s/>решующую роль играет зарактер нелинейных взаимодействий, определяющий пути массо- и энергообмена тут.</text:p>
      <text:p text:style-name="P181"><text:soft-page-break/><text:span text:style-name="T152">Без Учёта пространственнй неоднородности невозможно оценить влиятние подвижности оосбей на регулацию численности популяций, </text:span><text:span text:style-name="T153">роль перемещений, синхронизации или затухания колебаний численности, </text:span><text:span text:style-name="T154">которые имели бы место в отсутствии пространственных перемещений как напрасленных, так и случайных (типа диффузии) </text:span></text:p>
      <text:p text:style-name="P201">Современный матаппарат, учитывающий пространственную неоднородность, позволяет выяснить эти вопросы, найти локальную динамику популяций с круномасштабными структурами и долговременной приспособленностью видов и видовых сообществ.</text:p>
      <text:p text:style-name="P202"/>
      <text:p text:style-name="P203">Посмотри anylogic.ru. Система для имитационного моделирования. Там видео можем посмотреть. Фирма X Jey Tech, вроде. </text:p>
      <text:p text:style-name="P203"/>
      <text:h text:style-name="P315" text:outline-level="2">Модели экологических сообществ.</text:h>
      <text:p text:style-name="P249">Природное сообщество обладает сложным строением, несколькими уровнями, между которыми существуют разнообразные трофические (питание, кто кем и с кем) и топические (все остальные) связи. </text:p>
      <text:p text:style-name="P249">Структура трофической пирамиды может быть различной. </text:p>
      <text:p text:style-name="P204"><text:span text:style-name="T155">При анализе биологических сообществ принято строить пищевые или трофические сети (графы), вершины которых соответствуют видам, а рёбра направлены от жертв</text:span><text:span text:style-name="T158">ы к потребителям-хищникам.</text:span></text:p>
      <text:p text:style-name="P205"><text:span text:style-name="T156">Обычно такие графы ориентированные. </text:span><text:span text:style-name="T157">(направление потока биомассы)</text:span></text:p>
      <text:p text:style-name="P206"><text:span text:style-name="T159">Если в структуре сообщества учитывать движение биогенных элементов и энергии, то в системе обнаруживаются петлеобратные связи. </text:span><text:span text:style-name="T160">Редуценты )разлагатели – бактерии, грибы, микробы) в процессе своей жззнедеятельности расщепляют сложные органические соединения на более простые минеральные вещества, необходимыве продуцентам.</text:span></text:p>
      <text:p text:style-name="P250">Образование органической биомассы просиходит в процессе фотосинтеза с использованием солнечного света из углекислого газа, воды и минеральных веществ.</text:p>
      <text:p text:style-name="P250"><draw:rect text:anchor-type="paragraph" draw:z-index="5" draw:style-name="gr1" draw:text-style-name="P317" svg:width="6.21cm" svg:height="1.13cm" svg:x="2.406cm" svg:y="0.145cm"><text:p text:style-name="P317">СВЕТ</text:p></draw:rect></text:p>
      <text:p text:style-name="P251"><draw:line text:anchor-type="paragraph" draw:z-index="18" draw:style-name="gr2" draw:text-style-name="P317" svg:x1="7.063cm" svg:y1="1.591cm" svg:x2="6.851cm" svg:y2="1.909cm"><text:p/></draw:line><draw:line text:anchor-type="paragraph" draw:z-index="17" draw:style-name="gr2" draw:text-style-name="P317" svg:x1="6.287cm" svg:y1="1.697cm" svg:x2="6.851cm" svg:y2="2.015cm"><text:p/></draw:line><draw:line text:anchor-type="paragraph" draw:z-index="16" draw:style-name="gr2" draw:text-style-name="P317" svg:x1="9.85cm" svg:y1="4.872cm" svg:x2="11.684cm" svg:y2="5.225cm"><text:p/></draw:line><draw:line text:anchor-type="paragraph" draw:z-index="15" draw:style-name="gr2" draw:text-style-name="P317" svg:x1="11.19cm" svg:y1="4.378cm" svg:x2="11.684cm" svg:y2="5.225cm"><text:p/></draw:line><draw:line text:anchor-type="paragraph" draw:z-index="14" draw:style-name="gr2" draw:text-style-name="P317" svg:x1="17.152cm" svg:y1="4.237cm" svg:x2="16.87cm" svg:y2="3.637cm"><text:p/></draw:line><draw:line text:anchor-type="paragraph" draw:z-index="13" draw:style-name="gr2" draw:text-style-name="P317" svg:x1="16.341cm" svg:y1="4.06cm" svg:x2="16.87cm" svg:y2="3.637cm"><text:p/></draw:line><draw:line text:anchor-type="paragraph" draw:z-index="12" draw:style-name="gr2" draw:text-style-name="P317" svg:x1="16.341cm" svg:y1="5.612cm" svg:x2="16.87cm" svg:y2="3.425cm"><text:p/></draw:line><draw:line text:anchor-type="paragraph" draw:z-index="11" draw:style-name="gr2" draw:text-style-name="P317" svg:x1="10.732cm" svg:y1="6.354cm" svg:x2="5.581cm" svg:y2="7.765cm"><text:p/></draw:line><draw:line text:anchor-type="paragraph" draw:z-index="10" draw:style-name="gr2" draw:text-style-name="P317" svg:x1="5.369cm" svg:y1="6.671cm" svg:x2="5.581cm" svg:y2="7.553cm"><text:p/></draw:line><draw:line text:anchor-type="paragraph" draw:z-index="9" draw:style-name="gr2" draw:text-style-name="P317" svg:x1="8.121cm" svg:y1="2.826cm" svg:x2="11.966cm" svg:y2="5.225cm"><text:p/></draw:line><draw:line text:anchor-type="paragraph" draw:z-index="8" draw:style-name="gr2" draw:text-style-name="P317" svg:x1="4.205cm" svg:y1="4.801cm" svg:x2="4.276cm" svg:y2="5.683cm"><text:p/></draw:line><draw:line text:anchor-type="paragraph" draw:z-index="7" draw:style-name="gr2" draw:text-style-name="P317" svg:x1="5.158cm" svg:y1="2.826cm" svg:x2="4.77cm" svg:y2="3.779cm"><text:p/></draw:line><draw:line text:anchor-type="paragraph" draw:z-index="6" draw:style-name="gr2" draw:text-style-name="P317" svg:x1="6.463cm" svg:y1="0.78cm" svg:x2="6.851cm" svg:y2="2.015cm"><text:p/></draw:line><draw:rect text:anchor-type="paragraph" draw:z-index="4" draw:style-name="gr1" draw:text-style-name="P317" svg:width="5.187cm" svg:height="1.341cm" svg:x="13.201cm" svg:y="1.873cm"><text:p text:style-name="P317">Минеральные вещества </text:p><text:p text:style-name="P317">(субстраты)</text:p></draw:rect><draw:rect text:anchor-type="paragraph" draw:z-index="3" draw:style-name="gr1" draw:text-style-name="P317" svg:width="6.315cm" svg:height="1.13cm" svg:x="9.779cm" svg:y="5.013cm"><text:p text:style-name="P317">Разлагатели</text:p></draw:rect><draw:rect text:anchor-type="paragraph" draw:z-index="2" draw:style-name="gr1" draw:text-style-name="P317" svg:width="6.28cm" svg:height="0.989cm" svg:x="0.677cm" svg:y="5.472cm"><text:p text:style-name="P317">Вторичные (хищники)</text:p></draw:rect><draw:rect text:anchor-type="paragraph" draw:z-index="1" draw:style-name="gr1" draw:text-style-name="P317" svg:width="5.469cm" svg:height="1.024cm" svg:x="0.677cm" svg:y="3.567cm"><text:p text:style-name="P317">Первичные консументы </text:p><text:p text:style-name="P317">(растения)</text:p></draw:rect><draw:rect text:anchor-type="paragraph" draw:z-index="0" draw:style-name="gr1" draw:text-style-name="P317" svg:width="4.34cm" svg:height="0.812cm" svg:x="4.205cm" svg:y="1.803cm"><text:p text:style-name="P317">Продуценты</text:p></draw:rect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07"><text:soft-page-break/><text:span text:style-name="T161">Полную структуру парных взаимодействий между n видами можно изобразить с помощью матрицы S размерности n x n. </text:span><text:span text:style-name="T162">Элемент S[i][i] – знак +, - или 0, и показывает влияние i-го вида на j-й.</text:span></text:p>
      <text:p text:style-name="P208"><text:span text:style-name="T163">Симметричные элементы указывают на тип парного взаимодействия между видами </text:span><text:span text:style-name="T164">(в методичке есть, да и очевидна)</text:span></text:p>
      <text:list xml:id="list1056849041" text:style-name="L5">
        <text:list-item>
          <text:p text:style-name="P253">++ <text:s/>симбиоз</text:p>
        </text:list-item>
        <text:list-item>
          <text:p text:style-name="P252"><text:span text:style-name="T164">+ - <text:s/>хищник-жертва, </text:span><text:span text:style-name="T165">паразит-хозяин</text:span></text:p>
        </text:list-item>
        <text:list-item>
          <text:p text:style-name="P252"><text:span text:style-name="T164">- - <text:s text:c="3"/></text:span><text:span text:style-name="T167">Конкуренция </text:span></text:p>
        </text:list-item>
        <text:list-item>
          <text:p text:style-name="P252"><text:span text:style-name="T164">+ 0 <text:s/></text:span><text:span text:style-name="T166">Комменсализм</text:span></text:p>
        </text:list-item>
        <text:list-item>
          <text:p text:style-name="P252"><text:span text:style-name="T164">- 0 <text:s/></text:span><text:span text:style-name="T167">Аменсализм</text:span></text:p>
        </text:list-item>
        <text:list-item>
          <text:p text:style-name="P252"><text:span text:style-name="T164">0 0</text:span><text:span text:style-name="T167"> Нейтрализм</text:span></text:p>
        </text:list-item>
      </text:list>
      <text:p text:style-name="P254"/>
      <text:p text:style-name="P255">Сейчас принято считать Вольтеровскими моделями сообществ биологических видов системы следующего вида: </text:p>
      <text:p text:style-name="P109"><text:span text:style-name="T168">dN[i] / dt = N[i]*(e[j] — sum[gamma</text:span><text:span text:style-name="T173">[i]</text:span><text:span text:style-name="T168">[j]*N[j] , </text:span><text:span text:style-name="T169">j= 1..</text:span><text:span text:style-name="T170">n</text:span><text:span text:style-name="T168">])</text:span></text:p>
      <text:p text:style-name="P209"><text:span text:style-name="T171">e[i] – Скорость естественного прироста или смертности вида </text:span><text:span text:style-name="T172">в отсутствии всех остальных видов</text:span></text:p>
      <text:p text:style-name="P256">N — численность вида</text:p>
      <text:p text:style-name="P210"><text:span text:style-name="T174">gamma[i][j] – отражают характер и интенсивность отношений (как та матрица, только не + - 1, а просто число </text:span><text:span text:style-name="T175">влияния j-го вида на i-й</text:span></text:p>
      <text:p text:style-name="P257">Этам матрица Г = ||gamma[i][j] || – матрица сообщества.</text:p>
      <text:p text:style-name="P258">S = - sign Г</text:p>
      <text:p text:style-name="P258"/>
      <text:p text:style-name="P211"><text:span text:style-name="T176">Гипотеза Вольтерра, на основании которой построена этасистема предполагает локальный принцип описания взаимодействия видов </text:span><text:span text:style-name="T177">– принцип встреч, </text:span><text:span text:style-name="T178">ведущий поисхождение из статистической физики.</text:span></text:p>
      <text:p text:style-name="P259">Всё общество целиком из встреч отдельных особей.</text:p>
      <text:p text:style-name="P260">Это уравнение может быть получено и из чисто экологических предпосылок, предполагая замкнутость по веществу. </text:p>
      <text:p text:style-name="P212"><text:span text:style-name="T179">Рассмотрим сообщество, струтктура которого изображена там вот на рисунке вверх</text:span><text:span text:style-name="T180">у.</text:span></text:p>
      <text:p text:style-name="P213"><text:span text:style-name="T180">Компоненты азобьём на 3 группы: продуценты с биомассами (концентрациями) x[i] <text:s/></text:span><text:span text:style-name="T181">(i = 1..m)</text:span><text:span text:style-name="T180">,</text:span><text:span text:style-name="T181"> консументы с биомассами y[i] (i = 1..n ) , </text:span><text:span text:style-name="T182">субстраты с биомассами </text:span><text:span text:style-name="T186">c</text:span><text:span text:style-name="T182">[k], (k = 1..p).</text:span></text:p>
      <text:p text:style-name="P214"><text:span text:style-name="T183">Составим уравнение , отражающее баланс масс каждого из этих </text:span><text:span text:style-name="T184">компонентов.</text:span></text:p>
      <text:p text:style-name="P261"/>
      <text:p text:style-name="P215"><text:span text:style-name="T185">dx[i]/dt = (F[x] (i) — D[x] (i) ) x[i] — sum[V[i][j] y[</text:span><text:span text:style-name="T187">j</text:span><text:span text:style-name="T185">], j = 1..n] <text:s/>+ R[x], <text:s/>i = 1..m</text:span></text:p>
      <text:p text:style-name="P216"><text:span text:style-name="T185">d</text:span><text:span text:style-name="T186">y</text:span><text:span text:style-name="T185">[</text:span><text:span text:style-name="T186">j</text:span><text:span text:style-name="T185">]/dt = (F[</text:span><text:span text:style-name="T186">y</text:span><text:span text:style-name="T185">] (</text:span><text:span text:style-name="T186">j</text:span><text:span text:style-name="T185">) — D[</text:span><text:span text:style-name="T186">y</text:span><text:span text:style-name="T185">] (</text:span><text:span text:style-name="T186">j</text:span><text:span text:style-name="T185">) ) </text:span><text:span text:style-name="T186">y</text:span><text:span text:style-name="T185">[</text:span><text:span text:style-name="T186">j</text:span><text:span text:style-name="T185">] — sum[</text:span><text:span text:style-name="T186">u</text:span><text:span text:style-name="T185">[i][</text:span><text:span text:style-name="T186">r</text:span><text:span text:style-name="T185">] y[</text:span><text:span text:style-name="T186">r</text:span><text:span text:style-name="T185">], j = 1..</text:span><text:span text:style-name="T186">n</text:span><text:span text:style-name="T185">] <text:s/>+ </text:span><text:span text:style-name="T187">R</text:span><text:span text:style-name="T185">[</text:span><text:span text:style-name="T186">y</text:span><text:span text:style-name="T185">], <text:s/></text:span><text:span text:style-name="T187">j</text:span><text:span text:style-name="T185"> = 1..</text:span><text:span text:style-name="T187">n</text:span></text:p>
      <text:p text:style-name="P216"><text:span text:style-name="T185">d</text:span><text:span text:style-name="T186">c</text:span><text:span text:style-name="T185">[</text:span><text:span text:style-name="T186">k</text:span><text:span text:style-name="T185">]/dt = sum[</text:span><text:span text:style-name="T186">U</text:span><text:span text:style-name="T185">[</text:span><text:span text:style-name="T186">k</text:span><text:span text:style-name="T185">][</text:span><text:span text:style-name="T186">j</text:span><text:span text:style-name="T185">] y[</text:span><text:span text:style-name="T186">j</text:span><text:span text:style-name="T185">], j = 1..</text:span><text:span text:style-name="T186">n</text:span><text:span text:style-name="T185">] —</text:span><text:span text:style-name="T187"> sum[W[k][i] x[i], i = 1..m]</text:span><text:span text:style-name="T185">+ </text:span><text:span text:style-name="T187">R</text:span><text:span text:style-name="T185">[</text:span><text:span text:style-name="T187">c</text:span><text:span text:style-name="T185">], </text:span></text:p>
      <text:p text:style-name="P262"><text:soft-page-break/>F[] (i) и D – функции рождаемости <text:s/>и смертности продуцентов и консументов.</text:p>
      <text:p text:style-name="P262">V – функция выедания, скорость потребления биомассы i-го вида j-м.</text:p>
      <text:p text:style-name="P263">u — функция выедания j-Го вида r-тым</text:p>
      <text:p text:style-name="P263">U — интенсивность производа k-го субстрата j-м консументом</text:p>
      <text:p text:style-name="P217"><text:span text:style-name="T187">W – интенсивность потребления k-го субстрата j-м продуцент</text:span><text:span text:style-name="T188">ом.</text:span></text:p>
      <text:p text:style-name="P264"/>
      <text:p text:style-name="P218"><text:span text:style-name="T189">R[x] = R[y] = R[c] – </text:span><text:span text:style-name="T190">сумма входных и выходных потоков соответствующих компонент.</text:span></text:p>
      <text:p text:style-name="P265">В общем случае зависят от пааметров внешней среды.</text:p>
      <text:p text:style-name="P266">При преобразовании переменных система 2 может быть записана в виде, сходном с уравнением Вольтерра,указанном выше. </text:p>
      <text:p text:style-name="P266"/>
      <text:p text:style-name="P267">Особенно успешно это всё при моделировании замкнутых по веществу систем. Озёра, к примеру. </text:p>
      <text:p text:style-name="P267"/>
      <text:h text:style-name="P316" text:outline-level="2">Принципы лимитирования в экологии.</text:h>
      <text:p text:style-name="P262"/>
      <text:p text:style-name="P256"/>
      <text:p text:style-name="P219"><text:span text:style-name="T191">Нужно научиться выделять гравные факторы, взаимодействие которых качественно определяет судьбу системы. </text:span><text:span text:style-name="T192">Многие модели, включающие описание роста популяции или сообществ основываются либо на принципе лимитирующих факторов, либо на законе совокупного действия факторов.</text:span></text:p>
      <text:p text:style-name="P268">Были сформулированы для популяции одного вида, но легко расширяются до n видов. </text:p>
      <text:p text:style-name="P268"/>
      <text:p text:style-name="P269">По принципу лимитирующих факторов что там будет? </text:p>
      <text:p text:style-name="P220"><text:span text:style-name="T193">Концепцию придумал немецкий агрохимик Либих. </text:span><text:span text:style-name="T194">Предложил закон минимума: </text:span><text:span text:style-name="T195">Каждое поле содержит одно или несколько питательных веществ в минимуме и одно или несколько других в максимуме. </text:span><text:span text:style-name="T196">Урожай находится в соответствии с этим минимумом питательных веществ.</text:span></text:p>
      <text:p text:style-name="P270"/>
      <text:p text:style-name="P271">Затем фактор, находящийся в минимуме, стали называть лимитирующим. </text:p>
      <text:p text:style-name="P272">При изменении соотношений факторов, лимитирующий фактор может изменяться.</text:p>
      <text:p text:style-name="P272"/>
      <text:p text:style-name="P273">Математическая теория описания систем с лимитирующими факторами разработана Политаевым и его школой.</text:p>
      <text:p text:style-name="P274"><text:soft-page-break/>Разработан класс дискретно-непрерывных моделей, описываемых системами дифференциальных уравнений, структура которых меняется в определённые моменты времени, а последняя в свою очередь зависит от значения решений самих уравнений. </text:p>
      <text:p text:style-name="P275">Политаевым эти системы названы системами с лимитирующим фактором, или L-системы.</text:p>
      <text:p text:style-name="P276">Самым простым примером служит химическая реакция соединения несокльких веществ в одно, происходящая практически мгновенно.</text:p>
      <text:p text:style-name="P276">Скорость этой реакции определяется самой медленной в данный момент времени из скоростей притока входящих в эту реакцию веществ. </text:p>
      <text:p text:style-name="P276"/>
      <text:p text:style-name="P221"><text:span text:style-name="T197">Перейдём к растениям. Рассмотрим простую модель роста растений. </text:span><text:span text:style-name="T198">Основные процессы превращения вещества и энергии в растениях – это процесс возрастания биомассы (роста), идущий за счёт фотосинтеза и поглащения вещества\веществ из почвы и атмосферы, и процесс основного обмена (дыхания), </text:span><text:span text:style-name="T199">доставляющий свободную энергию для жизнедеятельности биомассы за счёт частичного расходования вещества, находящегося в самой биомассе.</text:span></text:p>
      <text:p text:style-name="P277"><draw:line text:anchor-type="paragraph" draw:z-index="27" draw:style-name="gr2" draw:text-style-name="P317" svg:x1="7.539cm" svg:y1="11.049cm" svg:x2="7.504cm" svg:y2="11.155cm"><text:p/></draw:line><draw:path text:anchor-type="paragraph" draw:z-index="26" draw:style-name="gr2" draw:text-style-name="P317" svg:width="2.426cm" svg:height="0.571cm" draw:transform="rotate (-0.982794901798007) translate (11.7485150236052cm 3.13904555956322cm)" svg:viewBox="0 0 2427 572" svg:d="m0 14c421-44 852 17 1252 156l353 108 499 206 323 88"><text:p/></draw:path><draw:path text:anchor-type="paragraph" draw:z-index="25" draw:style-name="gr2" draw:text-style-name="P317" svg:width="1.214cm" svg:height="0.725cm" draw:transform="rotate (-2.03453030904979) translate (11.504149140857cm 4.14171410730387cm)" svg:viewBox="0 0 1215 726" svg:d="m0 726c467 11 853-330 1120-679l95-47"><text:p/></draw:path><draw:path text:anchor-type="paragraph" draw:z-index="24" draw:style-name="gr2" draw:text-style-name="P317" svg:width="2.357cm" svg:height="1.868cm" draw:transform="rotate (-2.78275295937976) translate (4.27838804486395cm 5.17626053586728cm)" svg:viewBox="0 0 2358 1869" svg:d="m0 1866c648 51 1137-499 1627-821l338-401 310-524 83-120"><text:p/></draw:path><draw:path text:anchor-type="paragraph" draw:z-index="23" draw:style-name="gr2" draw:text-style-name="P317" svg:width="11.994cm" svg:height="6.751cm" draw:transform="rotate (-0.785398163397448) translate (9.38503182501671cm -2.82719770385169cm)" svg:viewBox="0 0 11995 6752" svg:d="m7534 6752c794-14 1607-59 2344-399 432-200 809-499 1148-848 413-425 664-943 873-1472 426-1076-667-1655-1297-2245-640-600-1537-811-2345-1098-851-302-1727-537-2619-673-615-94-1168 219-1622 574-392 306-755 666-997 1097-250 445-644 821-774 1322-121 468-378 885-499 1347-106 408-373 740-523 1123-150 379-90 1018-499 1097-432 85-99-1286-524-1172s-177 1539 798 1048c358-181 716-345 1073-524l25 25"><text:p/></draw:path><draw:path text:anchor-type="paragraph" draw:z-index="22" draw:style-name="gr2" draw:text-style-name="P317" svg:width="4.436cm" svg:height="1.596cm" draw:transform="rotate (-0.197396738400559) translate (5.52802777777777cm 3.1115cm)" svg:viewBox="0 0 4437 1597" svg:d="m0 0c500 46 996 134 1487 242 600 133 1263 133 1785 471 104 67 943 991 630 90-103-296 1154 1497 132 477l-353-325-249-166"><text:p/></draw:path><draw:rect text:anchor-type="paragraph" draw:z-index="21" draw:style-name="gr1" draw:text-style-name="P317" svg:width="5.257cm" svg:height="1.588cm" svg:x="7.715cm" svg:y="5.087cm"><text:p text:style-name="P317">P1</text:p></draw:rect><draw:rect text:anchor-type="paragraph" draw:z-index="20" draw:style-name="gr1" draw:text-style-name="P317" svg:width="3.634cm" svg:height="1.765cm" svg:x="0.624cm" svg:y="5.546cm"><text:p text:style-name="P317">P2 (процесс)</text:p></draw:rect><draw:ellipse text:anchor-type="paragraph" draw:z-index="19" draw:style-name="gr1" draw:text-style-name="P317" svg:width="1.694cm" svg:height="1.588cm" svg:x="3.588cm" svg:y="1.877cm"><text:p text:style-name="P317">Х</text:p></draw:ellipse></text:p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278">X — запас вещества, биомассы</text:p>
      <text:p text:style-name="P278">p — процессы</text:p>
      <text:p text:style-name="P278">стрелки — направления движения веществ.</text:p>
      <text:p text:style-name="P278">P1 – потребляет извне свет E, некоторое вещество F, даёт прирост биомассы X на beta[1] </text:p>
      <text:p text:style-name="P278">p2 — процесс дыхания потреляет часть биомассы ( - aplpha2), поставляя свободную энергию для жизнедеятельности оставшейся части</text:p>
      <text:p text:style-name="P278"><text:soft-page-break/><text:s/>И выделяет продукты, которые не учитываются в этой модели.</text:p>
      <text:p text:style-name="P279">Тогда рост биомассы можно описать так: </text:p>
      <text:p text:style-name="P280">dx/dt = beta[1] * p[1] — alpha[2]*p[2]</text:p>
      <text:p text:style-name="P279">P1 <text:s/>и p2 – интенсивности роста и дыхания.</text:p>
      <text:p text:style-name="P300"/>
      <text:p text:style-name="P222"><text:span text:style-name="T200">Величина интенсивности процессов p[i] в момент времени t определяется в L-системе лимитирующей из всех входных компонент. </text:span><text:span text:style-name="T201">Той, которая обеспечивает наименьшую интенсивность </text:span><text:span text:style-name="T202">p[i]. </text:span><text:span text:style-name="T203">Все остальные компоненты оказываются в избытке и потребляются лишь частично.</text:span></text:p>
      <text:p text:style-name="P301">Так как со временем состояние системы меняется, некоторая компонента, лимитирующая процесс раньше, может перестать ею быть.</text:p>
      <text:p text:style-name="P302">P[1] = min {x, E, F}</text:p>
      <text:p text:style-name="P223"><text:span text:style-name="T204">Величина потока компонента x на вход процесса j зависит от количества в системе этой компоненты x. <text:s/></text:span><text:span text:style-name="T205">А для поступающих извне компонентов </text:span><text:span text:style-name="T206">(</text:span><text:span text:style-name="T205">E и F </text:span><text:span text:style-name="T206">в нашем случае)</text:span><text:span text:style-name="T205"> от состояние среды.</text:span></text:p>
      <text:p text:style-name="P224"><text:span text:style-name="T207">Поток внешней компоненты пропорционально наличию этой компоненты в среде и постоянным. </text:span><text:span text:style-name="T208">А со светом сложнее, так как площадь растения растёт со временем, и больше света поступает.</text:span></text:p>
      <text:p text:style-name="P303">То есть F = интенсивность света * площадь поглащающей поверхности света</text:p>
      <text:p text:style-name="P303"/>
      <text:p text:style-name="P225"><text:span text:style-name="T208">F = I * S </text:span><text:span text:style-name="T210">~ </text:span><text:span text:style-name="T209"><text:s/>I K(x) * x^(2/3)</text:span></text:p>
      <text:p text:style-name="P226"><text:span text:style-name="T211">k(x) – отра</text:span><text:span text:style-name="T212">ж</text:span><text:span text:style-name="T211">ает форму растения .</text:span></text:p>
      <text:p text:style-name="P304"/>
      <text:p text:style-name="P305">В зависимости от соотношения величины и параметров системы beta[1]. Alpha[1], I и тд, величина p[1] может быть равна наименьшему из трёз начений, тогда решение распадается на 3 области, в кадой из которой рост лимитируется одним из факторов. </text:p>
      <text:p text:style-name="P306"/>
      <text:p text:style-name="P227"><text:span text:style-name="T213">Особенно широкое применение нашёл он для описания микробных сообществ, где типы взаимодействия видов огут быть описаны сравнительно просто при помощи ОДУ </text:span><text:span text:style-name="T214">в различных областях лимитирования. </text:span></text:p>
      <text:p text:style-name="P307"/>
      <text:p text:style-name="P228"><text:span text:style-name="T215">Концепция лимитирующих факторов оказалась весьма полезна в инженерной </text:span><text:span text:style-name="T217">э</text:span><text:span text:style-name="T215">кологии (biomanipulation). </text:span><text:span text:style-name="T216">То есть пытаемся управлять биогеоценозов, и для этого нужно найти лимитирующие факторы. </text:span></text:p>
      <text:p text:style-name="P304"/>
      <text:p text:style-name="P279"/>
      <text:p text:style-name="P279"/>
      <text:p text:style-name="P279"/>
      <text:p text:style-name="Text_20_body"><text:soft-page-break/><text:span text:style-name="T218">В каких моделях чаще всего применяется? В моделях водных экосистем замкнутых.</text:span></text:p>
      <text:p text:style-name="P281"><text:span text:style-name="T218">В модулях продукционного роста. Когда продукцию выращивают в с/х. </text:span><text:span text:style-name="T219">Оптимальная стратегия проведения с/х мероприятий.</text:span></text:p>
      <text:p text:style-name="P282"><text:span text:style-name="T220">Наибольший результат в тепличном хозяйстве. Там можем контролировать всё. Ну и там отимальный рецепт может быть задан на все параметры полностью. </text:span><text:span text:style-name="T221">В нетепличных подстраиваем модель под природу. </text:span></text:p>
      <text:p text:style-name="P282"><text:span text:style-name="T220">Выделяют биотический и абиотических иерархические блоки (живой <text:s/>и неживой).В биотических блоки роста, развития посева, развития почвы, насекомых, болезней, сорняков и тд. <text:s/></text:span><text:span text:style-name="T221">Абиотические блоки – в основном ресурсы описывют.</text:span></text:p>
      <text:p text:style-name="P283"><text:span text:style-name="T222">Блочная структура позволяет изучать одни блоки, не меняя других. </text:span><text:span text:style-name="T223">Число параметров внутри блоков существеннно больше числа параметров, которыми блоки соединены между собой, как правило.</text:span><text:span text:style-name="T224"> <text:s/>Можем по параметрам оценить всё. </text:span><text:span text:style-name="T225">Например,</text:span><text:span text:style-name="T224"> биомассу.</text:span></text:p>
      <text:p text:style-name="P284"><text:span text:style-name="T226">Дальше были рассмотрены несколько моделей.</text:span></text:p>
      <text:p text:style-name="P284"><text:span text:style-name="T226"/></text:p>
      <text:p text:style-name="P285"><text:span text:style-name="T227">Бывают модели лесных сообществ. Это гораздо более сложная система, чем агросистема.</text:span><text:span text:style-name="T228">Тут учитывается много растений, а не одно, как там. </text:span><text:span text:style-name="T229">Используется ярусная система леса. Есть несколько стадий в цикле возобновления леса. </text:span></text:p>
      <text:p text:style-name="P286"><text:span text:style-name="T229">1) стадия прогалин, окна. Из-за гибели дерева или группы. </text:span><text:span text:style-name="T230">(gap)</text:span></text:p>
      <text:p text:style-name="P287"><text:span text:style-name="T230">2) Стадия прироста, когда мног молодых</text:span></text:p>
      <text:p text:style-name="P288"><text:span text:style-name="T231">3) </text:span><text:span text:style-name="T232">Стадия зрелости. Когда оны выросли.</text:span></text:p>
      <text:p text:style-name="P289"><text:span text:style-name="T233">Чаще всего рассматриваются модели небольших гэпов.</text:span></text:p>
      <text:p text:style-name="P290"><text:span text:style-name="T234">Есть ярусно-мозаичная концепция. В ней взаимодействие описывается внутри субпопуляции. <text:s/>Дальше рассматривают лесную экосистему как метопопуляцию из большого числа гэпов как метапопуляцию.Описываем интенсивность гибели гэпов как целостных образований. Вероятность гибели и продолжительность жизни зависят от начальной численности и другах хатактеристик начальных. </text:span></text:p>
      <text:p text:style-name="P291"><text:span text:style-name="T235">Если начальное распределение было однородным (вырубка, например), тогжа образование мелкоячеистой структуры только через несколько поколений. Тогда если внешние условия жёсткие, динамику лесной роастительности <text:s/></text:span><text:span text:style-name="T236">моделируют в более крупных масштабах.</text:span></text:p>
      <text:p text:style-name="P291"><text:span text:style-name="T236"/></text:p>
      <text:p text:style-name="P292"><text:span text:style-name="T237">Ещё одна модель. Оценка загрязнения атмосферы и <text:s/>поверхности земли.</text:span></text:p>
      <text:p text:style-name="P293"><text:span text:style-name="T238">В воздухе за счёт явления переноса в вождухе, диффузии и ветра.</text:span></text:p>
      <text:p text:style-name="P294"><text:span text:style-name="T239">Некоторые проникают как пыль везде, некоторые типа оксида серы могут давать в смеси с водой кислоту. И тд. </text:span></text:p>
      <text:p text:style-name="P295"><text:span text:style-name="T240">За период года флуктуации направления ветра имеют влияние. Многократно меняют направление и скорость.</text:span><text:span text:style-name="T241">Это роза ветров, так они описываются.</text:span></text:p>
      <text:p text:style-name="P296"><text:soft-page-break/><text:span text:style-name="T242">Когда строят объекты всякие, должны учитывать розу ветров. Чтобы не дуло на город. <text:s/></text:span><text:span text:style-name="T243">Также надо учитывать уже существующие загрязнения от дугих предприятий.</text:span></text:p>
      <text:p text:style-name="P297"><text:span text:style-name="T243"/></text:p>
      <text:p text:style-name="P298"><text:span text:style-name="T244">Есть ещё глобальные модели. Для всего земного шара в целом.</text:span></text:p>
      <text:p text:style-name="P299"><text:span text:style-name="T245">Здесь в основном прогноза на развитие, изменение экологической обстанов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552</meta:editing-cycles>
    <meta:creation-date>2012-10-08T07:35:00</meta:creation-date>
    <dc:date>2013-05-08T11:19:24</dc:date>
    <meta:editing-duration>PT17H33M52S</meta:editing-duration>
    <meta:generator>LibreOffice/3.6$Linux_X86_64 LibreOffice_project/360m1$Build-2</meta:generator>
    <meta:document-statistic meta:table-count="0" meta:image-count="0" meta:object-count="0" meta:page-count="22" meta:paragraph-count="423" meta:word-count="5429" meta:character-count="36788" meta:non-whitespace-character-count="314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